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58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買權" table:style-name="ta1">
        <table:shapes>
          <draw:frame draw:z-index="0" draw:style-name="gr1" draw:text-style-name="P1" svg:width="15.999cm" svg:height="8.999cm" svg:x="17.609cm" svg:y="2.023cm">
            <draw:object draw:notify-on-update-of-ranges="買權.A2:買權.A50 買權.I1:買權.I1 買權.I2:買權.I50 買權.M1:買權.M1 買權.M2:買權.M50 買權.O1:買權.O1 買權.O2:買權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交易口數_自營商</text:p>
          </table:table-cell>
          <table:table-cell table:style-name="pd1" office:value-type="string" ns42:value-type="string">
            <text:p>交易契約金額_自營商</text:p>
          </table:table-cell>
          <table:table-cell table:style-name="pd1" office:value-type="string" ns42:value-type="string">
            <text:p>交易口數_投信</text:p>
          </table:table-cell>
          <table:table-cell table:style-name="pd1" office:value-type="string" ns42:value-type="string">
            <text:p>交易契約金額_投信</text:p>
          </table:table-cell>
          <table:table-cell table:style-name="pd1" office:value-type="string" ns42:value-type="string">
            <text:p>交易口數_外資</text:p>
          </table:table-cell>
          <table:table-cell table:style-name="pd1" office:value-type="string" ns42:value-type="string">
            <text:p>交易契約金額_外資</text:p>
          </table:table-cell>
          <table:table-cell table:style-name="pd1" office:value-type="string" ns42:value-type="string">
            <text:p>未平倉口數_自營商</text:p>
          </table:table-cell>
          <table:table-cell table:style-name="pd1" office:value-type="string" ns42:value-type="string">
            <text:p>未平倉金額_自營商</text:p>
          </table:table-cell>
          <table:table-cell table:style-name="pd1" office:value-type="string" ns42:value-type="string">
            <text:p>未平倉口數_投信</text:p>
          </table:table-cell>
          <table:table-cell table:style-name="pd1" office:value-type="string" ns42:value-type="string">
            <text:p>未平倉金額_投信</text:p>
          </table:table-cell>
          <table:table-cell table:style-name="pd1" office:value-type="string" ns42:value-type="string">
            <text:p>未平倉口數_外資</text:p>
          </table:table-cell>
          <table:table-cell table:style-name="pd1" office:value-type="string" ns42:value-type="string">
            <text:p>未平倉金額_外資</text:p>
          </table:table-cell>
          <table:table-cell table:style-name="pd1" office:value-type="string" ns42:value-type="string">
            <text:p>交易契約金額_散戶</text:p>
          </table:table-cell>
          <table:table-cell table:style-name="pd1" office:value-type="string" ns42:value-type="string">
            <text:p>未平倉金額_散戶</text:p>
          </table:table-cell>
          <table:table-cell/>
          <table:table-cell table:style-name="pd1"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4549" ns42:value-type="float">
            <text:p>-4549</text:p>
          </table:table-cell>
          <table:table-cell office:value-type="float" office:value="25020" ns42:value-type="float">
            <text:p>250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87" ns42:value-type="float">
            <text:p>-587</text:p>
          </table:table-cell>
          <table:table-cell office:value-type="float" office:value="-11040" ns42:value-type="float">
            <text:p>-11040</text:p>
          </table:table-cell>
          <table:table-cell office:value-type="float" office:value="2883" ns42:value-type="float">
            <text:p>2883</text:p>
          </table:table-cell>
          <table:table-cell office:value-type="float" office:value="224015" ns42:value-type="float">
            <text:p>224015</text:p>
          </table:table-cell>
          <table:table-cell office:value-type="float" office:value="-40" ns42:value-type="float">
            <text:p>-40</text:p>
          </table:table-cell>
          <table:table-cell office:value-type="float" office:value="-788" ns42:value-type="float">
            <text:p>-788</text:p>
          </table:table-cell>
          <table:table-cell office:value-type="float" office:value="3664" ns42:value-type="float">
            <text:p>3664</text:p>
          </table:table-cell>
          <table:table-cell office:value-type="float" office:value="60007" ns42:value-type="float">
            <text:p>60007</text:p>
          </table:table-cell>
          <table:table-cell office:value-type="float" office:value="-13980" ns42:value-type="float">
            <text:p>-13980</text:p>
          </table:table-cell>
          <table:table-cell office:value-type="float" office:value="-283234" ns42:value-type="float">
            <text:p>-28323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2934" ns42:value-type="float">
            <text:p>2934</text:p>
          </table:table-cell>
          <table:table-cell office:value-type="float" office:value="3133" ns42:value-type="float">
            <text:p>31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87" ns42:value-type="float">
            <text:p>587</text:p>
          </table:table-cell>
          <table:table-cell office:value-type="float" office:value="4064" ns42:value-type="float">
            <text:p>4064</text:p>
          </table:table-cell>
          <table:table-cell office:value-type="float" office:value="5817" ns42:value-type="float">
            <text:p>5817</text:p>
          </table:table-cell>
          <table:table-cell office:value-type="float" office:value="223164" ns42:value-type="float">
            <text:p>223164</text:p>
          </table:table-cell>
          <table:table-cell office:value-type="float" office:value="-40" ns42:value-type="float">
            <text:p>-40</text:p>
          </table:table-cell>
          <table:table-cell office:value-type="float" office:value="-1070" ns42:value-type="float">
            <text:p>-1070</text:p>
          </table:table-cell>
          <table:table-cell office:value-type="float" office:value="4251" ns42:value-type="float">
            <text:p>4251</text:p>
          </table:table-cell>
          <table:table-cell office:value-type="float" office:value="74544" ns42:value-type="float">
            <text:p>74544</text:p>
          </table:table-cell>
          <table:table-cell office:value-type="float" office:value="-7197" ns42:value-type="float">
            <text:p>-7197</text:p>
          </table:table-cell>
          <table:table-cell office:value-type="float" office:value="-296638" ns42:value-type="float">
            <text:p>-29663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6083" ns42:value-type="float">
            <text:p>-6083</text:p>
          </table:table-cell>
          <table:table-cell office:value-type="float" office:value="-26094" ns42:value-type="float">
            <text:p>-260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9" ns42:value-type="float">
            <text:p>-69</text:p>
          </table:table-cell>
          <table:table-cell office:value-type="float" office:value="-8947" ns42:value-type="float">
            <text:p>-8947</text:p>
          </table:table-cell>
          <table:table-cell office:value-type="float" office:value="-266" ns42:value-type="float">
            <text:p>-266</text:p>
          </table:table-cell>
          <table:table-cell office:value-type="float" office:value="194422" ns42:value-type="float">
            <text:p>194422</text:p>
          </table:table-cell>
          <table:table-cell office:value-type="float" office:value="-40" ns42:value-type="float">
            <text:p>-40</text:p>
          </table:table-cell>
          <table:table-cell office:value-type="float" office:value="-998" ns42:value-type="float">
            <text:p>-998</text:p>
          </table:table-cell>
          <table:table-cell office:value-type="float" office:value="4182" ns42:value-type="float">
            <text:p>4182</text:p>
          </table:table-cell>
          <table:table-cell office:value-type="float" office:value="62197" ns42:value-type="float">
            <text:p>62197</text:p>
          </table:table-cell>
          <table:table-cell office:value-type="float" office:value="35041" ns42:value-type="float">
            <text:p>35041</text:p>
          </table:table-cell>
          <table:table-cell office:value-type="float" office:value="-255621" ns42:value-type="float">
            <text:p>-25562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310" ns42:value-type="float">
            <text:p>310</text:p>
          </table:table-cell>
          <table:table-cell office:value-type="float" office:value="99242" ns42:value-type="float">
            <text:p>9924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083" ns42:value-type="float">
            <text:p>-1083</text:p>
          </table:table-cell>
          <table:table-cell office:value-type="float" office:value="-22103" ns42:value-type="float">
            <text:p>-22103</text:p>
          </table:table-cell>
          <table:table-cell office:value-type="float" office:value="1394" ns42:value-type="float">
            <text:p>1394</text:p>
          </table:table-cell>
          <table:table-cell office:value-type="float" office:value="205247" ns42:value-type="float">
            <text:p>205247</text:p>
          </table:table-cell>
          <table:table-cell office:value-type="float" office:value="-40" ns42:value-type="float">
            <text:p>-40</text:p>
          </table:table-cell>
          <table:table-cell office:value-type="float" office:value="-1160" ns42:value-type="float">
            <text:p>-1160</text:p>
          </table:table-cell>
          <table:table-cell office:value-type="float" office:value="4555" ns42:value-type="float">
            <text:p>4555</text:p>
          </table:table-cell>
          <table:table-cell office:value-type="float" office:value="99749" ns42:value-type="float">
            <text:p>99749</text:p>
          </table:table-cell>
          <table:table-cell office:value-type="float" office:value="-77139" ns42:value-type="float">
            <text:p>-77139</text:p>
          </table:table-cell>
          <table:table-cell office:value-type="float" office:value="-303836" ns42:value-type="float">
            <text:p>-30383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47" ns42:value-type="float">
            <text:p>-147</text:p>
          </table:table-cell>
          <table:table-cell office:value-type="float" office:value="24739" ns42:value-type="float">
            <text:p>2473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948" ns42:value-type="float">
            <text:p>948</text:p>
          </table:table-cell>
          <table:table-cell office:value-type="float" office:value="5561" ns42:value-type="float">
            <text:p>5561</text:p>
          </table:table-cell>
          <table:table-cell office:value-type="float" office:value="6683" ns42:value-type="float">
            <text:p>6683</text:p>
          </table:table-cell>
          <table:table-cell office:value-type="float" office:value="187141" ns42:value-type="float">
            <text:p>187141</text:p>
          </table:table-cell>
          <table:table-cell office:value-type="float" office:value="-40" ns42:value-type="float">
            <text:p>-40</text:p>
          </table:table-cell>
          <table:table-cell office:value-type="float" office:value="-1820" ns42:value-type="float">
            <text:p>-1820</text:p>
          </table:table-cell>
          <table:table-cell office:value-type="float" office:value="5092" ns42:value-type="float">
            <text:p>5092</text:p>
          </table:table-cell>
          <table:table-cell office:value-type="float" office:value="161067" ns42:value-type="float">
            <text:p>161067</text:p>
          </table:table-cell>
          <table:table-cell office:value-type="float" office:value="-30300" ns42:value-type="float">
            <text:p>-30300</text:p>
          </table:table-cell>
          <table:table-cell office:value-type="float" office:value="-346388" ns42:value-type="float">
            <text:p>-34638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87" ns42:value-type="float">
            <text:p>-87</text:p>
          </table:table-cell>
          <table:table-cell office:value-type="float" office:value="-17473" ns42:value-type="float">
            <text:p>-1747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97" ns42:value-type="float">
            <text:p>2097</text:p>
          </table:table-cell>
          <table:table-cell office:value-type="float" office:value="5238" ns42:value-type="float">
            <text:p>5238</text:p>
          </table:table-cell>
          <table:table-cell office:value-type="float" office:value="6596" ns42:value-type="float">
            <text:p>6596</text:p>
          </table:table-cell>
          <table:table-cell office:value-type="float" office:value="172650" ns42:value-type="float">
            <text:p>172650</text:p>
          </table:table-cell>
          <table:table-cell office:value-type="float" office:value="-40" ns42:value-type="float">
            <text:p>-40</text:p>
          </table:table-cell>
          <table:table-cell office:value-type="float" office:value="-3280" ns42:value-type="float">
            <text:p>-3280</text:p>
          </table:table-cell>
          <table:table-cell office:value-type="float" office:value="7189" ns42:value-type="float">
            <text:p>7189</text:p>
          </table:table-cell>
          <table:table-cell office:value-type="float" office:value="307630" ns42:value-type="float">
            <text:p>307630</text:p>
          </table:table-cell>
          <table:table-cell office:value-type="float" office:value="12235" ns42:value-type="float">
            <text:p>12235</text:p>
          </table:table-cell>
          <table:table-cell office:value-type="float" office:value="-477000" ns42:value-type="float">
            <text:p>-47700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5644" ns42:value-type="float">
            <text:p>-5644</text:p>
          </table:table-cell>
          <table:table-cell office:value-type="float" office:value="-32481" ns42:value-type="float">
            <text:p>-3248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26" ns42:value-type="float">
            <text:p>1426</text:p>
          </table:table-cell>
          <table:table-cell office:value-type="float" office:value="-2294" ns42:value-type="float">
            <text:p>-2294</text:p>
          </table:table-cell>
          <table:table-cell office:value-type="float" office:value="952" ns42:value-type="float">
            <text:p>952</text:p>
          </table:table-cell>
          <table:table-cell office:value-type="float" office:value="117249" ns42:value-type="float">
            <text:p>117249</text:p>
          </table:table-cell>
          <table:table-cell office:value-type="float" office:value="-40" ns42:value-type="float">
            <text:p>-40</text:p>
          </table:table-cell>
          <table:table-cell office:value-type="float" office:value="-3800" ns42:value-type="float">
            <text:p>-3800</text:p>
          </table:table-cell>
          <table:table-cell office:value-type="float" office:value="8615" ns42:value-type="float">
            <text:p>8615</text:p>
          </table:table-cell>
          <table:table-cell office:value-type="float" office:value="361816" ns42:value-type="float">
            <text:p>361816</text:p>
          </table:table-cell>
          <table:table-cell office:value-type="float" office:value="34775" ns42:value-type="float">
            <text:p>34775</text:p>
          </table:table-cell>
          <table:table-cell office:value-type="float" office:value="-475265" ns42:value-type="float">
            <text:p>-47526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2141" ns42:value-type="float">
            <text:p>-12141</text:p>
          </table:table-cell>
          <table:table-cell office:value-type="float" office:value="25425" ns42:value-type="float">
            <text:p>25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59" ns42:value-type="float">
            <text:p>-1959</text:p>
          </table:table-cell>
          <table:table-cell office:value-type="float" office:value="-49655" ns42:value-type="float">
            <text:p>-49655</text:p>
          </table:table-cell>
          <table:table-cell office:value-type="float" office:value="-1699" ns42:value-type="float">
            <text:p>-1699</text:p>
          </table:table-cell>
          <table:table-cell office:value-type="float" office:value="72073" ns42:value-type="float">
            <text:p>72073</text:p>
          </table:table-cell>
          <table:table-cell office:value-type="float" office:value="-40" ns42:value-type="float">
            <text:p>-40</text:p>
          </table:table-cell>
          <table:table-cell office:value-type="float" office:value="-3600" ns42:value-type="float">
            <text:p>-3600</text:p>
          </table:table-cell>
          <table:table-cell office:value-type="float" office:value="8633" ns42:value-type="float">
            <text:p>8633</text:p>
          </table:table-cell>
          <table:table-cell office:value-type="float" office:value="398829" ns42:value-type="float">
            <text:p>398829</text:p>
          </table:table-cell>
          <table:table-cell office:value-type="float" office:value="24230" ns42:value-type="float">
            <text:p>24230</text:p>
          </table:table-cell>
          <table:table-cell office:value-type="float" office:value="-467302" ns42:value-type="float">
            <text:p>-46730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1408" ns42:value-type="float">
            <text:p>1408</text:p>
          </table:table-cell>
          <table:table-cell office:value-type="float" office:value="11044" ns42:value-type="float">
            <text:p>110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26" ns42:value-type="float">
            <text:p>-226</text:p>
          </table:table-cell>
          <table:table-cell office:value-type="float" office:value="-15005" ns42:value-type="float">
            <text:p>-15005</text:p>
          </table:table-cell>
          <table:table-cell office:value-type="float" office:value="-291" ns42:value-type="float">
            <text:p>-291</text:p>
          </table:table-cell>
          <table:table-cell office:value-type="float" office:value="111499" ns42:value-type="float">
            <text:p>111499</text:p>
          </table:table-cell>
          <table:table-cell office:value-type="float" office:value="-40" ns42:value-type="float">
            <text:p>-40</text:p>
          </table:table-cell>
          <table:table-cell office:value-type="float" office:value="-3480" ns42:value-type="float">
            <text:p>-3480</text:p>
          </table:table-cell>
          <table:table-cell office:value-type="float" office:value="8407" ns42:value-type="float">
            <text:p>8407</text:p>
          </table:table-cell>
          <table:table-cell office:value-type="float" office:value="359895" ns42:value-type="float">
            <text:p>359895</text:p>
          </table:table-cell>
          <table:table-cell office:value-type="float" office:value="3961" ns42:value-type="float">
            <text:p>3961</text:p>
          </table:table-cell>
          <table:table-cell office:value-type="float" office:value="-467914" ns42:value-type="float">
            <text:p>-4679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8635" ns42:value-type="float">
            <text:p>-8635</text:p>
          </table:table-cell>
          <table:table-cell office:value-type="float" office:value="36082" ns42:value-type="float">
            <text:p>3608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128" ns42:value-type="float">
            <text:p>-2128</text:p>
          </table:table-cell>
          <table:table-cell office:value-type="float" office:value="-56091" ns42:value-type="float">
            <text:p>-56091</text:p>
          </table:table-cell>
          <table:table-cell office:value-type="float" office:value="3807" ns42:value-type="float">
            <text:p>3807</text:p>
          </table:table-cell>
          <table:table-cell office:value-type="float" office:value="108359" ns42:value-type="float">
            <text:p>108359</text:p>
          </table:table-cell>
          <table:table-cell office:value-type="float" office:value="-40" ns42:value-type="float">
            <text:p>-40</text:p>
          </table:table-cell>
          <table:table-cell office:value-type="float" office:value="-3440" ns42:value-type="float">
            <text:p>-3440</text:p>
          </table:table-cell>
          <table:table-cell office:value-type="float" office:value="8681" ns42:value-type="float">
            <text:p>8681</text:p>
          </table:table-cell>
          <table:table-cell office:value-type="float" office:value="354182" ns42:value-type="float">
            <text:p>354182</text:p>
          </table:table-cell>
          <table:table-cell office:value-type="float" office:value="20009" ns42:value-type="float">
            <text:p>20009</text:p>
          </table:table-cell>
          <table:table-cell office:value-type="float" office:value="-459101" ns42:value-type="float">
            <text:p>-45910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160" ns42:value-type="float">
            <text:p>1160</text:p>
          </table:table-cell>
          <table:table-cell office:value-type="float" office:value="3405" ns42:value-type="float">
            <text:p>340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6" ns42:value-type="float">
            <text:p>656</text:p>
          </table:table-cell>
          <table:table-cell office:value-type="float" office:value="-4280" ns42:value-type="float">
            <text:p>-4280</text:p>
          </table:table-cell>
          <table:table-cell office:value-type="float" office:value="4967" ns42:value-type="float">
            <text:p>4967</text:p>
          </table:table-cell>
          <table:table-cell office:value-type="float" office:value="87844" ns42:value-type="float">
            <text:p>87844</text:p>
          </table:table-cell>
          <table:table-cell office:value-type="float" office:value="-40" ns42:value-type="float">
            <text:p>-40</text:p>
          </table:table-cell>
          <table:table-cell office:value-type="float" office:value="-3860" ns42:value-type="float">
            <text:p>-3860</text:p>
          </table:table-cell>
          <table:table-cell office:value-type="float" office:value="9337" ns42:value-type="float">
            <text:p>9337</text:p>
          </table:table-cell>
          <table:table-cell office:value-type="float" office:value="405182" ns42:value-type="float">
            <text:p>405182</text:p>
          </table:table-cell>
          <table:table-cell office:value-type="float" office:value="875" ns42:value-type="float">
            <text:p>875</text:p>
          </table:table-cell>
          <table:table-cell office:value-type="float" office:value="-489166" ns42:value-type="float">
            <text:p>-48916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3772" ns42:value-type="float">
            <text:p>-3772</text:p>
          </table:table-cell>
          <table:table-cell office:value-type="float" office:value="-56894" ns42:value-type="float">
            <text:p>-5689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50" ns42:value-type="float">
            <text:p>450</text:p>
          </table:table-cell>
          <table:table-cell office:value-type="float" office:value="6095" ns42:value-type="float">
            <text:p>6095</text:p>
          </table:table-cell>
          <table:table-cell office:value-type="float" office:value="1195" ns42:value-type="float">
            <text:p>1195</text:p>
          </table:table-cell>
          <table:table-cell office:value-type="float" office:value="32667" ns42:value-type="float">
            <text:p>32667</text:p>
          </table:table-cell>
          <table:table-cell office:value-type="float" office:value="-40" ns42:value-type="float">
            <text:p>-40</text:p>
          </table:table-cell>
          <table:table-cell office:value-type="float" office:value="-4180" ns42:value-type="float">
            <text:p>-4180</text:p>
          </table:table-cell>
          <table:table-cell office:value-type="float" office:value="9787" ns42:value-type="float">
            <text:p>9787</text:p>
          </table:table-cell>
          <table:table-cell office:value-type="float" office:value="455436" ns42:value-type="float">
            <text:p>455436</text:p>
          </table:table-cell>
          <table:table-cell office:value-type="float" office:value="50799" ns42:value-type="float">
            <text:p>50799</text:p>
          </table:table-cell>
          <table:table-cell office:value-type="float" office:value="-483923" ns42:value-type="float">
            <text:p>-48392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8205" ns42:value-type="float">
            <text:p>-8205</text:p>
          </table:table-cell>
          <table:table-cell office:value-type="float" office:value="-17393" ns42:value-type="float">
            <text:p>-1739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19" ns42:value-type="float">
            <text:p>-619</text:p>
          </table:table-cell>
          <table:table-cell office:value-type="float" office:value="7723" ns42:value-type="float">
            <text:p>7723</text:p>
          </table:table-cell>
          <table:table-cell office:value-type="float" office:value="2106" ns42:value-type="float">
            <text:p>2106</text:p>
          </table:table-cell>
          <table:table-cell office:value-type="float" office:value="23146" ns42:value-type="float">
            <text:p>23146</text:p>
          </table:table-cell>
          <table:table-cell office:value-type="float" office:value="-40" ns42:value-type="float">
            <text:p>-40</text:p>
          </table:table-cell>
          <table:table-cell office:value-type="float" office:value="-4380" ns42:value-type="float">
            <text:p>-4380</text:p>
          </table:table-cell>
          <table:table-cell office:value-type="float" office:value="9169" ns42:value-type="float">
            <text:p>9169</text:p>
          </table:table-cell>
          <table:table-cell office:value-type="float" office:value="498245" ns42:value-type="float">
            <text:p>498245</text:p>
          </table:table-cell>
          <table:table-cell office:value-type="float" office:value="9670" ns42:value-type="float">
            <text:p>9670</text:p>
          </table:table-cell>
          <table:table-cell office:value-type="float" office:value="-517011" ns42:value-type="float">
            <text:p>-5170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8810" ns42:value-type="float">
            <text:p>8810</text:p>
          </table:table-cell>
          <table:table-cell office:value-type="float" office:value="-23647" ns42:value-type="float">
            <text:p>-236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49" ns42:value-type="float">
            <text:p>449</text:p>
          </table:table-cell>
          <table:table-cell office:value-type="float" office:value="1446" ns42:value-type="float">
            <text:p>1446</text:p>
          </table:table-cell>
          <table:table-cell office:value-type="float" office:value="10916" ns42:value-type="float">
            <text:p>10916</text:p>
          </table:table-cell>
          <table:table-cell office:value-type="float" office:value="-13329" ns42:value-type="float">
            <text:p>-13329</text:p>
          </table:table-cell>
          <table:table-cell office:value-type="float" office:value="-40" ns42:value-type="float">
            <text:p>-40</text:p>
          </table:table-cell>
          <table:table-cell office:value-type="float" office:value="-4520" ns42:value-type="float">
            <text:p>-4520</text:p>
          </table:table-cell>
          <table:table-cell office:value-type="float" office:value="9618" ns42:value-type="float">
            <text:p>9618</text:p>
          </table:table-cell>
          <table:table-cell office:value-type="float" office:value="510322" ns42:value-type="float">
            <text:p>510322</text:p>
          </table:table-cell>
          <table:table-cell office:value-type="float" office:value="22201" ns42:value-type="float">
            <text:p>22201</text:p>
          </table:table-cell>
          <table:table-cell office:value-type="float" office:value="-492473" ns42:value-type="float">
            <text:p>-492473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3106" ns42:value-type="float">
            <text:p>-13106</text:p>
          </table:table-cell>
          <table:table-cell office:value-type="float" office:value="-19550" ns42:value-type="float">
            <text:p>-1955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67" ns42:value-type="float">
            <text:p>1667</text:p>
          </table:table-cell>
          <table:table-cell office:value-type="float" office:value="26025" ns42:value-type="float">
            <text:p>26025</text:p>
          </table:table-cell>
          <table:table-cell office:value-type="float" office:value="-2247" ns42:value-type="float">
            <text:p>-2247</text:p>
          </table:table-cell>
          <table:table-cell office:value-type="float" office:value="-134170" ns42:value-type="float">
            <text:p>-134170</text:p>
          </table:table-cell>
          <table:table-cell office:value-type="float" office:value="-40" ns42:value-type="float">
            <text:p>-40</text:p>
          </table:table-cell>
          <table:table-cell office:value-type="float" office:value="-5360" ns42:value-type="float">
            <text:p>-5360</text:p>
          </table:table-cell>
          <table:table-cell office:value-type="float" office:value="11620" ns42:value-type="float">
            <text:p>11620</text:p>
          </table:table-cell>
          <table:table-cell office:value-type="float" office:value="660288" ns42:value-type="float">
            <text:p>660288</text:p>
          </table:table-cell>
          <table:table-cell office:value-type="float" office:value="-6475" ns42:value-type="float">
            <text:p>-6475</text:p>
          </table:table-cell>
          <table:table-cell office:value-type="float" office:value="-520758" ns42:value-type="float">
            <text:p>-520758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1367" ns42:value-type="float">
            <text:p>11367</text:p>
          </table:table-cell>
          <table:table-cell office:value-type="float" office:value="12425" ns42:value-type="float">
            <text:p>12425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018" ns42:value-type="float">
            <text:p>2018</text:p>
          </table:table-cell>
          <table:table-cell office:value-type="float" office:value="-14161" ns42:value-type="float">
            <text:p>-14161</text:p>
          </table:table-cell>
          <table:table-cell office:value-type="float" office:value="9120" ns42:value-type="float">
            <text:p>9120</text:p>
          </table:table-cell>
          <table:table-cell office:value-type="float" office:value="-160968" ns42:value-type="float">
            <text:p>-160968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3638" ns42:value-type="float">
            <text:p>13638</text:p>
          </table:table-cell>
          <table:table-cell office:value-type="float" office:value="715790" ns42:value-type="float">
            <text:p>715790</text:p>
          </table:table-cell>
          <table:table-cell office:value-type="float" office:value="1736" ns42:value-type="float">
            <text:p>1736</text:p>
          </table:table-cell>
          <table:table-cell office:value-type="float" office:value="-549082" ns42:value-type="float">
            <text:p>-54908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027" ns42:value-type="float">
            <text:p>1027</text:p>
          </table:table-cell>
          <table:table-cell office:value-type="float" office:value="-10920" ns42:value-type="float">
            <text:p>-1092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312" ns42:value-type="float">
            <text:p>-1312</text:p>
          </table:table-cell>
          <table:table-cell office:value-type="float" office:value="-16571" ns42:value-type="float">
            <text:p>-16571</text:p>
          </table:table-cell>
          <table:table-cell office:value-type="float" office:value="10147" ns42:value-type="float">
            <text:p>10147</text:p>
          </table:table-cell>
          <table:table-cell office:value-type="float" office:value="-194054" ns42:value-type="float">
            <text:p>-194054</text:p>
          </table:table-cell>
          <table:table-cell office:value-type="float" office:value="-40" ns42:value-type="float">
            <text:p>-40</text:p>
          </table:table-cell>
          <table:table-cell office:value-type="float" office:value="-5740" ns42:value-type="float">
            <text:p>-5740</text:p>
          </table:table-cell>
          <table:table-cell office:value-type="float" office:value="12326" ns42:value-type="float">
            <text:p>12326</text:p>
          </table:table-cell>
          <table:table-cell office:value-type="float" office:value="690591" ns42:value-type="float">
            <text:p>690591</text:p>
          </table:table-cell>
          <table:table-cell office:value-type="float" office:value="27491" ns42:value-type="float">
            <text:p>27491</text:p>
          </table:table-cell>
          <table:table-cell office:value-type="float" office:value="-490797" ns42:value-type="float">
            <text:p>-49079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32369" ns42:value-type="float">
            <text:p>-32369</text:p>
          </table:table-cell>
          <table:table-cell office:value-type="float" office:value="28337" ns42:value-type="float">
            <text:p>2833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92" ns42:value-type="float">
            <text:p>-5592</text:p>
          </table:table-cell>
          <table:table-cell office:value-type="float" office:value="-123428" ns42:value-type="float">
            <text:p>-123428</text:p>
          </table:table-cell>
          <table:table-cell office:value-type="float" office:value="2533" ns42:value-type="float">
            <text:p>2533</text:p>
          </table:table-cell>
          <table:table-cell office:value-type="float" office:value="193261" ns42:value-type="float">
            <text:p>1932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26" ns42:value-type="float">
            <text:p>426</text:p>
          </table:table-cell>
          <table:table-cell office:value-type="float" office:value="170109" ns42:value-type="float">
            <text:p>170109</text:p>
          </table:table-cell>
          <table:table-cell office:value-type="float" office:value="95091" ns42:value-type="float">
            <text:p>95091</text:p>
          </table:table-cell>
          <table:table-cell office:value-type="float" office:value="-363370" ns42:value-type="float">
            <text:p>-36337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9712" ns42:value-type="float">
            <text:p>9712</text:p>
          </table:table-cell>
          <table:table-cell office:value-type="float" office:value="-5838" ns42:value-type="float">
            <text:p>-5838</text:p>
          </table:table-cell>
          <table:table-cell office:value-type="float" office:value="-25" ns42:value-type="float">
            <text:p>-25</text:p>
          </table:table-cell>
          <table:table-cell office:value-type="float" office:value="-914" ns42:value-type="float">
            <text:p>-914</text:p>
          </table:table-cell>
          <table:table-cell office:value-type="float" office:value="1454" ns42:value-type="float">
            <text:p>1454</text:p>
          </table:table-cell>
          <table:table-cell office:value-type="float" office:value="-20739" ns42:value-type="float">
            <text:p>-20739</text:p>
          </table:table-cell>
          <table:table-cell office:value-type="float" office:value="12245" ns42:value-type="float">
            <text:p>12245</text:p>
          </table:table-cell>
          <table:table-cell office:value-type="float" office:value="181132" ns42:value-type="float">
            <text:p>181132</text:p>
          </table:table-cell>
          <table:table-cell office:value-type="float" office:value="-25" ns42:value-type="float">
            <text:p>-25</text:p>
          </table:table-cell>
          <table:table-cell office:value-type="float" office:value="-844" ns42:value-type="float">
            <text:p>-844</text:p>
          </table:table-cell>
          <table:table-cell office:value-type="float" office:value="1880" ns42:value-type="float">
            <text:p>1880</text:p>
          </table:table-cell>
          <table:table-cell office:value-type="float" office:value="157087" ns42:value-type="float">
            <text:p>157087</text:p>
          </table:table-cell>
          <table:table-cell office:value-type="float" office:value="27491" ns42:value-type="float">
            <text:p>27491</text:p>
          </table:table-cell>
          <table:table-cell office:value-type="float" office:value="-337375" ns42:value-type="float">
            <text:p>-33737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10334" ns42:value-type="float">
            <text:p>-10334</text:p>
          </table:table-cell>
          <table:table-cell office:value-type="float" office:value="8869" ns42:value-type="float">
            <text:p>88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652" ns42:value-type="float">
            <text:p>652</text:p>
          </table:table-cell>
          <table:table-cell office:value-type="float" office:value="4801" ns42:value-type="float">
            <text:p>4801</text:p>
          </table:table-cell>
          <table:table-cell office:value-type="float" office:value="1592" ns42:value-type="float">
            <text:p>1592</text:p>
          </table:table-cell>
          <table:table-cell office:value-type="float" office:value="163323" ns42:value-type="float">
            <text:p>163323</text:p>
          </table:table-cell>
          <table:table-cell office:value-type="float" office:value="-25" ns42:value-type="float">
            <text:p>-25</text:p>
          </table:table-cell>
          <table:table-cell office:value-type="float" office:value="-1019" ns42:value-type="float">
            <text:p>-1019</text:p>
          </table:table-cell>
          <table:table-cell office:value-type="float" office:value="3264" ns42:value-type="float">
            <text:p>3264</text:p>
          </table:table-cell>
          <table:table-cell office:value-type="float" office:value="169446" ns42:value-type="float">
            <text:p>169446</text:p>
          </table:table-cell>
          <table:table-cell office:value-type="float" office:value="-13670" ns42:value-type="float">
            <text:p>-13670</text:p>
          </table:table-cell>
          <table:table-cell office:value-type="float" office:value="-331750" ns42:value-type="float">
            <text:p>-33175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1113" ns42:value-type="float">
            <text:p>1113</text:p>
          </table:table-cell>
          <table:table-cell office:value-type="float" office:value="-11117" ns42:value-type="float">
            <text:p>-1111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05" ns42:value-type="float">
            <text:p>-305</text:p>
          </table:table-cell>
          <table:table-cell office:value-type="float" office:value="-2522" ns42:value-type="float">
            <text:p>-2522</text:p>
          </table:table-cell>
          <table:table-cell office:value-type="float" office:value="2705" ns42:value-type="float">
            <text:p>2705</text:p>
          </table:table-cell>
          <table:table-cell office:value-type="float" office:value="150124" ns42:value-type="float">
            <text:p>150124</text:p>
          </table:table-cell>
          <table:table-cell office:value-type="float" office:value="-25" ns42:value-type="float">
            <text:p>-25</text:p>
          </table:table-cell>
          <table:table-cell office:value-type="float" office:value="-956" ns42:value-type="float">
            <text:p>-956</text:p>
          </table:table-cell>
          <table:table-cell office:value-type="float" office:value="2959" ns42:value-type="float">
            <text:p>2959</text:p>
          </table:table-cell>
          <table:table-cell office:value-type="float" office:value="169236" ns42:value-type="float">
            <text:p>169236</text:p>
          </table:table-cell>
          <table:table-cell office:value-type="float" office:value="13639" ns42:value-type="float">
            <text:p>13639</text:p>
          </table:table-cell>
          <table:table-cell office:value-type="float" office:value="-318404" ns42:value-type="float">
            <text:p>-31840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2830" ns42:value-type="float">
            <text:p>2830</text:p>
          </table:table-cell>
          <table:table-cell office:value-type="float" office:value="-11492" ns42:value-type="float">
            <text:p>-1149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649" ns42:value-type="float">
            <text:p>2649</text:p>
          </table:table-cell>
          <table:table-cell office:value-type="float" office:value="23952" ns42:value-type="float">
            <text:p>23952</text:p>
          </table:table-cell>
          <table:table-cell office:value-type="float" office:value="5535" ns42:value-type="float">
            <text:p>5535</text:p>
          </table:table-cell>
          <table:table-cell office:value-type="float" office:value="112306" ns42:value-type="float">
            <text:p>112306</text:p>
          </table:table-cell>
          <table:table-cell office:value-type="float" office:value="-25" ns42:value-type="float">
            <text:p>-25</text:p>
          </table:table-cell>
          <table:table-cell office:value-type="float" office:value="-1238" ns42:value-type="float">
            <text:p>-1238</text:p>
          </table:table-cell>
          <table:table-cell office:value-type="float" office:value="5608" ns42:value-type="float">
            <text:p>5608</text:p>
          </table:table-cell>
          <table:table-cell office:value-type="float" office:value="197317" ns42:value-type="float">
            <text:p>197317</text:p>
          </table:table-cell>
          <table:table-cell office:value-type="float" office:value="-12460" ns42:value-type="float">
            <text:p>-12460</text:p>
          </table:table-cell>
          <table:table-cell office:value-type="float" office:value="-308385" ns42:value-type="float">
            <text:p>-3083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7058" ns42:value-type="float">
            <text:p>-7058</text:p>
          </table:table-cell>
          <table:table-cell office:value-type="float" office:value="38447" ns42:value-type="float">
            <text:p>3844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56" ns42:value-type="float">
            <text:p>-556</text:p>
          </table:table-cell>
          <table:table-cell office:value-type="float" office:value="-42159" ns42:value-type="float">
            <text:p>-42159</text:p>
          </table:table-cell>
          <table:table-cell office:value-type="float" office:value="6266" ns42:value-type="float">
            <text:p>6266</text:p>
          </table:table-cell>
          <table:table-cell office:value-type="float" office:value="143902" ns42:value-type="float">
            <text:p>143902</text:p>
          </table:table-cell>
          <table:table-cell office:value-type="float" office:value="-25" ns42:value-type="float">
            <text:p>-25</text:p>
          </table:table-cell>
          <table:table-cell office:value-type="float" office:value="-1663" ns42:value-type="float">
            <text:p>-1663</text:p>
          </table:table-cell>
          <table:table-cell office:value-type="float" office:value="1082" ns42:value-type="float">
            <text:p>1082</text:p>
          </table:table-cell>
          <table:table-cell office:value-type="float" office:value="151333" ns42:value-type="float">
            <text:p>151333</text:p>
          </table:table-cell>
          <table:table-cell office:value-type="float" office:value="3712" ns42:value-type="float">
            <text:p>3712</text:p>
          </table:table-cell>
          <table:table-cell office:value-type="float" office:value="-293572" ns42:value-type="float">
            <text:p>-29357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3095" ns42:value-type="float">
            <text:p>-3095</text:p>
          </table:table-cell>
          <table:table-cell office:value-type="float" office:value="-101914" ns42:value-type="float">
            <text:p>-101914</text:p>
          </table:table-cell>
          <table:table-cell office:value-type="float" office:value="-20" ns42:value-type="float">
            <text:p>-20</text:p>
          </table:table-cell>
          <table:table-cell office:value-type="float" office:value="-102" ns42:value-type="float">
            <text:p>-102</text:p>
          </table:table-cell>
          <table:table-cell office:value-type="float" office:value="-1135" ns42:value-type="float">
            <text:p>-1135</text:p>
          </table:table-cell>
          <table:table-cell office:value-type="float" office:value="-28057" ns42:value-type="float">
            <text:p>-28057</text:p>
          </table:table-cell>
          <table:table-cell office:value-type="float" office:value="3171" ns42:value-type="float">
            <text:p>3171</text:p>
          </table:table-cell>
          <table:table-cell office:value-type="float" office:value="88016" ns42:value-type="float">
            <text:p>88016</text:p>
          </table:table-cell>
          <table:table-cell office:value-type="float" office:value="-45" ns42:value-type="float">
            <text:p>-45</text:p>
          </table:table-cell>
          <table:table-cell office:value-type="float" office:value="-1629" ns42:value-type="float">
            <text:p>-1629</text:p>
          </table:table-cell>
          <table:table-cell office:value-type="float" office:value="-53" ns42:value-type="float">
            <text:p>-53</text:p>
          </table:table-cell>
          <table:table-cell office:value-type="float" office:value="137127" ns42:value-type="float">
            <text:p>137127</text:p>
          </table:table-cell>
          <table:table-cell office:value-type="float" office:value="130073" ns42:value-type="float">
            <text:p>130073</text:p>
          </table:table-cell>
          <table:table-cell office:value-type="float" office:value="-223514" ns42:value-type="float">
            <text:p>-22351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9393" ns42:value-type="float">
            <text:p>-9393</text:p>
          </table:table-cell>
          <table:table-cell office:value-type="float" office:value="-30361" ns42:value-type="float">
            <text:p>-303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5" ns42:value-type="float">
            <text:p>1205</text:p>
          </table:table-cell>
          <table:table-cell office:value-type="float" office:value="13716" ns42:value-type="float">
            <text:p>13716</text:p>
          </table:table-cell>
          <table:table-cell office:value-type="float" office:value="6356" ns42:value-type="float">
            <text:p>6356</text:p>
          </table:table-cell>
          <table:table-cell office:value-type="float" office:value="110164" ns42:value-type="float">
            <text:p>110164</text:p>
          </table:table-cell>
          <table:table-cell office:value-type="float" office:value="-25" ns42:value-type="float">
            <text:p>-25</text:p>
          </table:table-cell>
          <table:table-cell office:value-type="float" office:value="-1131" ns42:value-type="float">
            <text:p>-1131</text:p>
          </table:table-cell>
          <table:table-cell office:value-type="float" office:value="1579" ns42:value-type="float">
            <text:p>1579</text:p>
          </table:table-cell>
          <table:table-cell office:value-type="float" office:value="170207" ns42:value-type="float">
            <text:p>170207</text:p>
          </table:table-cell>
          <table:table-cell office:value-type="float" office:value="16645" ns42:value-type="float">
            <text:p>16645</text:p>
          </table:table-cell>
          <table:table-cell office:value-type="float" office:value="-279240" ns42:value-type="float">
            <text:p>-27924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5007" ns42:value-type="float">
            <text:p>5007</text:p>
          </table:table-cell>
          <table:table-cell office:value-type="float" office:value="-63078" ns42:value-type="float">
            <text:p>-6307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856" ns42:value-type="float">
            <text:p>2856</text:p>
          </table:table-cell>
          <table:table-cell office:value-type="float" office:value="35651" ns42:value-type="float">
            <text:p>35651</text:p>
          </table:table-cell>
          <table:table-cell office:value-type="float" office:value="11363" ns42:value-type="float">
            <text:p>11363</text:p>
          </table:table-cell>
          <table:table-cell office:value-type="float" office:value="85645" ns42:value-type="float">
            <text:p>85645</text:p>
          </table:table-cell>
          <table:table-cell office:value-type="float" office:value="-25" ns42:value-type="float">
            <text:p>-25</text:p>
          </table:table-cell>
          <table:table-cell office:value-type="float" office:value="-725" ns42:value-type="float">
            <text:p>-725</text:p>
          </table:table-cell>
          <table:table-cell office:value-type="float" office:value="4435" ns42:value-type="float">
            <text:p>4435</text:p>
          </table:table-cell>
          <table:table-cell office:value-type="float" office:value="213075" ns42:value-type="float">
            <text:p>213075</text:p>
          </table:table-cell>
          <table:table-cell office:value-type="float" office:value="27427" ns42:value-type="float">
            <text:p>27427</text:p>
          </table:table-cell>
          <table:table-cell office:value-type="float" office:value="-297995" ns42:value-type="float">
            <text:p>-2979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2280" ns42:value-type="float">
            <text:p>2280</text:p>
          </table:table-cell>
          <table:table-cell office:value-type="float" office:value="51450" ns42:value-type="float">
            <text:p>51450</text:p>
          </table:table-cell>
          <table:table-cell office:value-type="float" office:value="-47" ns42:value-type="float">
            <text:p>-47</text:p>
          </table:table-cell>
          <table:table-cell office:value-type="float" office:value="-337" ns42:value-type="float">
            <text:p>-337</text:p>
          </table:table-cell>
          <table:table-cell office:value-type="float" office:value="661" ns42:value-type="float">
            <text:p>661</text:p>
          </table:table-cell>
          <table:table-cell office:value-type="float" office:value="-21657" ns42:value-type="float">
            <text:p>-21657</text:p>
          </table:table-cell>
          <table:table-cell office:value-type="float" office:value="13643" ns42:value-type="float">
            <text:p>13643</text:p>
          </table:table-cell>
          <table:table-cell office:value-type="float" office:value="114841" ns42:value-type="float">
            <text:p>114841</text:p>
          </table:table-cell>
          <table:table-cell office:value-type="float" office:value="-72" ns42:value-type="float">
            <text:p>-72</text:p>
          </table:table-cell>
          <table:table-cell office:value-type="float" office:value="-1416" ns42:value-type="float">
            <text:p>-1416</text:p>
          </table:table-cell>
          <table:table-cell office:value-type="float" office:value="5096" ns42:value-type="float">
            <text:p>5096</text:p>
          </table:table-cell>
          <table:table-cell office:value-type="float" office:value="216060" ns42:value-type="float">
            <text:p>216060</text:p>
          </table:table-cell>
          <table:table-cell office:value-type="float" office:value="-29456" ns42:value-type="float">
            <text:p>-29456</text:p>
          </table:table-cell>
          <table:table-cell office:value-type="float" office:value="-329485" ns42:value-type="float">
            <text:p>-32948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4066" ns42:value-type="float">
            <text:p>-4066</text:p>
          </table:table-cell>
          <table:table-cell office:value-type="float" office:value="18403" ns42:value-type="float">
            <text:p>1840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54" ns42:value-type="float">
            <text:p>-254</text:p>
          </table:table-cell>
          <table:table-cell office:value-type="float" office:value="-7488" ns42:value-type="float">
            <text:p>-7488</text:p>
          </table:table-cell>
          <table:table-cell office:value-type="float" office:value="7165" ns42:value-type="float">
            <text:p>7165</text:p>
          </table:table-cell>
          <table:table-cell office:value-type="float" office:value="106372" ns42:value-type="float">
            <text:p>106372</text:p>
          </table:table-cell>
          <table:table-cell office:value-type="float" office:value="-72" ns42:value-type="float">
            <text:p>-72</text:p>
          </table:table-cell>
          <table:table-cell office:value-type="float" office:value="-1695" ns42:value-type="float">
            <text:p>-1695</text:p>
          </table:table-cell>
          <table:table-cell office:value-type="float" office:value="871" ns42:value-type="float">
            <text:p>871</text:p>
          </table:table-cell>
          <table:table-cell office:value-type="float" office:value="219310" ns42:value-type="float">
            <text:p>219310</text:p>
          </table:table-cell>
          <table:table-cell office:value-type="float" office:value="-10915" ns42:value-type="float">
            <text:p>-10915</text:p>
          </table:table-cell>
          <table:table-cell office:value-type="float" office:value="-323987" ns42:value-type="float">
            <text:p>-32398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-2933" ns42:value-type="float">
            <text:p>-2933</text:p>
          </table:table-cell>
          <table:table-cell office:value-type="float" office:value="-76931" ns42:value-type="float">
            <text:p>-769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29593" ns42:value-type="float">
            <text:p>-29593</text:p>
          </table:table-cell>
          <table:table-cell office:value-type="float" office:value="4232" ns42:value-type="float">
            <text:p>4232</text:p>
          </table:table-cell>
          <table:table-cell office:value-type="float" office:value="94322" ns42:value-type="float">
            <text:p>94322</text:p>
          </table:table-cell>
          <table:table-cell office:value-type="float" office:value="-72" ns42:value-type="float">
            <text:p>-72</text:p>
          </table:table-cell>
          <table:table-cell office:value-type="float" office:value="-874" ns42:value-type="float">
            <text:p>-874</text:p>
          </table:table-cell>
          <table:table-cell office:value-type="float" office:value="-664" ns42:value-type="float">
            <text:p>-664</text:p>
          </table:table-cell>
          <table:table-cell office:value-type="float" office:value="195229" ns42:value-type="float">
            <text:p>195229</text:p>
          </table:table-cell>
          <table:table-cell office:value-type="float" office:value="106524" ns42:value-type="float">
            <text:p>106524</text:p>
          </table:table-cell>
          <table:table-cell office:value-type="float" office:value="-288677" ns42:value-type="float">
            <text:p>-288677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5486" ns42:value-type="float">
            <text:p>-5486</text:p>
          </table:table-cell>
          <table:table-cell office:value-type="float" office:value="66989" ns42:value-type="float">
            <text:p>669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14" ns42:value-type="float">
            <text:p>-714</text:p>
          </table:table-cell>
          <table:table-cell office:value-type="float" office:value="-6001" ns42:value-type="float">
            <text:p>-6001</text:p>
          </table:table-cell>
          <table:table-cell office:value-type="float" office:value="6590" ns42:value-type="float">
            <text:p>6590</text:p>
          </table:table-cell>
          <table:table-cell office:value-type="float" office:value="138538" ns42:value-type="float">
            <text:p>138538</text:p>
          </table:table-cell>
          <table:table-cell office:value-type="float" office:value="-25" ns42:value-type="float">
            <text:p>-25</text:p>
          </table:table-cell>
          <table:table-cell office:value-type="float" office:value="-744" ns42:value-type="float">
            <text:p>-744</text:p>
          </table:table-cell>
          <table:table-cell office:value-type="float" office:value="174" ns42:value-type="float">
            <text:p>174</text:p>
          </table:table-cell>
          <table:table-cell office:value-type="float" office:value="198438" ns42:value-type="float">
            <text:p>198438</text:p>
          </table:table-cell>
          <table:table-cell office:value-type="float" office:value="-60988" ns42:value-type="float">
            <text:p>-60988</text:p>
          </table:table-cell>
          <table:table-cell office:value-type="float" office:value="-336232" ns42:value-type="float">
            <text:p>-336232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2587" ns42:value-type="float">
            <text:p>-2587</text:p>
          </table:table-cell>
          <table:table-cell office:value-type="float" office:value="-35332" ns42:value-type="float">
            <text:p>-35332</text:p>
          </table:table-cell>
          <table:table-cell office:value-type="float" office:value="-76" ns42:value-type="float">
            <text:p>-76</text:p>
          </table:table-cell>
          <table:table-cell office:value-type="float" office:value="-578" ns42:value-type="float">
            <text:p>-578</text:p>
          </table:table-cell>
          <table:table-cell office:value-type="float" office:value="1119" ns42:value-type="float">
            <text:p>1119</text:p>
          </table:table-cell>
          <table:table-cell office:value-type="float" office:value="2165" ns42:value-type="float">
            <text:p>2165</text:p>
          </table:table-cell>
          <table:table-cell office:value-type="float" office:value="4003" ns42:value-type="float">
            <text:p>4003</text:p>
          </table:table-cell>
          <table:table-cell office:value-type="float" office:value="106165" ns42:value-type="float">
            <text:p>106165</text:p>
          </table:table-cell>
          <table:table-cell office:value-type="float" office:value="-101" ns42:value-type="float">
            <text:p>-101</text:p>
          </table:table-cell>
          <table:table-cell office:value-type="float" office:value="-1835" ns42:value-type="float">
            <text:p>-1835</text:p>
          </table:table-cell>
          <table:table-cell office:value-type="float" office:value="1293" ns42:value-type="float">
            <text:p>1293</text:p>
          </table:table-cell>
          <table:table-cell office:value-type="float" office:value="218100" ns42:value-type="float">
            <text:p>218100</text:p>
          </table:table-cell>
          <table:table-cell office:value-type="float" office:value="33745" ns42:value-type="float">
            <text:p>33745</text:p>
          </table:table-cell>
          <table:table-cell office:value-type="float" office:value="-322430" ns42:value-type="float">
            <text:p>-32243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1804" ns42:value-type="float">
            <text:p>1804</text:p>
          </table:table-cell>
          <table:table-cell office:value-type="float" office:value="53154" ns42:value-type="float">
            <text:p>5315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36" ns42:value-type="float">
            <text:p>2536</text:p>
          </table:table-cell>
          <table:table-cell office:value-type="float" office:value="16474" ns42:value-type="float">
            <text:p>16474</text:p>
          </table:table-cell>
          <table:table-cell office:value-type="float" office:value="5807" ns42:value-type="float">
            <text:p>5807</text:p>
          </table:table-cell>
          <table:table-cell office:value-type="float" office:value="187827" ns42:value-type="float">
            <text:p>187827</text:p>
          </table:table-cell>
          <table:table-cell office:value-type="float" office:value="-101" ns42:value-type="float">
            <text:p>-101</text:p>
          </table:table-cell>
          <table:table-cell office:value-type="float" office:value="-3712" ns42:value-type="float">
            <text:p>-3712</text:p>
          </table:table-cell>
          <table:table-cell office:value-type="float" office:value="3829" ns42:value-type="float">
            <text:p>3829</text:p>
          </table:table-cell>
          <table:table-cell office:value-type="float" office:value="257780" ns42:value-type="float">
            <text:p>257780</text:p>
          </table:table-cell>
          <table:table-cell office:value-type="float" office:value="-69628" ns42:value-type="float">
            <text:p>-69628</text:p>
          </table:table-cell>
          <table:table-cell office:value-type="float" office:value="-441895" ns42:value-type="float">
            <text:p>-441895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2817" ns42:value-type="float">
            <text:p>-2817</text:p>
          </table:table-cell>
          <table:table-cell office:value-type="float" office:value="33896" ns42:value-type="float">
            <text:p>33896</text:p>
          </table:table-cell>
          <table:table-cell office:value-type="float" office:value="-66" ns42:value-type="float">
            <text:p>-66</text:p>
          </table:table-cell>
          <table:table-cell office:value-type="float" office:value="-1257" ns42:value-type="float">
            <text:p>-1257</text:p>
          </table:table-cell>
          <table:table-cell office:value-type="float" office:value="-480" ns42:value-type="float">
            <text:p>-480</text:p>
          </table:table-cell>
          <table:table-cell office:value-type="float" office:value="-24017" ns42:value-type="float">
            <text:p>-24017</text:p>
          </table:table-cell>
          <table:table-cell office:value-type="float" office:value="2497" ns42:value-type="float">
            <text:p>2497</text:p>
          </table:table-cell>
          <table:table-cell office:value-type="float" office:value="202233" ns42:value-type="float">
            <text:p>202233</text:p>
          </table:table-cell>
          <table:table-cell office:value-type="float" office:value="-91" ns42:value-type="float">
            <text:p>-91</text:p>
          </table:table-cell>
          <table:table-cell office:value-type="float" office:value="-3531" ns42:value-type="float">
            <text:p>-3531</text:p>
          </table:table-cell>
          <table:table-cell office:value-type="float" office:value="1283" ns42:value-type="float">
            <text:p>1283</text:p>
          </table:table-cell>
          <table:table-cell office:value-type="float" office:value="179487" ns42:value-type="float">
            <text:p>179487</text:p>
          </table:table-cell>
          <table:table-cell office:value-type="float" office:value="-8622" ns42:value-type="float">
            <text:p>-8622</text:p>
          </table:table-cell>
          <table:table-cell office:value-type="float" office:value="-378189" ns42:value-type="float">
            <text:p>-378189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8547" ns42:value-type="float">
            <text:p>-18547</text:p>
          </table:table-cell>
          <table:table-cell office:value-type="float" office:value="8723" ns42:value-type="float">
            <text:p>872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746" ns42:value-type="float">
            <text:p>-2746</text:p>
          </table:table-cell>
          <table:table-cell office:value-type="float" office:value="-59323" ns42:value-type="float">
            <text:p>-59323</text:p>
          </table:table-cell>
          <table:table-cell office:value-type="float" office:value="-835" ns42:value-type="float">
            <text:p>-835</text:p>
          </table:table-cell>
          <table:table-cell office:value-type="float" office:value="36934" ns42:value-type="float">
            <text:p>3693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621" ns42:value-type="float">
            <text:p>1621</text:p>
          </table:table-cell>
          <table:table-cell office:value-type="float" office:value="367750" ns42:value-type="float">
            <text:p>367750</text:p>
          </table:table-cell>
          <table:table-cell office:value-type="float" office:value="50600" ns42:value-type="float">
            <text:p>50600</text:p>
          </table:table-cell>
          <table:table-cell office:value-type="float" office:value="-404684" ns42:value-type="float">
            <text:p>-404684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535" ns42:value-type="float">
            <text:p>-4535</text:p>
          </table:table-cell>
          <table:table-cell office:value-type="float" office:value="-120617" ns42:value-type="float">
            <text:p>-120617</text:p>
          </table:table-cell>
          <table:table-cell office:value-type="float" office:value="-85" ns42:value-type="float">
            <text:p>-85</text:p>
          </table:table-cell>
          <table:table-cell office:value-type="float" office:value="-1516" ns42:value-type="float">
            <text:p>-1516</text:p>
          </table:table-cell>
          <table:table-cell office:value-type="float" office:value="1141" ns42:value-type="float">
            <text:p>1141</text:p>
          </table:table-cell>
          <table:table-cell office:value-type="float" office:value="-7463" ns42:value-type="float">
            <text:p>-7463</text:p>
          </table:table-cell>
          <table:table-cell office:value-type="float" office:value="-5370" ns42:value-type="float">
            <text:p>-5370</text:p>
          </table:table-cell>
          <table:table-cell office:value-type="float" office:value="-184712" ns42:value-type="float">
            <text:p>-184712</text:p>
          </table:table-cell>
          <table:table-cell office:value-type="float" office:value="-85" ns42:value-type="float">
            <text:p>-85</text:p>
          </table:table-cell>
          <table:table-cell office:value-type="float" office:value="-1741" ns42:value-type="float">
            <text:p>-1741</text:p>
          </table:table-cell>
          <table:table-cell office:value-type="float" office:value="2762" ns42:value-type="float">
            <text:p>2762</text:p>
          </table:table-cell>
          <table:table-cell office:value-type="float" office:value="417764" ns42:value-type="float">
            <text:p>417764</text:p>
          </table:table-cell>
          <table:table-cell office:value-type="float" office:value="129596" ns42:value-type="float">
            <text:p>129596</text:p>
          </table:table-cell>
          <table:table-cell office:value-type="float" office:value="-231311" ns42:value-type="float">
            <text:p>-231311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2083" ns42:value-type="float">
            <text:p>-2083</text:p>
          </table:table-cell>
          <table:table-cell office:value-type="float" office:value="83859" ns42:value-type="float">
            <text:p>83859</text:p>
          </table:table-cell>
          <table:table-cell office:value-type="float" office:value="-30" ns42:value-type="float">
            <text:p>-30</text:p>
          </table:table-cell>
          <table:table-cell office:value-type="float" office:value="-542" ns42:value-type="float">
            <text:p>-542</text:p>
          </table:table-cell>
          <table:table-cell office:value-type="float" office:value="-108" ns42:value-type="float">
            <text:p>-108</text:p>
          </table:table-cell>
          <table:table-cell office:value-type="float" office:value="662" ns42:value-type="float">
            <text:p>662</text:p>
          </table:table-cell>
          <table:table-cell office:value-type="float" office:value="-2289" ns42:value-type="float">
            <text:p>-2289</text:p>
          </table:table-cell>
          <table:table-cell office:value-type="float" office:value="-220664" ns42:value-type="float">
            <text:p>-220664</text:p>
          </table:table-cell>
          <table:table-cell office:value-type="float" office:value="-115" ns42:value-type="float">
            <text:p>-115</text:p>
          </table:table-cell>
          <table:table-cell office:value-type="float" office:value="-3968" ns42:value-type="float">
            <text:p>-3968</text:p>
          </table:table-cell>
          <table:table-cell office:value-type="float" office:value="2498" ns42:value-type="float">
            <text:p>2498</text:p>
          </table:table-cell>
          <table:table-cell office:value-type="float" office:value="458978" ns42:value-type="float">
            <text:p>458978</text:p>
          </table:table-cell>
          <table:table-cell office:value-type="float" office:value="-83979" ns42:value-type="float">
            <text:p>-83979</text:p>
          </table:table-cell>
          <table:table-cell office:value-type="float" office:value="-234346" ns42:value-type="float">
            <text:p>-234346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6191" ns42:value-type="float">
            <text:p>6191</text:p>
          </table:table-cell>
          <table:table-cell office:value-type="float" office:value="887" ns42:value-type="float">
            <text:p>8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14" ns42:value-type="float">
            <text:p>-414</text:p>
          </table:table-cell>
          <table:table-cell office:value-type="float" office:value="-26752" ns42:value-type="float">
            <text:p>-26752</text:p>
          </table:table-cell>
          <table:table-cell office:value-type="float" office:value="3902" ns42:value-type="float">
            <text:p>3902</text:p>
          </table:table-cell>
          <table:table-cell office:value-type="float" office:value="-202890" ns42:value-type="float">
            <text:p>-202890</text:p>
          </table:table-cell>
          <table:table-cell office:value-type="float" office:value="-115" ns42:value-type="float">
            <text:p>-115</text:p>
          </table:table-cell>
          <table:table-cell office:value-type="float" office:value="-3416" ns42:value-type="float">
            <text:p>-3416</text:p>
          </table:table-cell>
          <table:table-cell office:value-type="float" office:value="2084" ns42:value-type="float">
            <text:p>2084</text:p>
          </table:table-cell>
          <table:table-cell office:value-type="float" office:value="432266" ns42:value-type="float">
            <text:p>432266</text:p>
          </table:table-cell>
          <table:table-cell office:value-type="float" office:value="25865" ns42:value-type="float">
            <text:p>25865</text:p>
          </table:table-cell>
          <table:table-cell office:value-type="float" office:value="-225960" ns42:value-type="float">
            <text:p>-225960</text:p>
          </table:table-cell>
          <table:table-cell table:number-columns-repeated="2"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1067" ns42:value-type="float">
            <text:p>-11067</text:p>
          </table:table-cell>
          <table:table-cell office:value-type="float" office:value="-81398" ns42:value-type="float">
            <text:p>-8139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35" ns42:value-type="float">
            <text:p>-1535</text:p>
          </table:table-cell>
          <table:table-cell office:value-type="float" office:value="-19649" ns42:value-type="float">
            <text:p>-19649</text:p>
          </table:table-cell>
          <table:table-cell office:value-type="float" office:value="-2134" ns42:value-type="float">
            <text:p>-2134</text:p>
          </table:table-cell>
          <table:table-cell office:value-type="float" office:value="-201495" ns42:value-type="float">
            <text:p>-201495</text:p>
          </table:table-cell>
          <table:table-cell office:value-type="float" office:value="-25" ns42:value-type="float">
            <text:p>-25</text:p>
          </table:table-cell>
          <table:table-cell office:value-type="float" office:value="-1219" ns42:value-type="float">
            <text:p>-1219</text:p>
          </table:table-cell>
          <table:table-cell office:value-type="float" office:value="2996" ns42:value-type="float">
            <text:p>2996</text:p>
          </table:table-cell>
          <table:table-cell office:value-type="float" office:value="401119" ns42:value-type="float">
            <text:p>401119</text:p>
          </table:table-cell>
          <table:table-cell office:value-type="float" office:value="101047" ns42:value-type="float">
            <text:p>101047</text:p>
          </table:table-cell>
          <table:table-cell office:value-type="float" office:value="-198405" ns42:value-type="float">
            <text:p>-198405</text:p>
          </table:table-cell>
          <table:table-cell table:number-columns-repeated="2"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-763.0">
            <text:p>-763</text:p>
          </table:table-cell>
          <table:table-cell office:value-type="float" office:value="-28893.0">
            <text:p>-28893</text:p>
          </table:table-cell>
          <table:table-cell office:value-type="float" office:value="-60.0">
            <text:p>-60</text:p>
          </table:table-cell>
          <table:table-cell office:value-type="float" office:value="-212.0">
            <text:p>-212</text:p>
          </table:table-cell>
          <table:table-cell office:value-type="float" office:value="-1148.0">
            <text:p>-1148</text:p>
          </table:table-cell>
          <table:table-cell office:value-type="float" office:value="-29209.0">
            <text:p>-29209</text:p>
          </table:table-cell>
          <table:table-cell office:value-type="float" office:value="-2897.0">
            <text:p>-2897</text:p>
          </table:table-cell>
          <table:table-cell office:value-type="float" office:value="-72342.0">
            <text:p>-72342</text:p>
          </table:table-cell>
          <table:table-cell office:value-type="float" office:value="-85.0">
            <text:p>-85</text:p>
          </table:table-cell>
          <table:table-cell office:value-type="float" office:value="-746.0">
            <text:p>-746</text:p>
          </table:table-cell>
          <table:table-cell office:value-type="float" office:value="1848.0">
            <text:p>1848</text:p>
          </table:table-cell>
          <table:table-cell office:value-type="float" office:value="353452.0">
            <text:p>353452</text:p>
          </table:table-cell>
          <table:table-cell office:value-type="float" office:value="58314.0">
            <text:p>58314</text:p>
          </table:table-cell>
          <table:table-cell office:value-type="float" office:value="-280364.0">
            <text:p>-280364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-39243.0">
            <text:p>-39243</text:p>
          </table:table-cell>
          <table:table-cell office:value-type="float" office:value="-89510.0">
            <text:p>-89510</text:p>
          </table:table-cell>
          <table:table-cell office:value-type="float" office:value="-92.0">
            <text:p>-92</text:p>
          </table:table-cell>
          <table:table-cell office:value-type="float" office:value="-1485.0">
            <text:p>-1485</text:p>
          </table:table-cell>
          <table:table-cell office:value-type="float" office:value="-1320.0">
            <text:p>-1320</text:p>
          </table:table-cell>
          <table:table-cell office:value-type="float" office:value="-46147.0">
            <text:p>-46147</text:p>
          </table:table-cell>
          <table:table-cell office:value-type="float" office:value="-4965.0">
            <text:p>-4965</text:p>
          </table:table-cell>
          <table:table-cell office:value-type="float" office:value="26565.0">
            <text:p>26565</text:p>
          </table:table-cell>
          <table:table-cell office:value-type="float" office:value="-117.0">
            <text:p>-117</text:p>
          </table:table-cell>
          <table:table-cell office:value-type="float" office:value="-1561.0">
            <text:p>-1561</text:p>
          </table:table-cell>
          <table:table-cell office:value-type="float" office:value="863.0">
            <text:p>863</text:p>
          </table:table-cell>
          <table:table-cell office:value-type="float" office:value="280971.0">
            <text:p>280971</text:p>
          </table:table-cell>
          <table:table-cell office:value-type="float" office:value="137142.0">
            <text:p>137142</text:p>
          </table:table-cell>
          <table:table-cell office:value-type="float" office:value="-305975.0">
            <text:p>-305975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412.0">
            <text:p>412</text:p>
          </table:table-cell>
          <table:table-cell office:value-type="float" office:value="18705.0">
            <text:p>18705</text:p>
          </table:table-cell>
          <table:table-cell office:value-type="float" office:value="-60.0">
            <text:p>-60</text:p>
          </table:table-cell>
          <table:table-cell office:value-type="float" office:value="-319.0">
            <text:p>-319</text:p>
          </table:table-cell>
          <table:table-cell office:value-type="float" office:value="1032.0">
            <text:p>1032</text:p>
          </table:table-cell>
          <table:table-cell office:value-type="float" office:value="6540.0">
            <text:p>6540</text:p>
          </table:table-cell>
          <table:table-cell office:value-type="float" office:value="-4553.0">
            <text:p>-4553</text:p>
          </table:table-cell>
          <table:table-cell office:value-type="float" office:value="16895.0">
            <text:p>16895</text:p>
          </table:table-cell>
          <table:table-cell office:value-type="float" office:value="-177.0">
            <text:p>-177</text:p>
          </table:table-cell>
          <table:table-cell office:value-type="float" office:value="-2132.0">
            <text:p>-2132</text:p>
          </table:table-cell>
          <table:table-cell office:value-type="float" office:value="1895.0">
            <text:p>1895</text:p>
          </table:table-cell>
          <table:table-cell office:value-type="float" office:value="319998.0">
            <text:p>319998</text:p>
          </table:table-cell>
          <table:table-cell office:value-type="float" office:value="-24926.0">
            <text:p>-24926</text:p>
          </table:table-cell>
          <table:table-cell office:value-type="float" office:value="-334761.0">
            <text:p>-334761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123.0">
            <text:p>-10123</text:p>
          </table:table-cell>
          <table:table-cell office:value-type="float" office:value="-4482.0">
            <text:p>-4482</text:p>
          </table:table-cell>
          <table:table-cell office:value-type="float" office:value="12.0">
            <text:p>12</text:p>
          </table:table-cell>
          <table:table-cell office:value-type="float" office:value="-570.0">
            <text:p>-570</text:p>
          </table:table-cell>
          <table:table-cell office:value-type="float" office:value="-1829.0">
            <text:p>-1829</text:p>
          </table:table-cell>
          <table:table-cell office:value-type="float" office:value="-10690.0">
            <text:p>-10690</text:p>
          </table:table-cell>
          <table:table-cell office:value-type="float" office:value="-2689.0">
            <text:p>-2689</text:p>
          </table:table-cell>
          <table:table-cell office:value-type="float" office:value="30897.0">
            <text:p>30897</text:p>
          </table:table-cell>
          <table:table-cell office:value-type="float" office:value="-105.0">
            <text:p>-105</text:p>
          </table:table-cell>
          <table:table-cell office:value-type="float" office:value="-1899.0">
            <text:p>-1899</text:p>
          </table:table-cell>
          <table:table-cell office:value-type="float" office:value="1886.0">
            <text:p>1886</text:p>
          </table:table-cell>
          <table:table-cell office:value-type="float" office:value="324434.0">
            <text:p>324434</text:p>
          </table:table-cell>
          <table:table-cell office:value-type="float" office:value="15742.0">
            <text:p>15742</text:p>
          </table:table-cell>
          <table:table-cell office:value-type="float" office:value="-353432.0">
            <text:p>-35343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4055.0">
            <text:p>4055</text:p>
          </table:table-cell>
          <table:table-cell office:value-type="float" office:value="-36951.0">
            <text:p>-36951</text:p>
          </table:table-cell>
          <table:table-cell office:value-type="float" office:value="-5.0">
            <text:p>-5</text:p>
          </table:table-cell>
          <table:table-cell office:value-type="float" office:value="-123.0">
            <text:p>-123</text:p>
          </table:table-cell>
          <table:table-cell office:value-type="float" office:value="-380.0">
            <text:p>-380</text:p>
          </table:table-cell>
          <table:table-cell office:value-type="float" office:value="-39775.0">
            <text:p>-39775</text:p>
          </table:table-cell>
          <table:table-cell office:value-type="float" office:value="1366.0">
            <text:p>1366</text:p>
          </table:table-cell>
          <table:table-cell office:value-type="float" office:value="133908.0">
            <text:p>133908</text:p>
          </table:table-cell>
          <table:table-cell office:value-type="float" office:value="-110.0">
            <text:p>-110</text:p>
          </table:table-cell>
          <table:table-cell office:value-type="float" office:value="-780.0">
            <text:p>-780</text:p>
          </table:table-cell>
          <table:table-cell office:value-type="float" office:value="1506.0">
            <text:p>1506</text:p>
          </table:table-cell>
          <table:table-cell office:value-type="float" office:value="205383.0">
            <text:p>205383</text:p>
          </table:table-cell>
          <table:table-cell office:value-type="float" office:value="76849.0">
            <text:p>76849</text:p>
          </table:table-cell>
          <table:table-cell office:value-type="float" office:value="-338511.0">
            <text:p>-33851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188.0">
            <text:p>3188</text:p>
          </table:table-cell>
          <table:table-cell office:value-type="float" office:value="-7282.0">
            <text:p>-7282</text:p>
          </table:table-cell>
          <table:table-cell office:value-type="float" office:value="-25.0">
            <text:p>-25</text:p>
          </table:table-cell>
          <table:table-cell office:value-type="float" office:value="-725.0">
            <text:p>-725</text:p>
          </table:table-cell>
          <table:table-cell office:value-type="float" office:value="825.0">
            <text:p>825</text:p>
          </table:table-cell>
          <table:table-cell office:value-type="float" office:value="4506.0">
            <text:p>4506</text:p>
          </table:table-cell>
          <table:table-cell office:value-type="float" office:value="4554.0">
            <text:p>4554</text:p>
          </table:table-cell>
          <table:table-cell office:value-type="float" office:value="143804.0">
            <text:p>143804</text:p>
          </table:table-cell>
          <table:table-cell office:value-type="float" office:value="-135.0">
            <text:p>-135</text:p>
          </table:table-cell>
          <table:table-cell office:value-type="float" office:value="-1680.0">
            <text:p>-1680</text:p>
          </table:table-cell>
          <table:table-cell office:value-type="float" office:value="2331.0">
            <text:p>2331</text:p>
          </table:table-cell>
          <table:table-cell office:value-type="float" office:value="237524.0">
            <text:p>237524</text:p>
          </table:table-cell>
          <table:table-cell office:value-type="float" office:value="3501.0">
            <text:p>3501</text:p>
          </table:table-cell>
          <table:table-cell office:value-type="float" office:value="-379648.0">
            <text:p>-379648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581.0">
            <text:p>-581</text:p>
          </table:table-cell>
          <table:table-cell office:value-type="float" office:value="797.0">
            <text:p>797</text:p>
          </table:table-cell>
          <table:table-cell office:value-type="float" office:value="50.0">
            <text:p>50</text:p>
          </table:table-cell>
          <table:table-cell office:value-type="float" office:value="2340.0">
            <text:p>2340</text:p>
          </table:table-cell>
          <table:table-cell office:value-type="float" office:value="997.0">
            <text:p>997</text:p>
          </table:table-cell>
          <table:table-cell office:value-type="float" office:value="-2854.0">
            <text:p>-2854</text:p>
          </table:table-cell>
          <table:table-cell office:value-type="float" office:value="-666.0">
            <text:p>-666</text:p>
          </table:table-cell>
          <table:table-cell office:value-type="float" office:value="44552.0">
            <text:p>44552</text:p>
          </table:table-cell>
          <table:table-cell office:value-type="float" office:value="-35.0">
            <text:p>-35</text:p>
          </table:table-cell>
          <table:table-cell office:value-type="float" office:value="-2413.0">
            <text:p>-2413</text:p>
          </table:table-cell>
          <table:table-cell office:value-type="float" office:value="1753.0">
            <text:p>1753</text:p>
          </table:table-cell>
          <table:table-cell office:value-type="float" office:value="307624.0">
            <text:p>307624</text:p>
          </table:table-cell>
          <table:table-cell office:value-type="float" office:value="-283.0">
            <text:p>-283</text:p>
          </table:table-cell>
          <table:table-cell office:value-type="float" office:value="-349763.0">
            <text:p>-349763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-1630.0">
            <text:p>-1630</text:p>
          </table:table-cell>
          <table:table-cell office:value-type="float" office:value="-49806.0">
            <text:p>-498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7.0">
            <text:p>-57</text:p>
          </table:table-cell>
          <table:table-cell office:value-type="float" office:value="2357.0">
            <text:p>2357</text:p>
          </table:table-cell>
          <table:table-cell office:value-type="float" office:value="-2296.0">
            <text:p>-2296</text:p>
          </table:table-cell>
          <table:table-cell office:value-type="float" office:value="34494.0">
            <text:p>34494</text:p>
          </table:table-cell>
          <table:table-cell office:value-type="float" office:value="-35.0">
            <text:p>-35</text:p>
          </table:table-cell>
          <table:table-cell office:value-type="float" office:value="-1768.0">
            <text:p>-1768</text:p>
          </table:table-cell>
          <table:table-cell office:value-type="float" office:value="1696.0">
            <text:p>1696</text:p>
          </table:table-cell>
          <table:table-cell office:value-type="float" office:value="305157.0">
            <text:p>305157</text:p>
          </table:table-cell>
          <table:table-cell office:value-type="float" office:value="47449.0">
            <text:p>47449</text:p>
          </table:table-cell>
          <table:table-cell office:value-type="float" office:value="-337883.0">
            <text:p>-33788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3378.0">
            <text:p>-13378</text:p>
          </table:table-cell>
          <table:table-cell office:value-type="float" office:value="-61669.0">
            <text:p>-61669</text:p>
          </table:table-cell>
          <table:table-cell office:value-type="float" office:value="-70.0">
            <text:p>-70</text:p>
          </table:table-cell>
          <table:table-cell office:value-type="float" office:value="-628.0">
            <text:p>-628</text:p>
          </table:table-cell>
          <table:table-cell office:value-type="float" office:value="-176.0">
            <text:p>-176</text:p>
          </table:table-cell>
          <table:table-cell office:value-type="float" office:value="28355.0">
            <text:p>28355</text:p>
          </table:table-cell>
          <table:table-cell office:value-type="float" office:value="-2027.0">
            <text:p>-2027</text:p>
          </table:table-cell>
          <table:table-cell office:value-type="float" office:value="7986.0">
            <text:p>7986</text:p>
          </table:table-cell>
          <table:table-cell office:value-type="float" office:value="-105.0">
            <text:p>-105</text:p>
          </table:table-cell>
          <table:table-cell office:value-type="float" office:value="-2168.0">
            <text:p>-2168</text:p>
          </table:table-cell>
          <table:table-cell office:value-type="float" office:value="2447.0">
            <text:p>2447</text:p>
          </table:table-cell>
          <table:table-cell office:value-type="float" office:value="333820.0">
            <text:p>333820</text:p>
          </table:table-cell>
          <table:table-cell office:value-type="float" office:value="33942.0">
            <text:p>33942</text:p>
          </table:table-cell>
          <table:table-cell office:value-type="float" office:value="-339638.0">
            <text:p>-3396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2568.0">
            <text:p>2568</text:p>
          </table:table-cell>
          <table:table-cell office:value-type="float" office:value="-44533.0">
            <text:p>-445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536.0">
            <text:p>-536</text:p>
          </table:table-cell>
          <table:table-cell office:value-type="float" office:value="8323.0">
            <text:p>8323</text:p>
          </table:table-cell>
          <table:table-cell office:value-type="float" office:value="541.0">
            <text:p>541</text:p>
          </table:table-cell>
          <table:table-cell office:value-type="float" office:value="-10456.0">
            <text:p>-10456</text:p>
          </table:table-cell>
          <table:table-cell office:value-type="float" office:value="-105.0">
            <text:p>-105</text:p>
          </table:table-cell>
          <table:table-cell office:value-type="float" office:value="-1479.0">
            <text:p>-1479</text:p>
          </table:table-cell>
          <table:table-cell office:value-type="float" office:value="1911.0">
            <text:p>1911</text:p>
          </table:table-cell>
          <table:table-cell office:value-type="float" office:value="340118.0">
            <text:p>340118</text:p>
          </table:table-cell>
          <table:table-cell office:value-type="float" office:value="36210.0">
            <text:p>36210</text:p>
          </table:table-cell>
          <table:table-cell office:value-type="float" office:value="-328183.0">
            <text:p>-328183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1804.0">
            <text:p>1804</text:p>
          </table:table-cell>
          <table:table-cell office:value-type="float" office:value="25040.0">
            <text:p>25040</text:p>
          </table:table-cell>
          <table:table-cell office:value-type="float" office:value="-78.0">
            <text:p>-78</text:p>
          </table:table-cell>
          <table:table-cell office:value-type="float" office:value="-60.0">
            <text:p>-60</text:p>
          </table:table-cell>
          <table:table-cell office:value-type="float" office:value="1699.0">
            <text:p>1699</text:p>
          </table:table-cell>
          <table:table-cell office:value-type="float" office:value="8951.0">
            <text:p>8951</text:p>
          </table:table-cell>
          <table:table-cell office:value-type="float" office:value="2345.0">
            <text:p>2345</text:p>
          </table:table-cell>
          <table:table-cell office:value-type="float" office:value="-31900.0">
            <text:p>-31900</text:p>
          </table:table-cell>
          <table:table-cell office:value-type="float" office:value="-183.0">
            <text:p>-183</text:p>
          </table:table-cell>
          <table:table-cell office:value-type="float" office:value="-2158.0">
            <text:p>-2158</text:p>
          </table:table-cell>
          <table:table-cell office:value-type="float" office:value="3610.0">
            <text:p>3610</text:p>
          </table:table-cell>
          <table:table-cell office:value-type="float" office:value="379813.0">
            <text:p>379813</text:p>
          </table:table-cell>
          <table:table-cell office:value-type="float" office:value="-33931.0">
            <text:p>-33931</text:p>
          </table:table-cell>
          <table:table-cell office:value-type="float" office:value="-345755.0">
            <text:p>-345755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993.0">
            <text:p>-15993</text:p>
          </table:table-cell>
          <table:table-cell office:value-type="float" office:value="68376.0">
            <text:p>68376</text:p>
          </table:table-cell>
          <table:table-cell office:value-type="float" office:value="-70.0">
            <text:p>-70</text:p>
          </table:table-cell>
          <table:table-cell office:value-type="float" office:value="-306.0">
            <text:p>-306</text:p>
          </table:table-cell>
          <table:table-cell office:value-type="float" office:value="-5644.0">
            <text:p>-5644</text:p>
          </table:table-cell>
          <table:table-cell office:value-type="float" office:value="-127906.0">
            <text:p>-127906</text:p>
          </table:table-cell>
          <table:table-cell office:value-type="float" office:value="-1152.0">
            <text:p>-1152</text:p>
          </table:table-cell>
          <table:table-cell office:value-type="float" office:value="-62271.0">
            <text:p>-62271</text:p>
          </table:table-cell>
          <table:table-cell office:value-type="float" office:value="-70.0">
            <text:p>-70</text:p>
          </table:table-cell>
          <table:table-cell office:value-type="float" office:value="-448.0">
            <text:p>-448</text:p>
          </table:table-cell>
          <table:table-cell office:value-type="float" office:value="-386.0">
            <text:p>-386</text:p>
          </table:table-cell>
          <table:table-cell office:value-type="float" office:value="169529.0">
            <text:p>169529</text:p>
          </table:table-cell>
          <table:table-cell office:value-type="float" office:value="59836.0">
            <text:p>59836</text:p>
          </table:table-cell>
          <table:table-cell office:value-type="float" office:value="-106810.0">
            <text:p>-10681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-102.0">
            <text:p>-102</text:p>
          </table:table-cell>
          <table:table-cell office:value-type="float" office:value="-72110.0">
            <text:p>-72110</text:p>
          </table:table-cell>
          <table:table-cell office:value-type="float" office:value="3.0">
            <text:p>3</text:p>
          </table:table-cell>
          <table:table-cell office:value-type="float" office:value="177.0">
            <text:p>177</text:p>
          </table:table-cell>
          <table:table-cell office:value-type="float" office:value="-347.0">
            <text:p>-347</text:p>
          </table:table-cell>
          <table:table-cell office:value-type="float" office:value="-10192.0">
            <text:p>-10192</text:p>
          </table:table-cell>
          <table:table-cell office:value-type="float" office:value="-1254.0">
            <text:p>-1254</text:p>
          </table:table-cell>
          <table:table-cell office:value-type="float" office:value="-58937.0">
            <text:p>-58937</text:p>
          </table:table-cell>
          <table:table-cell office:value-type="float" office:value="-67.0">
            <text:p>-67</text:p>
          </table:table-cell>
          <table:table-cell office:value-type="float" office:value="128.0">
            <text:p>128</text:p>
          </table:table-cell>
          <table:table-cell office:value-type="float" office:value="-733.0">
            <text:p>-733</text:p>
          </table:table-cell>
          <table:table-cell office:value-type="float" office:value="164895.0">
            <text:p>164895</text:p>
          </table:table-cell>
          <table:table-cell office:value-type="float" office:value="82125.0">
            <text:p>82125</text:p>
          </table:table-cell>
          <table:table-cell office:value-type="float" office:value="-106086.0">
            <text:p>-106086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10677.0">
            <text:p>-10677</text:p>
          </table:table-cell>
          <table:table-cell office:value-type="float" office:value="26503.0">
            <text:p>2650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957.0">
            <text:p>-3957</text:p>
          </table:table-cell>
          <table:table-cell office:value-type="float" office:value="-18084.0">
            <text:p>-18084</text:p>
          </table:table-cell>
          <table:table-cell office:value-type="float" office:value="221.0">
            <text:p>221</text:p>
          </table:table-cell>
          <table:table-cell office:value-type="float" office:value="-30218.0">
            <text:p>-30218</text:p>
          </table:table-cell>
          <table:table-cell office:value-type="float" office:value="3.0">
            <text:p>3</text:p>
          </table:table-cell>
          <table:table-cell office:value-type="float" office:value="137.0">
            <text:p>137</text:p>
          </table:table-cell>
          <table:table-cell office:value-type="float" office:value="-1130.0">
            <text:p>-1130</text:p>
          </table:table-cell>
          <table:table-cell office:value-type="float" office:value="167417.0">
            <text:p>167417</text:p>
          </table:table-cell>
          <table:table-cell office:value-type="float" office:value="-8419.0">
            <text:p>-8419</text:p>
          </table:table-cell>
          <table:table-cell office:value-type="float" office:value="-137336.0">
            <text:p>-137336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1517.0">
            <text:p>1517</text:p>
          </table:table-cell>
          <table:table-cell office:value-type="float" office:value="-26834.0">
            <text:p>-268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9.0">
            <text:p>249</text:p>
          </table:table-cell>
          <table:table-cell office:value-type="float" office:value="-14107.0">
            <text:p>-14107</text:p>
          </table:table-cell>
          <table:table-cell office:value-type="float" office:value="1738.0">
            <text:p>1738</text:p>
          </table:table-cell>
          <table:table-cell office:value-type="float" office:value="-1776.0">
            <text:p>-1776</text:p>
          </table:table-cell>
          <table:table-cell office:value-type="float" office:value="3.0">
            <text:p>3</text:p>
          </table:table-cell>
          <table:table-cell office:value-type="float" office:value="85.0">
            <text:p>85</text:p>
          </table:table-cell>
          <table:table-cell office:value-type="float" office:value="-881.0">
            <text:p>-881</text:p>
          </table:table-cell>
          <table:table-cell office:value-type="float" office:value="154002.0">
            <text:p>154002</text:p>
          </table:table-cell>
          <table:table-cell office:value-type="float" office:value="40941.0">
            <text:p>40941</text:p>
          </table:table-cell>
          <table:table-cell office:value-type="float" office:value="-152311.0">
            <text:p>-152311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5554.0">
            <text:p>5554</text:p>
          </table:table-cell>
          <table:table-cell office:value-type="float" office:value="65035.0">
            <text:p>65035</text:p>
          </table:table-cell>
          <table:table-cell office:value-type="float" office:value="-28.0">
            <text:p>-28</text:p>
          </table:table-cell>
          <table:table-cell office:value-type="float" office:value="-106.0">
            <text:p>-106</text:p>
          </table:table-cell>
          <table:table-cell office:value-type="float" office:value="419.0">
            <text:p>419</text:p>
          </table:table-cell>
          <table:table-cell office:value-type="float" office:value="-13033.0">
            <text:p>-13033</text:p>
          </table:table-cell>
          <table:table-cell office:value-type="float" office:value="7292.0">
            <text:p>7292</text:p>
          </table:table-cell>
          <table:table-cell office:value-type="float" office:value="38600.0">
            <text:p>38600</text:p>
          </table:table-cell>
          <table:table-cell office:value-type="float" office:value="-25.0">
            <text:p>-25</text:p>
          </table:table-cell>
          <table:table-cell office:value-type="float" office:value="7.0">
            <text:p>7</text:p>
          </table:table-cell>
          <table:table-cell office:value-type="float" office:value="-462.0">
            <text:p>-462</text:p>
          </table:table-cell>
          <table:table-cell office:value-type="float" office:value="144769.0">
            <text:p>144769</text:p>
          </table:table-cell>
          <table:table-cell office:value-type="float" office:value="-51896.0">
            <text:p>-51896</text:p>
          </table:table-cell>
          <table:table-cell office:value-type="float" office:value="-183376.0">
            <text:p>-183376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3270.0">
            <text:p>-3270</text:p>
          </table:table-cell>
          <table:table-cell office:value-type="float" office:value="30214.0">
            <text:p>302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584.0">
            <text:p>-2584</text:p>
          </table:table-cell>
          <table:table-cell office:value-type="float" office:value="-22720.0">
            <text:p>-22720</text:p>
          </table:table-cell>
          <table:table-cell office:value-type="float" office:value="3001.0">
            <text:p>3001</text:p>
          </table:table-cell>
          <table:table-cell office:value-type="float" office:value="40403.0">
            <text:p>40403</text:p>
          </table:table-cell>
          <table:table-cell office:value-type="float" office:value="3.0">
            <text:p>3</text:p>
          </table:table-cell>
          <table:table-cell office:value-type="float" office:value="140.0">
            <text:p>140</text:p>
          </table:table-cell>
          <table:table-cell office:value-type="float" office:value="-1544.0">
            <text:p>-1544</text:p>
          </table:table-cell>
          <table:table-cell office:value-type="float" office:value="141673.0">
            <text:p>141673</text:p>
          </table:table-cell>
          <table:table-cell office:value-type="float" office:value="-7494.0">
            <text:p>-7494</text:p>
          </table:table-cell>
          <table:table-cell office:value-type="float" office:value="-182216.0">
            <text:p>-182216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5858.0">
            <text:p>5858</text:p>
          </table:table-cell>
          <table:table-cell office:value-type="float" office:value="21131.0">
            <text:p>211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74.0">
            <text:p>1074</text:p>
          </table:table-cell>
          <table:table-cell office:value-type="float" office:value="-12326.0">
            <text:p>-12326</text:p>
          </table:table-cell>
          <table:table-cell office:value-type="float" office:value="8859.0">
            <text:p>8859</text:p>
          </table:table-cell>
          <table:table-cell office:value-type="float" office:value="49994.0">
            <text:p>49994</text:p>
          </table:table-cell>
          <table:table-cell office:value-type="float" office:value="3.0">
            <text:p>3</text:p>
          </table:table-cell>
          <table:table-cell office:value-type="float" office:value="122.0">
            <text:p>122</text:p>
          </table:table-cell>
          <table:table-cell office:value-type="float" office:value="-470.0">
            <text:p>-470</text:p>
          </table:table-cell>
          <table:table-cell office:value-type="float" office:value="143078.0">
            <text:p>143078</text:p>
          </table:table-cell>
          <table:table-cell office:value-type="float" office:value="-8805.0">
            <text:p>-8805</text:p>
          </table:table-cell>
          <table:table-cell office:value-type="float" office:value="-193194.0">
            <text:p>-193194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4205.0">
            <text:p>-14205</text:p>
          </table:table-cell>
          <table:table-cell office:value-type="float" office:value="-19925.0">
            <text:p>-199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7.0">
            <text:p>57</text:p>
          </table:table-cell>
          <table:table-cell office:value-type="float" office:value="-13780.0">
            <text:p>-13780</text:p>
          </table:table-cell>
          <table:table-cell office:value-type="float" office:value="2895.0">
            <text:p>2895</text:p>
          </table:table-cell>
          <table:table-cell office:value-type="float" office:value="28652.0">
            <text:p>28652</text:p>
          </table:table-cell>
          <table:table-cell office:value-type="float" office:value="3.0">
            <text:p>3</text:p>
          </table:table-cell>
          <table:table-cell office:value-type="float" office:value="94.0">
            <text:p>94</text:p>
          </table:table-cell>
          <table:table-cell office:value-type="float" office:value="-706.0">
            <text:p>-706</text:p>
          </table:table-cell>
          <table:table-cell office:value-type="float" office:value="145588.0">
            <text:p>145588</text:p>
          </table:table-cell>
          <table:table-cell office:value-type="float" office:value="33705.0">
            <text:p>33705</text:p>
          </table:table-cell>
          <table:table-cell office:value-type="float" office:value="-174334.0">
            <text:p>-1743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-1467.0">
            <text:p>-1467</text:p>
          </table:table-cell>
          <table:table-cell office:value-type="float" office:value="-9412.0">
            <text:p>-9412</text:p>
          </table:table-cell>
          <table:table-cell office:value-type="float" office:value="-80.0">
            <text:p>-80</text:p>
          </table:table-cell>
          <table:table-cell office:value-type="float" office:value="-1082.0">
            <text:p>-1082</text:p>
          </table:table-cell>
          <table:table-cell office:value-type="float" office:value="-83.0">
            <text:p>-83</text:p>
          </table:table-cell>
          <table:table-cell office:value-type="float" office:value="-19607.0">
            <text:p>-19607</text:p>
          </table:table-cell>
          <table:table-cell office:value-type="float" office:value="1428.0">
            <text:p>1428</text:p>
          </table:table-cell>
          <table:table-cell office:value-type="float" office:value="64829.0">
            <text:p>64829</text:p>
          </table:table-cell>
          <table:table-cell office:value-type="float" office:value="-77.0">
            <text:p>-77</text:p>
          </table:table-cell>
          <table:table-cell office:value-type="float" office:value="-958.0">
            <text:p>-958</text:p>
          </table:table-cell>
          <table:table-cell office:value-type="float" office:value="-789.0">
            <text:p>-789</text:p>
          </table:table-cell>
          <table:table-cell office:value-type="float" office:value="123167.0">
            <text:p>123167</text:p>
          </table:table-cell>
          <table:table-cell office:value-type="float" office:value="30101.0">
            <text:p>30101</text:p>
          </table:table-cell>
          <table:table-cell office:value-type="float" office:value="-187038.0">
            <text:p>-187038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-5097.0">
            <text:p>-5097</text:p>
          </table:table-cell>
          <table:table-cell office:value-type="float" office:value="-5690.0">
            <text:p>-56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805.0">
            <text:p>-805</text:p>
          </table:table-cell>
          <table:table-cell office:value-type="float" office:value="-50934.0">
            <text:p>-50934</text:p>
          </table:table-cell>
          <table:table-cell office:value-type="float" office:value="-3669.0">
            <text:p>-3669</text:p>
          </table:table-cell>
          <table:table-cell office:value-type="float" office:value="94953.0">
            <text:p>94953</text:p>
          </table:table-cell>
          <table:table-cell office:value-type="float" office:value="-77.0">
            <text:p>-77</text:p>
          </table:table-cell>
          <table:table-cell office:value-type="float" office:value="-474.0">
            <text:p>-474</text:p>
          </table:table-cell>
          <table:table-cell office:value-type="float" office:value="-1594.0">
            <text:p>-1594</text:p>
          </table:table-cell>
          <table:table-cell office:value-type="float" office:value="83548.0">
            <text:p>83548</text:p>
          </table:table-cell>
          <table:table-cell office:value-type="float" office:value="56624.0">
            <text:p>56624</text:p>
          </table:table-cell>
          <table:table-cell office:value-type="float" office:value="-178027.0">
            <text:p>-178027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33.0">
            <text:p>-233</text:p>
          </table:table-cell>
          <table:table-cell office:value-type="float" office:value="73807.0">
            <text:p>73807</text:p>
          </table:table-cell>
          <table:table-cell office:value-type="float" office:value="-10.0">
            <text:p>-10</text:p>
          </table:table-cell>
          <table:table-cell office:value-type="float" office:value="-409.0">
            <text:p>-409</text:p>
          </table:table-cell>
          <table:table-cell office:value-type="float" office:value="-556.0">
            <text:p>-556</text:p>
          </table:table-cell>
          <table:table-cell office:value-type="float" office:value="-9412.0">
            <text:p>-9412</text:p>
          </table:table-cell>
          <table:table-cell office:value-type="float" office:value="6158.0">
            <text:p>6158</text:p>
          </table:table-cell>
          <table:table-cell office:value-type="float" office:value="208284.0">
            <text:p>208284</text:p>
          </table:table-cell>
          <table:table-cell office:value-type="float" office:value="-87.0">
            <text:p>-87</text:p>
          </table:table-cell>
          <table:table-cell office:value-type="float" office:value="-1847.0">
            <text:p>-1847</text:p>
          </table:table-cell>
          <table:table-cell office:value-type="float" office:value="-2905.0">
            <text:p>-2905</text:p>
          </table:table-cell>
          <table:table-cell office:value-type="float" office:value="41409.0">
            <text:p>41409</text:p>
          </table:table-cell>
          <table:table-cell office:value-type="float" office:value="-63986.0">
            <text:p>-63986</text:p>
          </table:table-cell>
          <table:table-cell office:value-type="float" office:value="-247846.0">
            <text:p>-247846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3949.0">
            <text:p>-3949</text:p>
          </table:table-cell>
          <table:table-cell office:value-type="float" office:value="-35066.0">
            <text:p>-350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1.0">
            <text:p>521</text:p>
          </table:table-cell>
          <table:table-cell office:value-type="float" office:value="-6063.0">
            <text:p>-6063</text:p>
          </table:table-cell>
          <table:table-cell office:value-type="float" office:value="2209.0">
            <text:p>2209</text:p>
          </table:table-cell>
          <table:table-cell office:value-type="float" office:value="135859.0">
            <text:p>135859</text:p>
          </table:table-cell>
          <table:table-cell office:value-type="float" office:value="-87.0">
            <text:p>-87</text:p>
          </table:table-cell>
          <table:table-cell office:value-type="float" office:value="-871.0">
            <text:p>-871</text:p>
          </table:table-cell>
          <table:table-cell office:value-type="float" office:value="-2384.0">
            <text:p>-2384</text:p>
          </table:table-cell>
          <table:table-cell office:value-type="float" office:value="73219.0">
            <text:p>73219</text:p>
          </table:table-cell>
          <table:table-cell office:value-type="float" office:value="41129.0">
            <text:p>41129</text:p>
          </table:table-cell>
          <table:table-cell office:value-type="float" office:value="-208207.0">
            <text:p>-208207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341.0">
            <text:p>-13341</text:p>
          </table:table-cell>
          <table:table-cell office:value-type="float" office:value="3624.0">
            <text:p>3624</text:p>
          </table:table-cell>
          <table:table-cell office:value-type="float" office:value="-370.0">
            <text:p>-370</text:p>
          </table:table-cell>
          <table:table-cell office:value-type="float" office:value="-23062.0">
            <text:p>-23062</text:p>
          </table:table-cell>
          <table:table-cell office:value-type="float" office:value="846.0">
            <text:p>846</text:p>
          </table:table-cell>
          <table:table-cell office:value-type="float" office:value="40055.0">
            <text:p>40055</text:p>
          </table:table-cell>
          <table:table-cell office:value-type="float" office:value="-740.0">
            <text:p>-740</text:p>
          </table:table-cell>
          <table:table-cell office:value-type="float" office:value="117005.0">
            <text:p>117005</text:p>
          </table:table-cell>
          <table:table-cell office:value-type="float" office:value="-457.0">
            <text:p>-457</text:p>
          </table:table-cell>
          <table:table-cell office:value-type="float" office:value="-25200.0">
            <text:p>-25200</text:p>
          </table:table-cell>
          <table:table-cell office:value-type="float" office:value="-502.0">
            <text:p>-502</text:p>
          </table:table-cell>
          <table:table-cell office:value-type="float" office:value="142361.0">
            <text:p>142361</text:p>
          </table:table-cell>
          <table:table-cell office:value-type="float" office:value="-20617.0">
            <text:p>-20617</text:p>
          </table:table-cell>
          <table:table-cell office:value-type="float" office:value="-234166.0">
            <text:p>-234166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4843.0">
            <text:p>4843</text:p>
          </table:table-cell>
          <table:table-cell office:value-type="float" office:value="227362.0">
            <text:p>227362</text:p>
          </table:table-cell>
          <table:table-cell office:value-type="float" office:value="-30.0">
            <text:p>-30</text:p>
          </table:table-cell>
          <table:table-cell office:value-type="float" office:value="-967.0">
            <text:p>-967</text:p>
          </table:table-cell>
          <table:table-cell office:value-type="float" office:value="937.0">
            <text:p>937</text:p>
          </table:table-cell>
          <table:table-cell office:value-type="float" office:value="30502.0">
            <text:p>30502</text:p>
          </table:table-cell>
          <table:table-cell office:value-type="float" office:value="10909.0">
            <text:p>10909</text:p>
          </table:table-cell>
          <table:table-cell office:value-type="float" office:value="287165.0">
            <text:p>287165</text:p>
          </table:table-cell>
          <table:table-cell office:value-type="float" office:value="-487.0">
            <text:p>-487</text:p>
          </table:table-cell>
          <table:table-cell office:value-type="float" office:value="-52436.0">
            <text:p>-52436</text:p>
          </table:table-cell>
          <table:table-cell office:value-type="float" office:value="-1388.0">
            <text:p>-1388</text:p>
          </table:table-cell>
          <table:table-cell office:value-type="float" office:value="90014.0">
            <text:p>90014</text:p>
          </table:table-cell>
          <table:table-cell office:value-type="float" office:value="-256897.0">
            <text:p>-256897</text:p>
          </table:table-cell>
          <table:table-cell office:value-type="float" office:value="-324743.0">
            <text:p>-32474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1672.0">
            <text:p>-1672</text:p>
          </table:table-cell>
          <table:table-cell office:value-type="float" office:value="-6781.0">
            <text:p>-6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34.0">
            <text:p>434</text:p>
          </table:table-cell>
          <table:table-cell office:value-type="float" office:value="-191.0">
            <text:p>-191</text:p>
          </table:table-cell>
          <table:table-cell office:value-type="float" office:value="9237.0">
            <text:p>9237</text:p>
          </table:table-cell>
          <table:table-cell office:value-type="float" office:value="233246.0">
            <text:p>233246</text:p>
          </table:table-cell>
          <table:table-cell office:value-type="float" office:value="-487.0">
            <text:p>-487</text:p>
          </table:table-cell>
          <table:table-cell office:value-type="float" office:value="-49962.0">
            <text:p>-49962</text:p>
          </table:table-cell>
          <table:table-cell office:value-type="float" office:value="-954.0">
            <text:p>-954</text:p>
          </table:table-cell>
          <table:table-cell office:value-type="float" office:value="107297.0">
            <text:p>107297</text:p>
          </table:table-cell>
          <table:table-cell office:value-type="float" office:value="6972.0">
            <text:p>6972</text:p>
          </table:table-cell>
          <table:table-cell office:value-type="float" office:value="-290581.0">
            <text:p>-290581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9835.0">
            <text:p>-9835</text:p>
          </table:table-cell>
          <table:table-cell office:value-type="float" office:value="-14075.0">
            <text:p>-140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13.0">
            <text:p>713</text:p>
          </table:table-cell>
          <table:table-cell office:value-type="float" office:value="7019.0">
            <text:p>7019</text:p>
          </table:table-cell>
          <table:table-cell office:value-type="float" office:value="5120.0">
            <text:p>5120</text:p>
          </table:table-cell>
          <table:table-cell office:value-type="float" office:value="247602.0">
            <text:p>247602</text:p>
          </table:table-cell>
          <table:table-cell office:value-type="float" office:value="-487.0">
            <text:p>-487</text:p>
          </table:table-cell>
          <table:table-cell office:value-type="float" office:value="-61040.0">
            <text:p>-61040</text:p>
          </table:table-cell>
          <table:table-cell office:value-type="float" office:value="-331.0">
            <text:p>-331</text:p>
          </table:table-cell>
          <table:table-cell office:value-type="float" office:value="80345.0">
            <text:p>80345</text:p>
          </table:table-cell>
          <table:table-cell office:value-type="float" office:value="7056.0">
            <text:p>7056</text:p>
          </table:table-cell>
          <table:table-cell office:value-type="float" office:value="-266907.0">
            <text:p>-266907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525.0">
            <text:p>-525</text:p>
          </table:table-cell>
          <table:table-cell office:value-type="float" office:value="-40823.0">
            <text:p>-408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18.0">
            <text:p>418</text:p>
          </table:table-cell>
          <table:table-cell office:value-type="float" office:value="3399.0">
            <text:p>3399</text:p>
          </table:table-cell>
          <table:table-cell office:value-type="float" office:value="4595.0">
            <text:p>4595</text:p>
          </table:table-cell>
          <table:table-cell office:value-type="float" office:value="174201.0">
            <text:p>174201</text:p>
          </table:table-cell>
          <table:table-cell office:value-type="float" office:value="-487.0">
            <text:p>-487</text:p>
          </table:table-cell>
          <table:table-cell office:value-type="float" office:value="-59224.0">
            <text:p>-59224</text:p>
          </table:table-cell>
          <table:table-cell office:value-type="float" office:value="87.0">
            <text:p>87</text:p>
          </table:table-cell>
          <table:table-cell office:value-type="float" office:value="107323.0">
            <text:p>107323</text:p>
          </table:table-cell>
          <table:table-cell office:value-type="float" office:value="37424.0">
            <text:p>37424</text:p>
          </table:table-cell>
          <table:table-cell office:value-type="float" office:value="-222300.0">
            <text:p>-222300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2910.0">
            <text:p>2910</text:p>
          </table:table-cell>
          <table:table-cell office:value-type="float" office:value="51869.0">
            <text:p>5186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03.0">
            <text:p>-403</text:p>
          </table:table-cell>
          <table:table-cell office:value-type="float" office:value="-34909.0">
            <text:p>-34909</text:p>
          </table:table-cell>
          <table:table-cell office:value-type="float" office:value="7505.0">
            <text:p>7505</text:p>
          </table:table-cell>
          <table:table-cell office:value-type="float" office:value="335636.0">
            <text:p>335636</text:p>
          </table:table-cell>
          <table:table-cell office:value-type="float" office:value="-487.0">
            <text:p>-487</text:p>
          </table:table-cell>
          <table:table-cell office:value-type="float" office:value="-79719.0">
            <text:p>-79719</text:p>
          </table:table-cell>
          <table:table-cell office:value-type="float" office:value="-316.0">
            <text:p>-316</text:p>
          </table:table-cell>
          <table:table-cell office:value-type="float" office:value="11707.0">
            <text:p>11707</text:p>
          </table:table-cell>
          <table:table-cell office:value-type="float" office:value="-16960.0">
            <text:p>-16960</text:p>
          </table:table-cell>
          <table:table-cell office:value-type="float" office:value="-267624.0">
            <text:p>-267624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6654.0">
            <text:p>-6654</text:p>
          </table:table-cell>
          <table:table-cell office:value-type="float" office:value="63488.0">
            <text:p>63488</text:p>
          </table:table-cell>
          <table:table-cell office:value-type="float" office:value="5.0">
            <text:p>5</text:p>
          </table:table-cell>
          <table:table-cell office:value-type="float" office:value="277.0">
            <text:p>277</text:p>
          </table:table-cell>
          <table:table-cell office:value-type="float" office:value="-4768.0">
            <text:p>-4768</text:p>
          </table:table-cell>
          <table:table-cell office:value-type="float" office:value="-54064.0">
            <text:p>-54064</text:p>
          </table:table-cell>
          <table:table-cell office:value-type="float" office:value="588.0">
            <text:p>588</text:p>
          </table:table-cell>
          <table:table-cell office:value-type="float" office:value="32200.0">
            <text:p>32200</text:p>
          </table:table-cell>
          <table:table-cell office:value-type="float" office:value="-235.0">
            <text:p>-235</text:p>
          </table:table-cell>
          <table:table-cell office:value-type="float" office:value="-50392.0">
            <text:p>-50392</text:p>
          </table:table-cell>
          <table:table-cell office:value-type="float" office:value="824.0">
            <text:p>824</text:p>
          </table:table-cell>
          <table:table-cell office:value-type="float" office:value="281162.0">
            <text:p>281162</text:p>
          </table:table-cell>
          <table:table-cell office:value-type="float" office:value="-9701.0">
            <text:p>-9701</text:p>
          </table:table-cell>
          <table:table-cell office:value-type="float" office:value="-262970.0">
            <text:p>-262970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42.0">
            <text:p>-642</text:p>
          </table:table-cell>
          <table:table-cell office:value-type="float" office:value="2229.0">
            <text:p>2229</text:p>
          </table:table-cell>
          <table:table-cell office:value-type="float" office:value="-120.0">
            <text:p>-120</text:p>
          </table:table-cell>
          <table:table-cell office:value-type="float" office:value="-7295.0">
            <text:p>-7295</text:p>
          </table:table-cell>
          <table:table-cell office:value-type="float" office:value="-1110.0">
            <text:p>-1110</text:p>
          </table:table-cell>
          <table:table-cell office:value-type="float" office:value="-78965.0">
            <text:p>-78965</text:p>
          </table:table-cell>
          <table:table-cell office:value-type="float" office:value="-54.0">
            <text:p>-54</text:p>
          </table:table-cell>
          <table:table-cell office:value-type="float" office:value="4423.0">
            <text:p>4423</text:p>
          </table:table-cell>
          <table:table-cell office:value-type="float" office:value="-355.0">
            <text:p>-355</text:p>
          </table:table-cell>
          <table:table-cell office:value-type="float" office:value="-66937.0">
            <text:p>-66937</text:p>
          </table:table-cell>
          <table:table-cell office:value-type="float" office:value="-286.0">
            <text:p>-286</text:p>
          </table:table-cell>
          <table:table-cell office:value-type="float" office:value="205601.0">
            <text:p>205601</text:p>
          </table:table-cell>
          <table:table-cell office:value-type="float" office:value="84031.0">
            <text:p>84031</text:p>
          </table:table-cell>
          <table:table-cell office:value-type="float" office:value="-143087.0">
            <text:p>-14308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17494.0">
            <text:p>-17494</text:p>
          </table:table-cell>
          <table:table-cell office:value-type="float" office:value="-95348.0">
            <text:p>-9534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16.0">
            <text:p>-3116</text:p>
          </table:table-cell>
          <table:table-cell office:value-type="float" office:value="-13586.0">
            <text:p>-13586</text:p>
          </table:table-cell>
          <table:table-cell office:value-type="float" office:value="461.0">
            <text:p>461</text:p>
          </table:table-cell>
          <table:table-cell office:value-type="float" office:value="-24382.0">
            <text:p>-24382</text:p>
          </table:table-cell>
          <table:table-cell office:value-type="float" office:value="-355.0">
            <text:p>-355</text:p>
          </table:table-cell>
          <table:table-cell office:value-type="float" office:value="-58013.0">
            <text:p>-58013</text:p>
          </table:table-cell>
          <table:table-cell office:value-type="float" office:value="-162.0">
            <text:p>-162</text:p>
          </table:table-cell>
          <table:table-cell office:value-type="float" office:value="214580.0">
            <text:p>214580</text:p>
          </table:table-cell>
          <table:table-cell office:value-type="float" office:value="108934.0">
            <text:p>108934</text:p>
          </table:table-cell>
          <table:table-cell office:value-type="float" office:value="-132185.0">
            <text:p>-132185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5580.0">
            <text:p>5580</text:p>
          </table:table-cell>
          <table:table-cell office:value-type="float" office:value="-18531.0">
            <text:p>-18531</text:p>
          </table:table-cell>
          <table:table-cell office:value-type="float" office:value="-10.0">
            <text:p>-10</text:p>
          </table:table-cell>
          <table:table-cell office:value-type="float" office:value="-655.0">
            <text:p>-655</text:p>
          </table:table-cell>
          <table:table-cell office:value-type="float" office:value="-129.0">
            <text:p>-129</text:p>
          </table:table-cell>
          <table:table-cell office:value-type="float" office:value="-5709.0">
            <text:p>-5709</text:p>
          </table:table-cell>
          <table:table-cell office:value-type="float" office:value="6041.0">
            <text:p>6041</text:p>
          </table:table-cell>
          <table:table-cell office:value-type="float" office:value="-32822.0">
            <text:p>-32822</text:p>
          </table:table-cell>
          <table:table-cell office:value-type="float" office:value="-365.0">
            <text:p>-365</text:p>
          </table:table-cell>
          <table:table-cell office:value-type="float" office:value="-60895.0">
            <text:p>-60895</text:p>
          </table:table-cell>
          <table:table-cell office:value-type="float" office:value="-291.0">
            <text:p>-291</text:p>
          </table:table-cell>
          <table:table-cell office:value-type="float" office:value="207090.0">
            <text:p>207090</text:p>
          </table:table-cell>
          <table:table-cell office:value-type="float" office:value="24895.0">
            <text:p>24895</text:p>
          </table:table-cell>
          <table:table-cell office:value-type="float" office:value="-113373.0">
            <text:p>-113373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1319.0">
            <text:p>1319</text:p>
          </table:table-cell>
          <table:table-cell office:value-type="float" office:value="-12342.0">
            <text:p>-12342</text:p>
          </table:table-cell>
          <table:table-cell office:value-type="float" office:value="-10.0">
            <text:p>-10</text:p>
          </table:table-cell>
          <table:table-cell office:value-type="float" office:value="-695.0">
            <text:p>-695</text:p>
          </table:table-cell>
          <table:table-cell office:value-type="float" office:value="926.0">
            <text:p>926</text:p>
          </table:table-cell>
          <table:table-cell office:value-type="float" office:value="6534.0">
            <text:p>6534</text:p>
          </table:table-cell>
          <table:table-cell office:value-type="float" office:value="7360.0">
            <text:p>7360</text:p>
          </table:table-cell>
          <table:table-cell office:value-type="float" office:value="-57319.0">
            <text:p>-57319</text:p>
          </table:table-cell>
          <table:table-cell office:value-type="float" office:value="-375.0">
            <text:p>-375</text:p>
          </table:table-cell>
          <table:table-cell office:value-type="float" office:value="-73530.0">
            <text:p>-73530</text:p>
          </table:table-cell>
          <table:table-cell office:value-type="float" office:value="635.0">
            <text:p>635</text:p>
          </table:table-cell>
          <table:table-cell office:value-type="float" office:value="201883.0">
            <text:p>201883</text:p>
          </table:table-cell>
          <table:table-cell office:value-type="float" office:value="6503.0">
            <text:p>6503</text:p>
          </table:table-cell>
          <table:table-cell office:value-type="float" office:value="-71034.0">
            <text:p>-7103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7028.0">
            <text:p>-7028</text:p>
          </table:table-cell>
          <table:table-cell office:value-type="float" office:value="42161.0">
            <text:p>4216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105.0">
            <text:p>-3105</text:p>
          </table:table-cell>
          <table:table-cell office:value-type="float" office:value="-7959.0">
            <text:p>-7959</text:p>
          </table:table-cell>
          <table:table-cell office:value-type="float" office:value="4356.0">
            <text:p>4356</text:p>
          </table:table-cell>
          <table:table-cell office:value-type="float" office:value="-46891.0">
            <text:p>-46891</text:p>
          </table:table-cell>
          <table:table-cell office:value-type="float" office:value="-375.0">
            <text:p>-375</text:p>
          </table:table-cell>
          <table:table-cell office:value-type="float" office:value="-75947.0">
            <text:p>-75947</text:p>
          </table:table-cell>
          <table:table-cell office:value-type="float" office:value="-348.0">
            <text:p>-348</text:p>
          </table:table-cell>
          <table:table-cell office:value-type="float" office:value="195694.0">
            <text:p>195694</text:p>
          </table:table-cell>
          <table:table-cell office:value-type="float" office:value="-34202.0">
            <text:p>-34202</text:p>
          </table:table-cell>
          <table:table-cell office:value-type="float" office:value="-72856.0">
            <text:p>-72856</text:p>
          </table:table-cell>
        </table:table-row>
      </table:table>
      <table:table table:name="賣權" table:style-name="ta1">
        <table:shapes>
          <draw:frame draw:z-index="0" draw:style-name="gr1" draw:text-style-name="P1" svg:width="15.999cm" svg:height="8.999cm" svg:x="13.745cm" svg:y="1.951cm">
            <draw:object draw:notify-on-update-of-ranges="賣權.A2:賣權.A50 賣權.I1:賣權.I1 賣權.I2:賣權.I50 賣權.M1:賣權.M1 賣權.M2:賣權.M50 賣權.O1:賣權.O1 賣權.O2:賣權.O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pd1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交易口數_自營商</text:p>
          </table:table-cell>
          <table:table-cell office:value-type="string" ns42:value-type="string">
            <text:p>交易契約金額_自營商</text:p>
          </table:table-cell>
          <table:table-cell office:value-type="string" ns42:value-type="string">
            <text:p>交易口數_投信</text:p>
          </table:table-cell>
          <table:table-cell office:value-type="string" ns42:value-type="string">
            <text:p>交易契約金額_投信</text:p>
          </table:table-cell>
          <table:table-cell office:value-type="string" ns42:value-type="string">
            <text:p>交易口數_外資</text:p>
          </table:table-cell>
          <table:table-cell office:value-type="string" ns42:value-type="string">
            <text:p>交易契約金額_外資</text:p>
          </table:table-cell>
          <table:table-cell office:value-type="string" ns42:value-type="string">
            <text:p>未平倉口數_自營商</text:p>
          </table:table-cell>
          <table:table-cell office:value-type="string" ns42:value-type="string">
            <text:p>未平倉金額_自營商</text:p>
          </table:table-cell>
          <table:table-cell office:value-type="string" ns42:value-type="string">
            <text:p>未平倉口數_投信</text:p>
          </table:table-cell>
          <table:table-cell office:value-type="string" ns42:value-type="string">
            <text:p>未平倉金額_投信</text:p>
          </table:table-cell>
          <table:table-cell office:value-type="string" ns42:value-type="string">
            <text:p>未平倉口數_外資</text:p>
          </table:table-cell>
          <table:table-cell office:value-type="string" ns42:value-type="string">
            <text:p>未平倉金額_外資</text:p>
          </table:table-cell>
          <table:table-cell office:value-type="string" ns42:value-type="string">
            <text:p>交易契約金額_散戶</text:p>
          </table:table-cell>
          <table:table-cell office:value-type="string" ns42:value-type="string">
            <text:p>未平倉金額_散戶</text:p>
          </table:table-cell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7920" ns42:value-type="float">
            <text:p>-7920</text:p>
          </table:table-cell>
          <table:table-cell office:value-type="float" office:value="-15319" ns42:value-type="float">
            <text:p>-153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390" ns42:value-type="float">
            <text:p>-3390</text:p>
          </table:table-cell>
          <table:table-cell office:value-type="float" office:value="-18466" ns42:value-type="float">
            <text:p>-18466</text:p>
          </table:table-cell>
          <table:table-cell office:value-type="float" office:value="11242" ns42:value-type="float">
            <text:p>11242</text:p>
          </table:table-cell>
          <table:table-cell office:value-type="float" office:value="195404" ns42:value-type="float">
            <text:p>195404</text:p>
          </table:table-cell>
          <table:table-cell office:value-type="float" office:value="150" ns42:value-type="float">
            <text:p>150</text:p>
          </table:table-cell>
          <table:table-cell office:value-type="float" office:value="108" ns42:value-type="float">
            <text:p>108</text:p>
          </table:table-cell>
          <table:table-cell office:value-type="float" office:value="-2057" ns42:value-type="float">
            <text:p>-2057</text:p>
          </table:table-cell>
          <table:table-cell office:value-type="float" office:value="-9342" ns42:value-type="float">
            <text:p>-9342</text:p>
          </table:table-cell>
          <table:table-cell office:value-type="float" office:value="33785" ns42:value-type="float">
            <text:p>33785</text:p>
          </table:table-cell>
          <table:table-cell office:value-type="float" office:value="-186170" ns42:value-type="float">
            <text:p>-186170</text:p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396" ns42:value-type="float">
            <text:p>396</text:p>
          </table:table-cell>
          <table:table-cell office:value-type="float" office:value="-13212" ns42:value-type="float">
            <text:p>-1321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903" ns42:value-type="float">
            <text:p>-903</text:p>
          </table:table-cell>
          <table:table-cell office:value-type="float" office:value="-14423" ns42:value-type="float">
            <text:p>-14423</text:p>
          </table:table-cell>
          <table:table-cell office:value-type="float" office:value="11638" ns42:value-type="float">
            <text:p>11638</text:p>
          </table:table-cell>
          <table:table-cell office:value-type="float" office:value="185312" ns42:value-type="float">
            <text:p>185312</text:p>
          </table:table-cell>
          <table:table-cell office:value-type="float" office:value="150" ns42:value-type="float">
            <text:p>150</text:p>
          </table:table-cell>
          <table:table-cell office:value-type="float" office:value="85" ns42:value-type="float">
            <text:p>85</text:p>
          </table:table-cell>
          <table:table-cell office:value-type="float" office:value="-2960" ns42:value-type="float">
            <text:p>-2960</text:p>
          </table:table-cell>
          <table:table-cell office:value-type="float" office:value="-13321" ns42:value-type="float">
            <text:p>-13321</text:p>
          </table:table-cell>
          <table:table-cell office:value-type="float" office:value="27635" ns42:value-type="float">
            <text:p>27635</text:p>
          </table:table-cell>
          <table:table-cell office:value-type="float" office:value="-172076" ns42:value-type="float">
            <text:p>-172076</text:p>
          </table:table-cell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544" ns42:value-type="float">
            <text:p>544</text:p>
          </table:table-cell>
          <table:table-cell office:value-type="float" office:value="29304" ns42:value-type="float">
            <text:p>29304</text:p>
          </table:table-cell>
          <table:table-cell office:value-type="float" office:value="50" ns42:value-type="float">
            <text:p>50</text:p>
          </table:table-cell>
          <table:table-cell office:value-type="float" office:value="749" ns42:value-type="float">
            <text:p>749</text:p>
          </table:table-cell>
          <table:table-cell office:value-type="float" office:value="281" ns42:value-type="float">
            <text:p>281</text:p>
          </table:table-cell>
          <table:table-cell office:value-type="float" office:value="-278" ns42:value-type="float">
            <text:p>-278</text:p>
          </table:table-cell>
          <table:table-cell office:value-type="float" office:value="12182" ns42:value-type="float">
            <text:p>12182</text:p>
          </table:table-cell>
          <table:table-cell office:value-type="float" office:value="210877" ns42:value-type="float">
            <text:p>210877</text:p>
          </table:table-cell>
          <table:table-cell office:value-type="float" office:value="200" ns42:value-type="float">
            <text:p>200</text:p>
          </table:table-cell>
          <table:table-cell office:value-type="float" office:value="695" ns42:value-type="float">
            <text:p>695</text:p>
          </table:table-cell>
          <table:table-cell office:value-type="float" office:value="-2679" ns42:value-type="float">
            <text:p>-2679</text:p>
          </table:table-cell>
          <table:table-cell office:value-type="float" office:value="-13124" ns42:value-type="float">
            <text:p>-13124</text:p>
          </table:table-cell>
          <table:table-cell office:value-type="float" office:value="-29775" ns42:value-type="float">
            <text:p>-29775</text:p>
          </table:table-cell>
          <table:table-cell office:value-type="float" office:value="-198448" ns42:value-type="float">
            <text:p>-198448</text:p>
          </table:table-cell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22631" ns42:value-type="float">
            <text:p>-22631</text:p>
          </table:table-cell>
          <table:table-cell office:value-type="float" office:value="-23297" ns42:value-type="float">
            <text:p>-2329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527" ns42:value-type="float">
            <text:p>-1527</text:p>
          </table:table-cell>
          <table:table-cell office:value-type="float" office:value="-22102" ns42:value-type="float">
            <text:p>-22102</text:p>
          </table:table-cell>
          <table:table-cell office:value-type="float" office:value="10486" ns42:value-type="float">
            <text:p>10486</text:p>
          </table:table-cell>
          <table:table-cell office:value-type="float" office:value="174334" ns42:value-type="float">
            <text:p>174334</text:p>
          </table:table-cell>
          <table:table-cell office:value-type="float" office:value="200" ns42:value-type="float">
            <text:p>200</text:p>
          </table:table-cell>
          <table:table-cell office:value-type="float" office:value="613" ns42:value-type="float">
            <text:p>613</text:p>
          </table:table-cell>
          <table:table-cell office:value-type="float" office:value="-200" ns42:value-type="float">
            <text:p>-200</text:p>
          </table:table-cell>
          <table:table-cell office:value-type="float" office:value="3597" ns42:value-type="float">
            <text:p>3597</text:p>
          </table:table-cell>
          <table:table-cell office:value-type="float" office:value="45399" ns42:value-type="float">
            <text:p>45399</text:p>
          </table:table-cell>
          <table:table-cell office:value-type="float" office:value="-178544" ns42:value-type="float">
            <text:p>-178544</text:p>
          </table:table-cell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10834" ns42:value-type="float">
            <text:p>-10834</text:p>
          </table:table-cell>
          <table:table-cell office:value-type="float" office:value="-49628" ns42:value-type="float">
            <text:p>-4962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393" ns42:value-type="float">
            <text:p>-4393</text:p>
          </table:table-cell>
          <table:table-cell office:value-type="float" office:value="-24374" ns42:value-type="float">
            <text:p>-24374</text:p>
          </table:table-cell>
          <table:table-cell office:value-type="float" office:value="13622" ns42:value-type="float">
            <text:p>13622</text:p>
          </table:table-cell>
          <table:table-cell office:value-type="float" office:value="156602" ns42:value-type="float">
            <text:p>156602</text:p>
          </table:table-cell>
          <table:table-cell office:value-type="float" office:value="200" ns42:value-type="float">
            <text:p>200</text:p>
          </table:table-cell>
          <table:table-cell office:value-type="float" office:value="374" ns42:value-type="float">
            <text:p>374</text:p>
          </table:table-cell>
          <table:table-cell office:value-type="float" office:value="-720" ns42:value-type="float">
            <text:p>-720</text:p>
          </table:table-cell>
          <table:table-cell office:value-type="float" office:value="-5123" ns42:value-type="float">
            <text:p>-5123</text:p>
          </table:table-cell>
          <table:table-cell office:value-type="float" office:value="74002" ns42:value-type="float">
            <text:p>74002</text:p>
          </table:table-cell>
          <table:table-cell office:value-type="float" office:value="-151853" ns42:value-type="float">
            <text:p>-151853</text:p>
          </table:table-cell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2101" ns42:value-type="float">
            <text:p>-2101</text:p>
          </table:table-cell>
          <table:table-cell office:value-type="float" office:value="-57959" ns42:value-type="float">
            <text:p>-5795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59" ns42:value-type="float">
            <text:p>1259</text:p>
          </table:table-cell>
          <table:table-cell office:value-type="float" office:value="-5019" ns42:value-type="float">
            <text:p>-5019</text:p>
          </table:table-cell>
          <table:table-cell office:value-type="float" office:value="11521" ns42:value-type="float">
            <text:p>11521</text:p>
          </table:table-cell>
          <table:table-cell office:value-type="float" office:value="115453" ns42:value-type="float">
            <text:p>115453</text:p>
          </table:table-cell>
          <table:table-cell office:value-type="float" office:value="200" ns42:value-type="float">
            <text:p>200</text:p>
          </table:table-cell>
          <table:table-cell office:value-type="float" office:value="300" ns42:value-type="float">
            <text:p>300</text:p>
          </table:table-cell>
          <table:table-cell office:value-type="float" office:value="539" ns42:value-type="float">
            <text:p>539</text:p>
          </table:table-cell>
          <table:table-cell office:value-type="float" office:value="1566" ns42:value-type="float">
            <text:p>1566</text:p>
          </table:table-cell>
          <table:table-cell office:value-type="float" office:value="62978" ns42:value-type="float">
            <text:p>62978</text:p>
          </table:table-cell>
          <table:table-cell office:value-type="float" office:value="-117319" ns42:value-type="float">
            <text:p>-117319</text:p>
          </table:table-cell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2769" ns42:value-type="float">
            <text:p>2769</text:p>
          </table:table-cell>
          <table:table-cell office:value-type="float" office:value="20061" ns42:value-type="float">
            <text:p>20061</text:p>
          </table:table-cell>
          <table:table-cell office:value-type="float" office:value="0" ns42:value-type="float">
            <text:p>0</text:p>
          </table:table-cell>
          <table:table-cell office:value-type="float" office:value="254" ns42:value-type="float">
            <text:p>254</text:p>
          </table:table-cell>
          <table:table-cell office:value-type="float" office:value="873" ns42:value-type="float">
            <text:p>873</text:p>
          </table:table-cell>
          <table:table-cell office:value-type="float" office:value="-2113" ns42:value-type="float">
            <text:p>-2113</text:p>
          </table:table-cell>
          <table:table-cell office:value-type="float" office:value="14290" ns42:value-type="float">
            <text:p>14290</text:p>
          </table:table-cell>
          <table:table-cell office:value-type="float" office:value="132437" ns42:value-type="float">
            <text:p>132437</text:p>
          </table:table-cell>
          <table:table-cell office:value-type="float" office:value="200" ns42:value-type="float">
            <text:p>200</text:p>
          </table:table-cell>
          <table:table-cell office:value-type="float" office:value="409" ns42:value-type="float">
            <text:p>409</text:p>
          </table:table-cell>
          <table:table-cell office:value-type="float" office:value="1412" ns42:value-type="float">
            <text:p>1412</text:p>
          </table:table-cell>
          <table:table-cell office:value-type="float" office:value="11490" ns42:value-type="float">
            <text:p>11490</text:p>
          </table:table-cell>
          <table:table-cell office:value-type="float" office:value="-18202" ns42:value-type="float">
            <text:p>-18202</text:p>
          </table:table-cell>
          <table:table-cell office:value-type="float" office:value="-144336" ns42:value-type="float">
            <text:p>-144336</text:p>
          </table:table-cell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15177" ns42:value-type="float">
            <text:p>-15177</text:p>
          </table:table-cell>
          <table:table-cell office:value-type="float" office:value="30726" ns42:value-type="float">
            <text:p>307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708" ns42:value-type="float">
            <text:p>-708</text:p>
          </table:table-cell>
          <table:table-cell office:value-type="float" office:value="-50382" ns42:value-type="float">
            <text:p>-50382</text:p>
          </table:table-cell>
          <table:table-cell office:value-type="float" office:value="12735" ns42:value-type="float">
            <text:p>12735</text:p>
          </table:table-cell>
          <table:table-cell office:value-type="float" office:value="120953" ns42:value-type="float">
            <text:p>120953</text:p>
          </table:table-cell>
          <table:table-cell office:value-type="float" office:value="200" ns42:value-type="float">
            <text:p>200</text:p>
          </table:table-cell>
          <table:table-cell office:value-type="float" office:value="426" ns42:value-type="float">
            <text:p>426</text:p>
          </table:table-cell>
          <table:table-cell office:value-type="float" office:value="2680" ns42:value-type="float">
            <text:p>2680</text:p>
          </table:table-cell>
          <table:table-cell office:value-type="float" office:value="16302" ns42:value-type="float">
            <text:p>16302</text:p>
          </table:table-cell>
          <table:table-cell office:value-type="float" office:value="19656" ns42:value-type="float">
            <text:p>19656</text:p>
          </table:table-cell>
          <table:table-cell office:value-type="float" office:value="-137681" ns42:value-type="float">
            <text:p>-137681</text:p>
          </table:table-cell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639" ns42:value-type="float">
            <text:p>639</text:p>
          </table:table-cell>
          <table:table-cell office:value-type="float" office:value="-14318" ns42:value-type="float">
            <text:p>-14318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33" ns42:value-type="float">
            <text:p>233</text:p>
          </table:table-cell>
          <table:table-cell office:value-type="float" office:value="-14847" ns42:value-type="float">
            <text:p>-14847</text:p>
          </table:table-cell>
          <table:table-cell office:value-type="float" office:value="13374" ns42:value-type="float">
            <text:p>13374</text:p>
          </table:table-cell>
          <table:table-cell office:value-type="float" office:value="114161" ns42:value-type="float">
            <text:p>114161</text:p>
          </table:table-cell>
          <table:table-cell office:value-type="float" office:value="200" ns42:value-type="float">
            <text:p>200</text:p>
          </table:table-cell>
          <table:table-cell office:value-type="float" office:value="401" ns42:value-type="float">
            <text:p>401</text:p>
          </table:table-cell>
          <table:table-cell office:value-type="float" office:value="2913" ns42:value-type="float">
            <text:p>2913</text:p>
          </table:table-cell>
          <table:table-cell office:value-type="float" office:value="800" ns42:value-type="float">
            <text:p>800</text:p>
          </table:table-cell>
          <table:table-cell office:value-type="float" office:value="29165" ns42:value-type="float">
            <text:p>29165</text:p>
          </table:table-cell>
          <table:table-cell office:value-type="float" office:value="-115362" ns42:value-type="float">
            <text:p>-115362</text:p>
          </table:table-cell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547" ns42:value-type="float">
            <text:p>-547</text:p>
          </table:table-cell>
          <table:table-cell office:value-type="float" office:value="90287" ns42:value-type="float">
            <text:p>902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837" ns42:value-type="float">
            <text:p>-2837</text:p>
          </table:table-cell>
          <table:table-cell office:value-type="float" office:value="-57311" ns42:value-type="float">
            <text:p>-57311</text:p>
          </table:table-cell>
          <table:table-cell office:value-type="float" office:value="17574" ns42:value-type="float">
            <text:p>17574</text:p>
          </table:table-cell>
          <table:table-cell office:value-type="float" office:value="152544" ns42:value-type="float">
            <text:p>152544</text:p>
          </table:table-cell>
          <table:table-cell office:value-type="float" office:value="200" ns42:value-type="float">
            <text:p>200</text:p>
          </table:table-cell>
          <table:table-cell office:value-type="float" office:value="325" ns42:value-type="float">
            <text:p>325</text:p>
          </table:table-cell>
          <table:table-cell office:value-type="float" office:value="1870" ns42:value-type="float">
            <text:p>1870</text:p>
          </table:table-cell>
          <table:table-cell office:value-type="float" office:value="-8943" ns42:value-type="float">
            <text:p>-8943</text:p>
          </table:table-cell>
          <table:table-cell office:value-type="float" office:value="-32976" ns42:value-type="float">
            <text:p>-32976</text:p>
          </table:table-cell>
          <table:table-cell office:value-type="float" office:value="-143926" ns42:value-type="float">
            <text:p>-143926</text:p>
          </table:table-cell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1050" ns42:value-type="float">
            <text:p>1050</text:p>
          </table:table-cell>
          <table:table-cell office:value-type="float" office:value="-16883" ns42:value-type="float">
            <text:p>-1688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409" ns42:value-type="float">
            <text:p>-1409</text:p>
          </table:table-cell>
          <table:table-cell office:value-type="float" office:value="1995" ns42:value-type="float">
            <text:p>1995</text:p>
          </table:table-cell>
          <table:table-cell office:value-type="float" office:value="18624" ns42:value-type="float">
            <text:p>18624</text:p>
          </table:table-cell>
          <table:table-cell office:value-type="float" office:value="127031" ns42:value-type="float">
            <text:p>127031</text:p>
          </table:table-cell>
          <table:table-cell office:value-type="float" office:value="200" ns42:value-type="float">
            <text:p>200</text:p>
          </table:table-cell>
          <table:table-cell office:value-type="float" office:value="181" ns42:value-type="float">
            <text:p>181</text:p>
          </table:table-cell>
          <table:table-cell office:value-type="float" office:value="461" ns42:value-type="float">
            <text:p>461</text:p>
          </table:table-cell>
          <table:table-cell office:value-type="float" office:value="2531" ns42:value-type="float">
            <text:p>2531</text:p>
          </table:table-cell>
          <table:table-cell office:value-type="float" office:value="14888" ns42:value-type="float">
            <text:p>14888</text:p>
          </table:table-cell>
          <table:table-cell office:value-type="float" office:value="-129743" ns42:value-type="float">
            <text:p>-129743</text:p>
          </table:table-cell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538" ns42:value-type="float">
            <text:p>538</text:p>
          </table:table-cell>
          <table:table-cell office:value-type="float" office:value="-15545" ns42:value-type="float">
            <text:p>-15545</text:p>
          </table:table-cell>
          <table:table-cell office:value-type="float" office:value="-50" ns42:value-type="float">
            <text:p>-50</text:p>
          </table:table-cell>
          <table:table-cell office:value-type="float" office:value="875" ns42:value-type="float">
            <text:p>875</text:p>
          </table:table-cell>
          <table:table-cell office:value-type="float" office:value="246" ns42:value-type="float">
            <text:p>246</text:p>
          </table:table-cell>
          <table:table-cell office:value-type="float" office:value="-1032" ns42:value-type="float">
            <text:p>-1032</text:p>
          </table:table-cell>
          <table:table-cell office:value-type="float" office:value="19162" ns42:value-type="float">
            <text:p>19162</text:p>
          </table:table-cell>
          <table:table-cell office:value-type="float" office:value="121231" ns42:value-type="float">
            <text:p>121231</text:p>
          </table:table-cell>
          <table:table-cell office:value-type="float" office:value="150" ns42:value-type="float">
            <text:p>150</text:p>
          </table:table-cell>
          <table:table-cell office:value-type="float" office:value="1036" ns42:value-type="float">
            <text:p>1036</text:p>
          </table:table-cell>
          <table:table-cell office:value-type="float" office:value="707" ns42:value-type="float">
            <text:p>707</text:p>
          </table:table-cell>
          <table:table-cell office:value-type="float" office:value="11904" ns42:value-type="float">
            <text:p>11904</text:p>
          </table:table-cell>
          <table:table-cell office:value-type="float" office:value="15702" ns42:value-type="float">
            <text:p>15702</text:p>
          </table:table-cell>
          <table:table-cell office:value-type="float" office:value="-134171" ns42:value-type="float">
            <text:p>-134171</text:p>
          </table:table-cell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7165" ns42:value-type="float">
            <text:p>-7165</text:p>
          </table:table-cell>
          <table:table-cell office:value-type="float" office:value="9061" ns42:value-type="float">
            <text:p>906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06" ns42:value-type="float">
            <text:p>-406</text:p>
          </table:table-cell>
          <table:table-cell office:value-type="float" office:value="-5690" ns42:value-type="float">
            <text:p>-5690</text:p>
          </table:table-cell>
          <table:table-cell office:value-type="float" office:value="22301" ns42:value-type="float">
            <text:p>22301</text:p>
          </table:table-cell>
          <table:table-cell office:value-type="float" office:value="128814" ns42:value-type="float">
            <text:p>128814</text:p>
          </table:table-cell>
          <table:table-cell office:value-type="float" office:value="150" ns42:value-type="float">
            <text:p>150</text:p>
          </table:table-cell>
          <table:table-cell office:value-type="float" office:value="760" ns42:value-type="float">
            <text:p>760</text:p>
          </table:table-cell>
          <table:table-cell office:value-type="float" office:value="1794" ns42:value-type="float">
            <text:p>1794</text:p>
          </table:table-cell>
          <table:table-cell office:value-type="float" office:value="17159" ns42:value-type="float">
            <text:p>17159</text:p>
          </table:table-cell>
          <table:table-cell office:value-type="float" office:value="-3371" ns42:value-type="float">
            <text:p>-3371</text:p>
          </table:table-cell>
          <table:table-cell office:value-type="float" office:value="-146733" ns42:value-type="float">
            <text:p>-146733</text:p>
          </table:table-cell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333" ns42:value-type="float">
            <text:p>333</text:p>
          </table:table-cell>
          <table:table-cell office:value-type="float" office:value="-25149" ns42:value-type="float">
            <text:p>-2514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5" ns42:value-type="float">
            <text:p>255</text:p>
          </table:table-cell>
          <table:table-cell office:value-type="float" office:value="-4761" ns42:value-type="float">
            <text:p>-4761</text:p>
          </table:table-cell>
          <table:table-cell office:value-type="float" office:value="22634" ns42:value-type="float">
            <text:p>22634</text:p>
          </table:table-cell>
          <table:table-cell office:value-type="float" office:value="106380" ns42:value-type="float">
            <text:p>106380</text:p>
          </table:table-cell>
          <table:table-cell office:value-type="float" office:value="150" ns42:value-type="float">
            <text:p>150</text:p>
          </table:table-cell>
          <table:table-cell office:value-type="float" office:value="593" ns42:value-type="float">
            <text:p>593</text:p>
          </table:table-cell>
          <table:table-cell office:value-type="float" office:value="2049" ns42:value-type="float">
            <text:p>2049</text:p>
          </table:table-cell>
          <table:table-cell office:value-type="float" office:value="13510" ns42:value-type="float">
            <text:p>13510</text:p>
          </table:table-cell>
          <table:table-cell office:value-type="float" office:value="29910" ns42:value-type="float">
            <text:p>29910</text:p>
          </table:table-cell>
          <table:table-cell office:value-type="float" office:value="-120483" ns42:value-type="float">
            <text:p>-120483</text:p>
          </table:table-cell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9071" ns42:value-type="float">
            <text:p>-19071</text:p>
          </table:table-cell>
          <table:table-cell office:value-type="float" office:value="-7329" ns42:value-type="float">
            <text:p>-732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334" ns42:value-type="float">
            <text:p>-2334</text:p>
          </table:table-cell>
          <table:table-cell office:value-type="float" office:value="-15118" ns42:value-type="float">
            <text:p>-15118</text:p>
          </table:table-cell>
          <table:table-cell office:value-type="float" office:value="15858" ns42:value-type="float">
            <text:p>15858</text:p>
          </table:table-cell>
          <table:table-cell office:value-type="float" office:value="105190" ns42:value-type="float">
            <text:p>105190</text:p>
          </table:table-cell>
          <table:table-cell office:value-type="float" office:value="150" ns42:value-type="float">
            <text:p>150</text:p>
          </table:table-cell>
          <table:table-cell office:value-type="float" office:value="113" ns42:value-type="float">
            <text:p>113</text:p>
          </table:table-cell>
          <table:table-cell office:value-type="float" office:value="1737" ns42:value-type="float">
            <text:p>1737</text:p>
          </table:table-cell>
          <table:table-cell office:value-type="float" office:value="9506" ns42:value-type="float">
            <text:p>9506</text:p>
          </table:table-cell>
          <table:table-cell office:value-type="float" office:value="22447" ns42:value-type="float">
            <text:p>22447</text:p>
          </table:table-cell>
          <table:table-cell office:value-type="float" office:value="-114809" ns42:value-type="float">
            <text:p>-114809</text:p>
          </table:table-cell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4645" ns42:value-type="float">
            <text:p>4645</text:p>
          </table:table-cell>
          <table:table-cell office:value-type="float" office:value="-3870" ns42:value-type="float">
            <text:p>-387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648" ns42:value-type="float">
            <text:p>-648</text:p>
          </table:table-cell>
          <table:table-cell office:value-type="float" office:value="-9722" ns42:value-type="float">
            <text:p>-9722</text:p>
          </table:table-cell>
          <table:table-cell office:value-type="float" office:value="20503" ns42:value-type="float">
            <text:p>20503</text:p>
          </table:table-cell>
          <table:table-cell office:value-type="float" office:value="98227" ns42:value-type="float">
            <text:p>98227</text:p>
          </table:table-cell>
          <table:table-cell office:value-type="float" office:value="150" ns42:value-type="float">
            <text:p>150</text:p>
          </table:table-cell>
          <table:table-cell office:value-type="float" office:value="32" ns42:value-type="float">
            <text:p>32</text:p>
          </table:table-cell>
          <table:table-cell office:value-type="float" office:value="1089" ns42:value-type="float">
            <text:p>1089</text:p>
          </table:table-cell>
          <table:table-cell office:value-type="float" office:value="5136" ns42:value-type="float">
            <text:p>5136</text:p>
          </table:table-cell>
          <table:table-cell office:value-type="float" office:value="13592" ns42:value-type="float">
            <text:p>13592</text:p>
          </table:table-cell>
          <table:table-cell office:value-type="float" office:value="-103395" ns42:value-type="float">
            <text:p>-103395</text:p>
          </table:table-cell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1705" ns42:value-type="float">
            <text:p>1705</text:p>
          </table:table-cell>
          <table:table-cell office:value-type="float" office:value="-18626" ns42:value-type="float">
            <text:p>-1862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038" ns42:value-type="float">
            <text:p>1038</text:p>
          </table:table-cell>
          <table:table-cell office:value-type="float" office:value="12260" ns42:value-type="float">
            <text:p>12260</text:p>
          </table:table-cell>
          <table:table-cell office:value-type="float" office:value="22208" ns42:value-type="float">
            <text:p>22208</text:p>
          </table:table-cell>
          <table:table-cell office:value-type="float" office:value="73970" ns42:value-type="float">
            <text:p>73970</text:p>
          </table:table-cell>
          <table:table-cell office:value-type="float" office:value="150" ns42:value-type="float">
            <text:p>150</text:p>
          </table:table-cell>
          <table:table-cell office:value-type="float" office:value="15" ns42:value-type="float">
            <text:p>15</text:p>
          </table:table-cell>
          <table:table-cell office:value-type="float" office:value="2127" ns42:value-type="float">
            <text:p>2127</text:p>
          </table:table-cell>
          <table:table-cell office:value-type="float" office:value="19619" ns42:value-type="float">
            <text:p>19619</text:p>
          </table:table-cell>
          <table:table-cell office:value-type="float" office:value="6366" ns42:value-type="float">
            <text:p>6366</text:p>
          </table:table-cell>
          <table:table-cell office:value-type="float" office:value="-93604" ns42:value-type="float">
            <text:p>-93604</text:p>
          </table:table-cell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1935" ns42:value-type="float">
            <text:p>-1935</text:p>
          </table:table-cell>
          <table:table-cell office:value-type="float" office:value="53807" ns42:value-type="float">
            <text:p>5380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39" ns42:value-type="float">
            <text:p>1839</text:p>
          </table:table-cell>
          <table:table-cell office:value-type="float" office:value="36792" ns42:value-type="float">
            <text:p>36792</text:p>
          </table:table-cell>
          <table:table-cell office:value-type="float" office:value="23402" ns42:value-type="float">
            <text:p>23402</text:p>
          </table:table-cell>
          <table:table-cell office:value-type="float" office:value="81477" ns42:value-type="float">
            <text:p>8147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5648" ns42:value-type="float">
            <text:p>5648</text:p>
          </table:table-cell>
          <table:table-cell office:value-type="float" office:value="71945" ns42:value-type="float">
            <text:p>71945</text:p>
          </table:table-cell>
          <table:table-cell office:value-type="float" office:value="-90599" ns42:value-type="float">
            <text:p>-90599</text:p>
          </table:table-cell>
          <table:table-cell office:value-type="float" office:value="-153422" ns42:value-type="float">
            <text:p>-153422</text:p>
          </table:table-cell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5361" ns42:value-type="float">
            <text:p>5361</text:p>
          </table:table-cell>
          <table:table-cell office:value-type="float" office:value="-3202" ns42:value-type="float">
            <text:p>-3202</text:p>
          </table:table-cell>
          <table:table-cell office:value-type="float" office:value="180" ns42:value-type="float">
            <text:p>180</text:p>
          </table:table-cell>
          <table:table-cell office:value-type="float" office:value="1634" ns42:value-type="float">
            <text:p>1634</text:p>
          </table:table-cell>
          <table:table-cell office:value-type="float" office:value="4541" ns42:value-type="float">
            <text:p>4541</text:p>
          </table:table-cell>
          <table:table-cell office:value-type="float" office:value="-8104" ns42:value-type="float">
            <text:p>-8104</text:p>
          </table:table-cell>
          <table:table-cell office:value-type="float" office:value="28763" ns42:value-type="float">
            <text:p>28763</text:p>
          </table:table-cell>
          <table:table-cell office:value-type="float" office:value="72398" ns42:value-type="float">
            <text:p>72398</text:p>
          </table:table-cell>
          <table:table-cell office:value-type="float" office:value="180" ns42:value-type="float">
            <text:p>180</text:p>
          </table:table-cell>
          <table:table-cell office:value-type="float" office:value="1715" ns42:value-type="float">
            <text:p>1715</text:p>
          </table:table-cell>
          <table:table-cell office:value-type="float" office:value="10189" ns42:value-type="float">
            <text:p>10189</text:p>
          </table:table-cell>
          <table:table-cell office:value-type="float" office:value="44691" ns42:value-type="float">
            <text:p>44691</text:p>
          </table:table-cell>
          <table:table-cell office:value-type="float" office:value="9672" ns42:value-type="float">
            <text:p>9672</text:p>
          </table:table-cell>
          <table:table-cell office:value-type="float" office:value="-118804" ns42:value-type="float">
            <text:p>-118804</text:p>
          </table:table-cell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8472" ns42:value-type="float">
            <text:p>-8472</text:p>
          </table:table-cell>
          <table:table-cell office:value-type="float" office:value="-19184" ns42:value-type="float">
            <text:p>-191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46" ns42:value-type="float">
            <text:p>46</text:p>
          </table:table-cell>
          <table:table-cell office:value-type="float" office:value="-2376" ns42:value-type="float">
            <text:p>-2376</text:p>
          </table:table-cell>
          <table:table-cell office:value-type="float" office:value="25028" ns42:value-type="float">
            <text:p>25028</text:p>
          </table:table-cell>
          <table:table-cell office:value-type="float" office:value="53181" ns42:value-type="float">
            <text:p>53181</text:p>
          </table:table-cell>
          <table:table-cell office:value-type="float" office:value="180" ns42:value-type="float">
            <text:p>180</text:p>
          </table:table-cell>
          <table:table-cell office:value-type="float" office:value="1238" ns42:value-type="float">
            <text:p>1238</text:p>
          </table:table-cell>
          <table:table-cell office:value-type="float" office:value="11856" ns42:value-type="float">
            <text:p>11856</text:p>
          </table:table-cell>
          <table:table-cell office:value-type="float" office:value="33984" ns42:value-type="float">
            <text:p>33984</text:p>
          </table:table-cell>
          <table:table-cell office:value-type="float" office:value="21560" ns42:value-type="float">
            <text:p>21560</text:p>
          </table:table-cell>
          <table:table-cell office:value-type="float" office:value="-88403" ns42:value-type="float">
            <text:p>-88403</text:p>
          </table:table-cell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120" ns42:value-type="float">
            <text:p>-2120</text:p>
          </table:table-cell>
          <table:table-cell office:value-type="float" office:value="-15169" ns42:value-type="float">
            <text:p>-1516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502" ns42:value-type="float">
            <text:p>2502</text:p>
          </table:table-cell>
          <table:table-cell office:value-type="float" office:value="1134" ns42:value-type="float">
            <text:p>1134</text:p>
          </table:table-cell>
          <table:table-cell office:value-type="float" office:value="22908" ns42:value-type="float">
            <text:p>22908</text:p>
          </table:table-cell>
          <table:table-cell office:value-type="float" office:value="42428" ns42:value-type="float">
            <text:p>42428</text:p>
          </table:table-cell>
          <table:table-cell office:value-type="float" office:value="180" ns42:value-type="float">
            <text:p>180</text:p>
          </table:table-cell>
          <table:table-cell office:value-type="float" office:value="1075" ns42:value-type="float">
            <text:p>1075</text:p>
          </table:table-cell>
          <table:table-cell office:value-type="float" office:value="14358" ns42:value-type="float">
            <text:p>14358</text:p>
          </table:table-cell>
          <table:table-cell office:value-type="float" office:value="27709" ns42:value-type="float">
            <text:p>27709</text:p>
          </table:table-cell>
          <table:table-cell office:value-type="float" office:value="14035" ns42:value-type="float">
            <text:p>14035</text:p>
          </table:table-cell>
          <table:table-cell office:value-type="float" office:value="-71212" ns42:value-type="float">
            <text:p>-71212</text:p>
          </table:table-cell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437" ns42:value-type="float">
            <text:p>-2437</text:p>
          </table:table-cell>
          <table:table-cell office:value-type="float" office:value="-20631" ns42:value-type="float">
            <text:p>-2063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891" ns42:value-type="float">
            <text:p>1891</text:p>
          </table:table-cell>
          <table:table-cell office:value-type="float" office:value="7750" ns42:value-type="float">
            <text:p>7750</text:p>
          </table:table-cell>
          <table:table-cell office:value-type="float" office:value="20471" ns42:value-type="float">
            <text:p>20471</text:p>
          </table:table-cell>
          <table:table-cell office:value-type="float" office:value="46829" ns42:value-type="float">
            <text:p>46829</text:p>
          </table:table-cell>
          <table:table-cell office:value-type="float" office:value="180" ns42:value-type="float">
            <text:p>180</text:p>
          </table:table-cell>
          <table:table-cell office:value-type="float" office:value="824" ns42:value-type="float">
            <text:p>824</text:p>
          </table:table-cell>
          <table:table-cell office:value-type="float" office:value="16249" ns42:value-type="float">
            <text:p>16249</text:p>
          </table:table-cell>
          <table:table-cell office:value-type="float" office:value="34890" ns42:value-type="float">
            <text:p>34890</text:p>
          </table:table-cell>
          <table:table-cell office:value-type="float" office:value="12881" ns42:value-type="float">
            <text:p>12881</text:p>
          </table:table-cell>
          <table:table-cell office:value-type="float" office:value="-82543" ns42:value-type="float">
            <text:p>-82543</text:p>
          </table:table-cell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15465" ns42:value-type="float">
            <text:p>-15465</text:p>
          </table:table-cell>
          <table:table-cell office:value-type="float" office:value="-58233" ns42:value-type="float">
            <text:p>-58233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978" ns42:value-type="float">
            <text:p>1978</text:p>
          </table:table-cell>
          <table:table-cell office:value-type="float" office:value="17545" ns42:value-type="float">
            <text:p>17545</text:p>
          </table:table-cell>
          <table:table-cell office:value-type="float" office:value="20270" ns42:value-type="float">
            <text:p>20270</text:p>
          </table:table-cell>
          <table:table-cell office:value-type="float" office:value="14778" ns42:value-type="float">
            <text:p>14778</text:p>
          </table:table-cell>
          <table:table-cell office:value-type="float" office:value="180" ns42:value-type="float">
            <text:p>180</text:p>
          </table:table-cell>
          <table:table-cell office:value-type="float" office:value="775" ns42:value-type="float">
            <text:p>775</text:p>
          </table:table-cell>
          <table:table-cell office:value-type="float" office:value="14169" ns42:value-type="float">
            <text:p>14169</text:p>
          </table:table-cell>
          <table:table-cell office:value-type="float" office:value="61096" ns42:value-type="float">
            <text:p>61096</text:p>
          </table:table-cell>
          <table:table-cell office:value-type="float" office:value="40688" ns42:value-type="float">
            <text:p>40688</text:p>
          </table:table-cell>
          <table:table-cell office:value-type="float" office:value="-76649" ns42:value-type="float">
            <text:p>-76649</text:p>
          </table:table-cell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2607" ns42:value-type="float">
            <text:p>2607</text:p>
          </table:table-cell>
          <table:table-cell office:value-type="float" office:value="3019" ns42:value-type="float">
            <text:p>301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402" ns42:value-type="float">
            <text:p>1402</text:p>
          </table:table-cell>
          <table:table-cell office:value-type="float" office:value="15330" ns42:value-type="float">
            <text:p>15330</text:p>
          </table:table-cell>
          <table:table-cell office:value-type="float" office:value="22877" ns42:value-type="float">
            <text:p>22877</text:p>
          </table:table-cell>
          <table:table-cell office:value-type="float" office:value="19330" ns42:value-type="float">
            <text:p>19330</text:p>
          </table:table-cell>
          <table:table-cell office:value-type="float" office:value="180" ns42:value-type="float">
            <text:p>180</text:p>
          </table:table-cell>
          <table:table-cell office:value-type="float" office:value="801" ns42:value-type="float">
            <text:p>801</text:p>
          </table:table-cell>
          <table:table-cell office:value-type="float" office:value="15571" ns42:value-type="float">
            <text:p>15571</text:p>
          </table:table-cell>
          <table:table-cell office:value-type="float" office:value="81280" ns42:value-type="float">
            <text:p>81280</text:p>
          </table:table-cell>
          <table:table-cell office:value-type="float" office:value="-18349" ns42:value-type="float">
            <text:p>-18349</text:p>
          </table:table-cell>
          <table:table-cell office:value-type="float" office:value="-101411" ns42:value-type="float">
            <text:p>-101411</text:p>
          </table:table-cell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2432" ns42:value-type="float">
            <text:p>-2432</text:p>
          </table:table-cell>
          <table:table-cell office:value-type="float" office:value="-19046" ns42:value-type="float">
            <text:p>-1904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2046" ns42:value-type="float">
            <text:p>-2046</text:p>
          </table:table-cell>
          <table:table-cell office:value-type="float" office:value="5119" ns42:value-type="float">
            <text:p>5119</text:p>
          </table:table-cell>
          <table:table-cell office:value-type="float" office:value="19730" ns42:value-type="float">
            <text:p>19730</text:p>
          </table:table-cell>
          <table:table-cell office:value-type="float" office:value="-4032" ns42:value-type="float">
            <text:p>-4032</text:p>
          </table:table-cell>
          <table:table-cell office:value-type="float" office:value="180" ns42:value-type="float">
            <text:p>180</text:p>
          </table:table-cell>
          <table:table-cell office:value-type="float" office:value="1308" ns42:value-type="float">
            <text:p>1308</text:p>
          </table:table-cell>
          <table:table-cell office:value-type="float" office:value="14812" ns42:value-type="float">
            <text:p>14812</text:p>
          </table:table-cell>
          <table:table-cell office:value-type="float" office:value="122878" ns42:value-type="float">
            <text:p>122878</text:p>
          </table:table-cell>
          <table:table-cell office:value-type="float" office:value="13927" ns42:value-type="float">
            <text:p>13927</text:p>
          </table:table-cell>
          <table:table-cell office:value-type="float" office:value="-120154" ns42:value-type="float">
            <text:p>-120154</text:p>
          </table:table-cell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12117" ns42:value-type="float">
            <text:p>12117</text:p>
          </table:table-cell>
          <table:table-cell office:value-type="float" office:value="29882" ns42:value-type="float">
            <text:p>29882</text:p>
          </table:table-cell>
          <table:table-cell office:value-type="float" office:value="50" ns42:value-type="float">
            <text:p>50</text:p>
          </table:table-cell>
          <table:table-cell office:value-type="float" office:value="1543" ns42:value-type="float">
            <text:p>1543</text:p>
          </table:table-cell>
          <table:table-cell office:value-type="float" office:value="-50" ns42:value-type="float">
            <text:p>-50</text:p>
          </table:table-cell>
          <table:table-cell office:value-type="float" office:value="15188" ns42:value-type="float">
            <text:p>15188</text:p>
          </table:table-cell>
          <table:table-cell office:value-type="float" office:value="31847" ns42:value-type="float">
            <text:p>31847</text:p>
          </table:table-cell>
          <table:table-cell office:value-type="float" office:value="12663" ns42:value-type="float">
            <text:p>12663</text:p>
          </table:table-cell>
          <table:table-cell office:value-type="float" office:value="230" ns42:value-type="float">
            <text:p>230</text:p>
          </table:table-cell>
          <table:table-cell office:value-type="float" office:value="3385" ns42:value-type="float">
            <text:p>3385</text:p>
          </table:table-cell>
          <table:table-cell office:value-type="float" office:value="14762" ns42:value-type="float">
            <text:p>14762</text:p>
          </table:table-cell>
          <table:table-cell office:value-type="float" office:value="205078" ns42:value-type="float">
            <text:p>205078</text:p>
          </table:table-cell>
          <table:table-cell office:value-type="float" office:value="-46613" ns42:value-type="float">
            <text:p>-46613</text:p>
          </table:table-cell>
          <table:table-cell office:value-type="float" office:value="-221126" ns42:value-type="float">
            <text:p>-221126</text:p>
          </table:table-cell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3662" ns42:value-type="float">
            <text:p>-3662</text:p>
          </table:table-cell>
          <table:table-cell office:value-type="float" office:value="-21584" ns42:value-type="float">
            <text:p>-2158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486" ns42:value-type="float">
            <text:p>-486</text:p>
          </table:table-cell>
          <table:table-cell office:value-type="float" office:value="-36520" ns42:value-type="float">
            <text:p>-36520</text:p>
          </table:table-cell>
          <table:table-cell office:value-type="float" office:value="28185" ns42:value-type="float">
            <text:p>28185</text:p>
          </table:table-cell>
          <table:table-cell office:value-type="float" office:value="27591" ns42:value-type="float">
            <text:p>27591</text:p>
          </table:table-cell>
          <table:table-cell office:value-type="float" office:value="230" ns42:value-type="float">
            <text:p>230</text:p>
          </table:table-cell>
          <table:table-cell office:value-type="float" office:value="1691" ns42:value-type="float">
            <text:p>1691</text:p>
          </table:table-cell>
          <table:table-cell office:value-type="float" office:value="14276" ns42:value-type="float">
            <text:p>14276</text:p>
          </table:table-cell>
          <table:table-cell office:value-type="float" office:value="75422" ns42:value-type="float">
            <text:p>75422</text:p>
          </table:table-cell>
          <table:table-cell office:value-type="float" office:value="58104" ns42:value-type="float">
            <text:p>58104</text:p>
          </table:table-cell>
          <table:table-cell office:value-type="float" office:value="-104704" ns42:value-type="float">
            <text:p>-104704</text:p>
          </table:table-cell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6273" ns42:value-type="float">
            <text:p>-6273</text:p>
          </table:table-cell>
          <table:table-cell office:value-type="float" office:value="17589" ns42:value-type="float">
            <text:p>17589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701" ns42:value-type="float">
            <text:p>-3701</text:p>
          </table:table-cell>
          <table:table-cell office:value-type="float" office:value="-26932" ns42:value-type="float">
            <text:p>-26932</text:p>
          </table:table-cell>
          <table:table-cell office:value-type="float" office:value="26612" ns42:value-type="float">
            <text:p>26612</text:p>
          </table:table-cell>
          <table:table-cell office:value-type="float" office:value="39554" ns42:value-type="float">
            <text:p>39554</text:p>
          </table:table-cell>
          <table:table-cell office:value-type="float" office:value="230" ns42:value-type="float">
            <text:p>230</text:p>
          </table:table-cell>
          <table:table-cell office:value-type="float" office:value="1747" ns42:value-type="float">
            <text:p>1747</text:p>
          </table:table-cell>
          <table:table-cell office:value-type="float" office:value="10675" ns42:value-type="float">
            <text:p>10675</text:p>
          </table:table-cell>
          <table:table-cell office:value-type="float" office:value="54961" ns42:value-type="float">
            <text:p>54961</text:p>
          </table:table-cell>
          <table:table-cell office:value-type="float" office:value="9343" ns42:value-type="float">
            <text:p>9343</text:p>
          </table:table-cell>
          <table:table-cell office:value-type="float" office:value="-96262" ns42:value-type="float">
            <text:p>-96262</text:p>
          </table:table-cell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6808" ns42:value-type="float">
            <text:p>6808</text:p>
          </table:table-cell>
          <table:table-cell office:value-type="float" office:value="26736" ns42:value-type="float">
            <text:p>2673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76" ns42:value-type="float">
            <text:p>-176</text:p>
          </table:table-cell>
          <table:table-cell office:value-type="float" office:value="-14943" ns42:value-type="float">
            <text:p>-14943</text:p>
          </table:table-cell>
          <table:table-cell office:value-type="float" office:value="33420" ns42:value-type="float">
            <text:p>33420</text:p>
          </table:table-cell>
          <table:table-cell office:value-type="float" office:value="94968" ns42:value-type="float">
            <text:p>94968</text:p>
          </table:table-cell>
          <table:table-cell office:value-type="float" office:value="230" ns42:value-type="float">
            <text:p>230</text:p>
          </table:table-cell>
          <table:table-cell office:value-type="float" office:value="2553" ns42:value-type="float">
            <text:p>2553</text:p>
          </table:table-cell>
          <table:table-cell office:value-type="float" office:value="10499" ns42:value-type="float">
            <text:p>10499</text:p>
          </table:table-cell>
          <table:table-cell office:value-type="float" office:value="54285" ns42:value-type="float">
            <text:p>54285</text:p>
          </table:table-cell>
          <table:table-cell office:value-type="float" office:value="-11793" ns42:value-type="float">
            <text:p>-11793</text:p>
          </table:table-cell>
          <table:table-cell office:value-type="float" office:value="-151806" ns42:value-type="float">
            <text:p>-151806</text:p>
          </table:table-cell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-8751" ns42:value-type="float">
            <text:p>-8751</text:p>
          </table:table-cell>
          <table:table-cell office:value-type="float" office:value="46880" ns42:value-type="float">
            <text:p>46880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918" ns42:value-type="float">
            <text:p>-1918</text:p>
          </table:table-cell>
          <table:table-cell office:value-type="float" office:value="-17131" ns42:value-type="float">
            <text:p>-17131</text:p>
          </table:table-cell>
          <table:table-cell office:value-type="float" office:value="25529" ns42:value-type="float">
            <text:p>25529</text:p>
          </table:table-cell>
          <table:table-cell office:value-type="float" office:value="100172" ns42:value-type="float">
            <text:p>100172</text:p>
          </table:table-cell>
          <table:table-cell office:value-type="float" office:value="230" ns42:value-type="float">
            <text:p>230</text:p>
          </table:table-cell>
          <table:table-cell office:value-type="float" office:value="2709" ns42:value-type="float">
            <text:p>2709</text:p>
          </table:table-cell>
          <table:table-cell office:value-type="float" office:value="9327" ns42:value-type="float">
            <text:p>9327</text:p>
          </table:table-cell>
          <table:table-cell office:value-type="float" office:value="43201" ns42:value-type="float">
            <text:p>43201</text:p>
          </table:table-cell>
          <table:table-cell office:value-type="float" office:value="-29749" ns42:value-type="float">
            <text:p>-29749</text:p>
          </table:table-cell>
          <table:table-cell office:value-type="float" office:value="-146082" ns42:value-type="float">
            <text:p>-146082</text:p>
          </table:table-cell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812" ns42:value-type="float">
            <text:p>812</text:p>
          </table:table-cell>
          <table:table-cell office:value-type="float" office:value="-47962" ns42:value-type="float">
            <text:p>-4796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323" ns42:value-type="float">
            <text:p>-323</text:p>
          </table:table-cell>
          <table:table-cell office:value-type="float" office:value="-10585" ns42:value-type="float">
            <text:p>-10585</text:p>
          </table:table-cell>
          <table:table-cell office:value-type="float" office:value="26341" ns42:value-type="float">
            <text:p>26341</text:p>
          </table:table-cell>
          <table:table-cell office:value-type="float" office:value="14564" ns42:value-type="float">
            <text:p>14564</text:p>
          </table:table-cell>
          <table:table-cell office:value-type="float" office:value="230" ns42:value-type="float">
            <text:p>230</text:p>
          </table:table-cell>
          <table:table-cell office:value-type="float" office:value="803" ns42:value-type="float">
            <text:p>803</text:p>
          </table:table-cell>
          <table:table-cell office:value-type="float" office:value="9004" ns42:value-type="float">
            <text:p>9004</text:p>
          </table:table-cell>
          <table:table-cell office:value-type="float" office:value="24285" ns42:value-type="float">
            <text:p>24285</text:p>
          </table:table-cell>
          <table:table-cell office:value-type="float" office:value="58547" ns42:value-type="float">
            <text:p>58547</text:p>
          </table:table-cell>
          <table:table-cell office:value-type="float" office:value="-39652" ns42:value-type="float">
            <text:p>-39652</text:p>
          </table:table-cell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10679" ns42:value-type="float">
            <text:p>-10679</text:p>
          </table:table-cell>
          <table:table-cell office:value-type="float" office:value="-69214" ns42:value-type="float">
            <text:p>-6921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6" ns42:value-type="float">
            <text:p>-546</text:p>
          </table:table-cell>
          <table:table-cell office:value-type="float" office:value="13233" ns42:value-type="float">
            <text:p>13233</text:p>
          </table:table-cell>
          <table:table-cell office:value-type="float" office:value="15662" ns42:value-type="float">
            <text:p>15662</text:p>
          </table:table-cell>
          <table:table-cell office:value-type="float" office:value="-34979" ns42:value-type="float">
            <text:p>-34979</text:p>
          </table:table-cell>
          <table:table-cell office:value-type="float" office:value="230" ns42:value-type="float">
            <text:p>230</text:p>
          </table:table-cell>
          <table:table-cell office:value-type="float" office:value="276" ns42:value-type="float">
            <text:p>276</text:p>
          </table:table-cell>
          <table:table-cell office:value-type="float" office:value="8458" ns42:value-type="float">
            <text:p>8458</text:p>
          </table:table-cell>
          <table:table-cell office:value-type="float" office:value="35178" ns42:value-type="float">
            <text:p>35178</text:p>
          </table:table-cell>
          <table:table-cell office:value-type="float" office:value="55981" ns42:value-type="float">
            <text:p>55981</text:p>
          </table:table-cell>
          <table:table-cell office:value-type="float" office:value="-475" ns42:value-type="float">
            <text:p>-475</text:p>
          </table:table-cell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32298" ns42:value-type="float">
            <text:p>-32298</text:p>
          </table:table-cell>
          <table:table-cell office:value-type="float" office:value="-40565" ns42:value-type="float">
            <text:p>-40565</text:p>
          </table:table-cell>
          <table:table-cell office:value-type="float" office:value="0" ns42:value-type="float">
            <text:p>0</text:p>
          </table:table-cell>
          <table:table-cell office:value-type="float" office:value="1580" ns42:value-type="float">
            <text:p>1580</text:p>
          </table:table-cell>
          <table:table-cell office:value-type="float" office:value="-336" ns42:value-type="float">
            <text:p>-336</text:p>
          </table:table-cell>
          <table:table-cell office:value-type="float" office:value="-16586" ns42:value-type="float">
            <text:p>-16586</text:p>
          </table:table-cell>
          <table:table-cell office:value-type="float" office:value="-4833" ns42:value-type="float">
            <text:p>-4833</text:p>
          </table:table-cell>
          <table:table-cell office:value-type="float" office:value="-46028" ns42:value-type="float">
            <text:p>-46028</text:p>
          </table:table-cell>
          <table:table-cell office:value-type="float" office:value="230" ns42:value-type="float">
            <text:p>230</text:p>
          </table:table-cell>
          <table:table-cell office:value-type="float" office:value="1635" ns42:value-type="float">
            <text:p>1635</text:p>
          </table:table-cell>
          <table:table-cell office:value-type="float" office:value="10179" ns42:value-type="float">
            <text:p>10179</text:p>
          </table:table-cell>
          <table:table-cell office:value-type="float" office:value="33498" ns42:value-type="float">
            <text:p>33498</text:p>
          </table:table-cell>
          <table:table-cell office:value-type="float" office:value="55571" ns42:value-type="float">
            <text:p>55571</text:p>
          </table:table-cell>
          <table:table-cell office:value-type="float" office:value="10895" ns42:value-type="float">
            <text:p>10895</text:p>
          </table:table-cell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12411" ns42:value-type="float">
            <text:p>-12411</text:p>
          </table:table-cell>
          <table:table-cell office:value-type="float" office:value="-53496" ns42:value-type="float">
            <text:p>-53496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36" ns42:value-type="float">
            <text:p>2236</text:p>
          </table:table-cell>
          <table:table-cell office:value-type="float" office:value="17614" ns42:value-type="float">
            <text:p>17614</text:p>
          </table:table-cell>
          <table:table-cell office:value-type="float" office:value="-2386" ns42:value-type="float">
            <text:p>-2386</text:p>
          </table:table-cell>
          <table:table-cell office:value-type="float" office:value="-65387" ns42:value-type="float">
            <text:p>-65387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2254" ns42:value-type="float">
            <text:p>2254</text:p>
          </table:table-cell>
          <table:table-cell office:value-type="float" office:value="35636" ns42:value-type="float">
            <text:p>35636</text:p>
          </table:table-cell>
          <table:table-cell office:value-type="float" office:value="35882" ns42:value-type="float">
            <text:p>35882</text:p>
          </table:table-cell>
          <table:table-cell office:value-type="float" office:value="29751" ns42:value-type="float">
            <text:p>29751</text:p>
          </table:table-cell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4601" ns42:value-type="float">
            <text:p>4601</text:p>
          </table:table-cell>
          <table:table-cell office:value-type="float" office:value="-13540" ns42:value-type="float">
            <text:p>-13540</text:p>
          </table:table-cell>
          <table:table-cell office:value-type="float" office:value="80" ns42:value-type="float">
            <text:p>80</text:p>
          </table:table-cell>
          <table:table-cell office:value-type="float" office:value="607" ns42:value-type="float">
            <text:p>607</text:p>
          </table:table-cell>
          <table:table-cell office:value-type="float" office:value="1586" ns42:value-type="float">
            <text:p>1586</text:p>
          </table:table-cell>
          <table:table-cell office:value-type="float" office:value="-6560" ns42:value-type="float">
            <text:p>-6560</text:p>
          </table:table-cell>
          <table:table-cell office:value-type="float" office:value="2215" ns42:value-type="float">
            <text:p>2215</text:p>
          </table:table-cell>
          <table:table-cell office:value-type="float" office:value="-23333" ns42:value-type="float">
            <text:p>-23333</text:p>
          </table:table-cell>
          <table:table-cell office:value-type="float" office:value="80" ns42:value-type="float">
            <text:p>80</text:p>
          </table:table-cell>
          <table:table-cell office:value-type="float" office:value="376" ns42:value-type="float">
            <text:p>376</text:p>
          </table:table-cell>
          <table:table-cell office:value-type="float" office:value="3840" ns42:value-type="float">
            <text:p>3840</text:p>
          </table:table-cell>
          <table:table-cell office:value-type="float" office:value="27620" ns42:value-type="float">
            <text:p>27620</text:p>
          </table:table-cell>
          <table:table-cell office:value-type="float" office:value="19493" ns42:value-type="float">
            <text:p>19493</text:p>
          </table:table-cell>
          <table:table-cell office:value-type="float" office:value="-4663" ns42:value-type="float">
            <text:p>-4663</text:p>
          </table:table-cell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4968" ns42:value-type="float">
            <text:p>-4968</text:p>
          </table:table-cell>
          <table:table-cell office:value-type="float" office:value="6401" ns42:value-type="float">
            <text:p>6401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1880" ns42:value-type="float">
            <text:p>-1880</text:p>
          </table:table-cell>
          <table:table-cell office:value-type="float" office:value="2368" ns42:value-type="float">
            <text:p>2368</text:p>
          </table:table-cell>
          <table:table-cell office:value-type="float" office:value="702" ns42:value-type="float">
            <text:p>702</text:p>
          </table:table-cell>
          <table:table-cell office:value-type="float" office:value="-13520" ns42:value-type="float">
            <text:p>-13520</text:p>
          </table:table-cell>
          <table:table-cell office:value-type="float" office:value="80" ns42:value-type="float">
            <text:p>80</text:p>
          </table:table-cell>
          <table:table-cell office:value-type="float" office:value="296" ns42:value-type="float">
            <text:p>296</text:p>
          </table:table-cell>
          <table:table-cell office:value-type="float" office:value="4919" ns42:value-type="float">
            <text:p>4919</text:p>
          </table:table-cell>
          <table:table-cell office:value-type="float" office:value="47866" ns42:value-type="float">
            <text:p>47866</text:p>
          </table:table-cell>
          <table:table-cell office:value-type="float" office:value="-8769" ns42:value-type="float">
            <text:p>-8769</text:p>
          </table:table-cell>
          <table:table-cell office:value-type="float" office:value="-34642" ns42:value-type="float">
            <text:p>-34642</text:p>
          </table:table-cell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2657" ns42:value-type="float">
            <text:p>2657</text:p>
          </table:table-cell>
          <table:table-cell office:value-type="float" office:value="-5344" ns42:value-type="float">
            <text:p>-5344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1206" ns42:value-type="float">
            <text:p>1206</text:p>
          </table:table-cell>
          <table:table-cell office:value-type="float" office:value="-8887" ns42:value-type="float">
            <text:p>-8887</text:p>
          </table:table-cell>
          <table:table-cell office:value-type="float" office:value="3359" ns42:value-type="float">
            <text:p>3359</text:p>
          </table:table-cell>
          <table:table-cell office:value-type="float" office:value="-15024" ns42:value-type="float">
            <text:p>-15024</text:p>
          </table:table-cell>
          <table:table-cell office:value-type="float" office:value="80" ns42:value-type="float">
            <text:p>80</text:p>
          </table:table-cell>
          <table:table-cell office:value-type="float" office:value="152" ns42:value-type="float">
            <text:p>152</text:p>
          </table:table-cell>
          <table:table-cell office:value-type="float" office:value="6125" ns42:value-type="float">
            <text:p>6125</text:p>
          </table:table-cell>
          <table:table-cell office:value-type="float" office:value="29806" ns42:value-type="float">
            <text:p>29806</text:p>
          </table:table-cell>
          <table:table-cell office:value-type="float" office:value="14231" ns42:value-type="float">
            <text:p>14231</text:p>
          </table:table-cell>
          <table:table-cell office:value-type="float" office:value="-14934" ns42:value-type="float">
            <text:p>-14934</text:p>
          </table:table-cell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2123" ns42:value-type="float">
            <text:p>-12123</text:p>
          </table:table-cell>
          <table:table-cell office:value-type="float" office:value="11622" ns42:value-type="float">
            <text:p>11622</text:p>
          </table:table-cell>
          <table:table-cell table:number-columns-repeated="2" office:value-type="float" office:value="0" ns42:value-type="float">
            <text:p>0</text:p>
          </table:table-cell>
          <table:table-cell office:value-type="float" office:value="-54" ns42:value-type="float">
            <text:p>-54</text:p>
          </table:table-cell>
          <table:table-cell office:value-type="float" office:value="-15797" ns42:value-type="float">
            <text:p>-15797</text:p>
          </table:table-cell>
          <table:table-cell office:value-type="float" office:value="-3384" ns42:value-type="float">
            <text:p>-3384</text:p>
          </table:table-cell>
          <table:table-cell office:value-type="float" office:value="-3467" ns42:value-type="float">
            <text:p>-3467</text:p>
          </table:table-cell>
          <table:table-cell office:value-type="float" office:value="80" ns42:value-type="float">
            <text:p>80</text:p>
          </table:table-cell>
          <table:table-cell office:value-type="float" office:value="356" ns42:value-type="float">
            <text:p>356</text:p>
          </table:table-cell>
          <table:table-cell office:value-type="float" office:value="7405" ns42:value-type="float">
            <text:p>7405</text:p>
          </table:table-cell>
          <table:table-cell office:value-type="float" office:value="42222" ns42:value-type="float">
            <text:p>42222</text:p>
          </table:table-cell>
          <table:table-cell office:value-type="float" office:value="4175" ns42:value-type="float">
            <text:p>4175</text:p>
          </table:table-cell>
          <table:table-cell office:value-type="float" office:value="-39111" ns42:value-type="float">
            <text:p>-39111</text:p>
          </table:table-cell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868.0">
            <text:p>6868</text:p>
          </table:table-cell>
          <table:table-cell office:value-type="float" office:value="16558.0">
            <text:p>1655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89.0">
            <text:p>1989</text:p>
          </table:table-cell>
          <table:table-cell office:value-type="float" office:value="28567.0">
            <text:p>28567</text:p>
          </table:table-cell>
          <table:table-cell office:value-type="float" office:value="3484.0">
            <text:p>3484</text:p>
          </table:table-cell>
          <table:table-cell office:value-type="float" office:value="1535.0">
            <text:p>1535</text:p>
          </table:table-cell>
          <table:table-cell office:value-type="float" office:value="80.0">
            <text:p>80</text:p>
          </table:table-cell>
          <table:table-cell office:value-type="float" office:value="644.0">
            <text:p>644</text:p>
          </table:table-cell>
          <table:table-cell office:value-type="float" office:value="9394.0">
            <text:p>9394</text:p>
          </table:table-cell>
          <table:table-cell office:value-type="float" office:value="117409.0">
            <text:p>117409</text:p>
          </table:table-cell>
          <table:table-cell office:value-type="float" office:value="-45125.0">
            <text:p>-45125</text:p>
          </table:table-cell>
          <table:table-cell office:value-type="float" office:value="-119588.0">
            <text:p>-11958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6539.0">
            <text:p>6539</text:p>
          </table:table-cell>
          <table:table-cell office:value-type="float" office:value="205909.0">
            <text:p>205909</text:p>
          </table:table-cell>
          <table:table-cell office:value-type="float" office:value="150.0">
            <text:p>150</text:p>
          </table:table-cell>
          <table:table-cell office:value-type="float" office:value="3197.0">
            <text:p>3197</text:p>
          </table:table-cell>
          <table:table-cell office:value-type="float" office:value="448.0">
            <text:p>448</text:p>
          </table:table-cell>
          <table:table-cell office:value-type="float" office:value="-47169.0">
            <text:p>-47169</text:p>
          </table:table-cell>
          <table:table-cell office:value-type="float" office:value="8922.0">
            <text:p>8922</text:p>
          </table:table-cell>
          <table:table-cell office:value-type="float" office:value="224898.0">
            <text:p>224898</text:p>
          </table:table-cell>
          <table:table-cell office:value-type="float" office:value="230.0">
            <text:p>230</text:p>
          </table:table-cell>
          <table:table-cell office:value-type="float" office:value="6523.0">
            <text:p>6523</text:p>
          </table:table-cell>
          <table:table-cell office:value-type="float" office:value="8843.0">
            <text:p>8843</text:p>
          </table:table-cell>
          <table:table-cell office:value-type="float" office:value="184993.0">
            <text:p>184993</text:p>
          </table:table-cell>
          <table:table-cell office:value-type="float" office:value="-161937.0">
            <text:p>-161937</text:p>
          </table:table-cell>
          <table:table-cell office:value-type="float" office:value="-416414.0">
            <text:p>-41641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-2587.0">
            <text:p>-2587</text:p>
          </table:table-cell>
          <table:table-cell office:value-type="float" office:value="-49288.0">
            <text:p>-49288</text:p>
          </table:table-cell>
          <table:table-cell office:value-type="float" office:value="0.0">
            <text:p>0</text:p>
          </table:table-cell>
          <table:table-cell office:value-type="float" office:value="-418.0">
            <text:p>-418</text:p>
          </table:table-cell>
          <table:table-cell office:value-type="float" office:value="880.0">
            <text:p>880</text:p>
          </table:table-cell>
          <table:table-cell office:value-type="float" office:value="5627.0">
            <text:p>5627</text:p>
          </table:table-cell>
          <table:table-cell office:value-type="float" office:value="6335.0">
            <text:p>6335</text:p>
          </table:table-cell>
          <table:table-cell office:value-type="float" office:value="84268.0">
            <text:p>84268</text:p>
          </table:table-cell>
          <table:table-cell office:value-type="float" office:value="230.0">
            <text:p>230</text:p>
          </table:table-cell>
          <table:table-cell office:value-type="float" office:value="2398.0">
            <text:p>2398</text:p>
          </table:table-cell>
          <table:table-cell office:value-type="float" office:value="9723.0">
            <text:p>9723</text:p>
          </table:table-cell>
          <table:table-cell office:value-type="float" office:value="108553.0">
            <text:p>108553</text:p>
          </table:table-cell>
          <table:table-cell office:value-type="float" office:value="44079.0">
            <text:p>44079</text:p>
          </table:table-cell>
          <table:table-cell office:value-type="float" office:value="-195219.0">
            <text:p>-19521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-10050.0">
            <text:p>-10050</text:p>
          </table:table-cell>
          <table:table-cell office:value-type="float" office:value="-133.0">
            <text:p>-1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008.0">
            <text:p>-1008</text:p>
          </table:table-cell>
          <table:table-cell office:value-type="float" office:value="-1176.0">
            <text:p>-1176</text:p>
          </table:table-cell>
          <table:table-cell office:value-type="float" office:value="5396.0">
            <text:p>5396</text:p>
          </table:table-cell>
          <table:table-cell office:value-type="float" office:value="51418.0">
            <text:p>51418</text:p>
          </table:table-cell>
          <table:table-cell office:value-type="float" office:value="230.0">
            <text:p>230</text:p>
          </table:table-cell>
          <table:table-cell office:value-type="float" office:value="2070.0">
            <text:p>2070</text:p>
          </table:table-cell>
          <table:table-cell office:value-type="float" office:value="9101.0">
            <text:p>9101</text:p>
          </table:table-cell>
          <table:table-cell office:value-type="float" office:value="109050.0">
            <text:p>109050</text:p>
          </table:table-cell>
          <table:table-cell office:value-type="float" office:value="1309.0">
            <text:p>1309</text:p>
          </table:table-cell>
          <table:table-cell office:value-type="float" office:value="-162538.0">
            <text:p>-162538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6217.0">
            <text:p>6217</text:p>
          </table:table-cell>
          <table:table-cell office:value-type="float" office:value="93342.0">
            <text:p>93342</text:p>
          </table:table-cell>
          <table:table-cell office:value-type="float" office:value="50.0">
            <text:p>50</text:p>
          </table:table-cell>
          <table:table-cell office:value-type="float" office:value="1452.0">
            <text:p>1452</text:p>
          </table:table-cell>
          <table:table-cell office:value-type="float" office:value="2061.0">
            <text:p>2061</text:p>
          </table:table-cell>
          <table:table-cell office:value-type="float" office:value="14935.0">
            <text:p>14935</text:p>
          </table:table-cell>
          <table:table-cell office:value-type="float" office:value="11613.0">
            <text:p>11613</text:p>
          </table:table-cell>
          <table:table-cell office:value-type="float" office:value="336940.0">
            <text:p>336940</text:p>
          </table:table-cell>
          <table:table-cell office:value-type="float" office:value="280.0">
            <text:p>280</text:p>
          </table:table-cell>
          <table:table-cell office:value-type="float" office:value="8863.0">
            <text:p>8863</text:p>
          </table:table-cell>
          <table:table-cell office:value-type="float" office:value="11162.0">
            <text:p>11162</text:p>
          </table:table-cell>
          <table:table-cell office:value-type="float" office:value="343438.0">
            <text:p>343438</text:p>
          </table:table-cell>
          <table:table-cell office:value-type="float" office:value="-109729.0">
            <text:p>-109729</text:p>
          </table:table-cell>
          <table:table-cell office:value-type="float" office:value="-689241.0">
            <text:p>-689241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-7197.0">
            <text:p>-7197</text:p>
          </table:table-cell>
          <table:table-cell office:value-type="float" office:value="324.0">
            <text:p>324</text:p>
          </table:table-cell>
          <table:table-cell office:value-type="float" office:value="8.0">
            <text:p>8</text:p>
          </table:table-cell>
          <table:table-cell office:value-type="float" office:value="226.0">
            <text:p>226</text:p>
          </table:table-cell>
          <table:table-cell office:value-type="float" office:value="7313.0">
            <text:p>7313</text:p>
          </table:table-cell>
          <table:table-cell office:value-type="float" office:value="5888.0">
            <text:p>5888</text:p>
          </table:table-cell>
          <table:table-cell office:value-type="float" office:value="4416.0">
            <text:p>4416</text:p>
          </table:table-cell>
          <table:table-cell office:value-type="float" office:value="127140.0">
            <text:p>127140</text:p>
          </table:table-cell>
          <table:table-cell office:value-type="float" office:value="288.0">
            <text:p>288</text:p>
          </table:table-cell>
          <table:table-cell office:value-type="float" office:value="3655.0">
            <text:p>3655</text:p>
          </table:table-cell>
          <table:table-cell office:value-type="float" office:value="18475.0">
            <text:p>18475</text:p>
          </table:table-cell>
          <table:table-cell office:value-type="float" office:value="173499.0">
            <text:p>173499</text:p>
          </table:table-cell>
          <table:table-cell office:value-type="float" office:value="-6438.0">
            <text:p>-6438</text:p>
          </table:table-cell>
          <table:table-cell office:value-type="float" office:value="-304294.0">
            <text:p>-304294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-41189.0">
            <text:p>-41189</text:p>
          </table:table-cell>
          <table:table-cell office:value-type="float" office:value="-96390.0">
            <text:p>-9639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184.0">
            <text:p>-2184</text:p>
          </table:table-cell>
          <table:table-cell office:value-type="float" office:value="-25070.0">
            <text:p>-25070</text:p>
          </table:table-cell>
          <table:table-cell office:value-type="float" office:value="450.0">
            <text:p>450</text:p>
          </table:table-cell>
          <table:table-cell office:value-type="float" office:value="15155.0">
            <text:p>15155</text:p>
          </table:table-cell>
          <table:table-cell office:value-type="float" office:value="288.0">
            <text:p>288</text:p>
          </table:table-cell>
          <table:table-cell office:value-type="float" office:value="1105.0">
            <text:p>1105</text:p>
          </table:table-cell>
          <table:table-cell office:value-type="float" office:value="10741.0">
            <text:p>10741</text:p>
          </table:table-cell>
          <table:table-cell office:value-type="float" office:value="79991.0">
            <text:p>79991</text:p>
          </table:table-cell>
          <table:table-cell office:value-type="float" office:value="121460.0">
            <text:p>121460</text:p>
          </table:table-cell>
          <table:table-cell office:value-type="float" office:value="-96251.0">
            <text:p>-96251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2655.0">
            <text:p>2655</text:p>
          </table:table-cell>
          <table:table-cell office:value-type="float" office:value="-17106.0">
            <text:p>-171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02.0">
            <text:p>1302</text:p>
          </table:table-cell>
          <table:table-cell office:value-type="float" office:value="24219.0">
            <text:p>24219</text:p>
          </table:table-cell>
          <table:table-cell office:value-type="float" office:value="3105.0">
            <text:p>3105</text:p>
          </table:table-cell>
          <table:table-cell office:value-type="float" office:value="6423.0">
            <text:p>6423</text:p>
          </table:table-cell>
          <table:table-cell office:value-type="float" office:value="288.0">
            <text:p>288</text:p>
          </table:table-cell>
          <table:table-cell office:value-type="float" office:value="1422.0">
            <text:p>1422</text:p>
          </table:table-cell>
          <table:table-cell office:value-type="float" office:value="12043.0">
            <text:p>12043</text:p>
          </table:table-cell>
          <table:table-cell office:value-type="float" office:value="127398.0">
            <text:p>127398</text:p>
          </table:table-cell>
          <table:table-cell office:value-type="float" office:value="-7113.0">
            <text:p>-7113</text:p>
          </table:table-cell>
          <table:table-cell office:value-type="float" office:value="-135243.0">
            <text:p>-135243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-15995.0">
            <text:p>-15995</text:p>
          </table:table-cell>
          <table:table-cell office:value-type="float" office:value="-30726.0">
            <text:p>-307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95.0">
            <text:p>795</text:p>
          </table:table-cell>
          <table:table-cell office:value-type="float" office:value="17733.0">
            <text:p>17733</text:p>
          </table:table-cell>
          <table:table-cell office:value-type="float" office:value="-4.0">
            <text:p>-4</text:p>
          </table:table-cell>
          <table:table-cell office:value-type="float" office:value="-46164.0">
            <text:p>-46164</text:p>
          </table:table-cell>
          <table:table-cell office:value-type="float" office:value="288.0">
            <text:p>288</text:p>
          </table:table-cell>
          <table:table-cell office:value-type="float" office:value="1230.0">
            <text:p>1230</text:p>
          </table:table-cell>
          <table:table-cell office:value-type="float" office:value="12606.0">
            <text:p>12606</text:p>
          </table:table-cell>
          <table:table-cell office:value-type="float" office:value="165472.0">
            <text:p>165472</text:p>
          </table:table-cell>
          <table:table-cell office:value-type="float" office:value="12993.0">
            <text:p>12993</text:p>
          </table:table-cell>
          <table:table-cell office:value-type="float" office:value="-120538.0">
            <text:p>-120538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4717.0">
            <text:p>4717</text:p>
          </table:table-cell>
          <table:table-cell office:value-type="float" office:value="66684.0">
            <text:p>66684</text:p>
          </table:table-cell>
          <table:table-cell office:value-type="float" office:value="-50.0">
            <text:p>-50</text:p>
          </table:table-cell>
          <table:table-cell office:value-type="float" office:value="-8.0">
            <text:p>-8</text:p>
          </table:table-cell>
          <table:table-cell office:value-type="float" office:value="-387.0">
            <text:p>-387</text:p>
          </table:table-cell>
          <table:table-cell office:value-type="float" office:value="-42643.0">
            <text:p>-42643</text:p>
          </table:table-cell>
          <table:table-cell office:value-type="float" office:value="4713.0">
            <text:p>4713</text:p>
          </table:table-cell>
          <table:table-cell office:value-type="float" office:value="40049.0">
            <text:p>40049</text:p>
          </table:table-cell>
          <table:table-cell office:value-type="float" office:value="238.0">
            <text:p>238</text:p>
          </table:table-cell>
          <table:table-cell office:value-type="float" office:value="386.0">
            <text:p>386</text:p>
          </table:table-cell>
          <table:table-cell office:value-type="float" office:value="12219.0">
            <text:p>12219</text:p>
          </table:table-cell>
          <table:table-cell office:value-type="float" office:value="73949.0">
            <text:p>73949</text:p>
          </table:table-cell>
          <table:table-cell office:value-type="float" office:value="-24033.0">
            <text:p>-24033</text:p>
          </table:table-cell>
          <table:table-cell office:value-type="float" office:value="-114384.0">
            <text:p>-114384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-7183.0">
            <text:p>-7183</text:p>
          </table:table-cell>
          <table:table-cell office:value-type="float" office:value="-61178.0">
            <text:p>-6117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17.0">
            <text:p>317</text:p>
          </table:table-cell>
          <table:table-cell office:value-type="float" office:value="13831.0">
            <text:p>13831</text:p>
          </table:table-cell>
          <table:table-cell office:value-type="float" office:value="-2470.0">
            <text:p>-2470</text:p>
          </table:table-cell>
          <table:table-cell office:value-type="float" office:value="-964.0">
            <text:p>-964</text:p>
          </table:table-cell>
          <table:table-cell office:value-type="float" office:value="238.0">
            <text:p>238</text:p>
          </table:table-cell>
          <table:table-cell office:value-type="float" office:value="44.0">
            <text:p>44</text:p>
          </table:table-cell>
          <table:table-cell office:value-type="float" office:value="12536.0">
            <text:p>12536</text:p>
          </table:table-cell>
          <table:table-cell office:value-type="float" office:value="48723.0">
            <text:p>48723</text:p>
          </table:table-cell>
          <table:table-cell office:value-type="float" office:value="47347.0">
            <text:p>47347</text:p>
          </table:table-cell>
          <table:table-cell office:value-type="float" office:value="-47803.0">
            <text:p>-47803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15574.0">
            <text:p>-15574</text:p>
          </table:table-cell>
          <table:table-cell office:value-type="float" office:value="14464.0">
            <text:p>14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39.0">
            <text:p>1539</text:p>
          </table:table-cell>
          <table:table-cell office:value-type="float" office:value="25901.0">
            <text:p>25901</text:p>
          </table:table-cell>
          <table:table-cell office:value-type="float" office:value="2384.0">
            <text:p>2384</text:p>
          </table:table-cell>
          <table:table-cell office:value-type="float" office:value="22964.0">
            <text:p>229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927.0">
            <text:p>4927</text:p>
          </table:table-cell>
          <table:table-cell office:value-type="float" office:value="68196.0">
            <text:p>68196</text:p>
          </table:table-cell>
          <table:table-cell office:value-type="float" office:value="-40365.0">
            <text:p>-40365</text:p>
          </table:table-cell>
          <table:table-cell office:value-type="float" office:value="-91160.0">
            <text:p>-91160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7495.0">
            <text:p>7495</text:p>
          </table:table-cell>
          <table:table-cell office:value-type="float" office:value="89893.0">
            <text:p>89893</text:p>
          </table:table-cell>
          <table:table-cell office:value-type="float" office:value="123.0">
            <text:p>123</text:p>
          </table:table-cell>
          <table:table-cell office:value-type="float" office:value="2870.0">
            <text:p>2870</text:p>
          </table:table-cell>
          <table:table-cell office:value-type="float" office:value="183.0">
            <text:p>183</text:p>
          </table:table-cell>
          <table:table-cell office:value-type="float" office:value="11257.0">
            <text:p>11257</text:p>
          </table:table-cell>
          <table:table-cell office:value-type="float" office:value="9879.0">
            <text:p>9879</text:p>
          </table:table-cell>
          <table:table-cell office:value-type="float" office:value="100732.0">
            <text:p>100732</text:p>
          </table:table-cell>
          <table:table-cell office:value-type="float" office:value="123.0">
            <text:p>123</text:p>
          </table:table-cell>
          <table:table-cell office:value-type="float" office:value="3209.0">
            <text:p>3209</text:p>
          </table:table-cell>
          <table:table-cell office:value-type="float" office:value="5110.0">
            <text:p>5110</text:p>
          </table:table-cell>
          <table:table-cell office:value-type="float" office:value="124212.0">
            <text:p>124212</text:p>
          </table:table-cell>
          <table:table-cell office:value-type="float" office:value="-104020.0">
            <text:p>-104020</text:p>
          </table:table-cell>
          <table:table-cell office:value-type="float" office:value="-228153.0">
            <text:p>-228153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8276.0">
            <text:p>-8276</text:p>
          </table:table-cell>
          <table:table-cell office:value-type="float" office:value="-31796.0">
            <text:p>-31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80.0">
            <text:p>480</text:p>
          </table:table-cell>
          <table:table-cell office:value-type="float" office:value="27536.0">
            <text:p>27536</text:p>
          </table:table-cell>
          <table:table-cell office:value-type="float" office:value="1620.0">
            <text:p>1620</text:p>
          </table:table-cell>
          <table:table-cell office:value-type="float" office:value="44012.0">
            <text:p>44012</text:p>
          </table:table-cell>
          <table:table-cell office:value-type="float" office:value="123.0">
            <text:p>123</text:p>
          </table:table-cell>
          <table:table-cell office:value-type="float" office:value="2985.0">
            <text:p>2985</text:p>
          </table:table-cell>
          <table:table-cell office:value-type="float" office:value="6017.0">
            <text:p>6017</text:p>
          </table:table-cell>
          <table:table-cell office:value-type="float" office:value="149017.0">
            <text:p>149017</text:p>
          </table:table-cell>
          <table:table-cell office:value-type="float" office:value="4260.0">
            <text:p>4260</text:p>
          </table:table-cell>
          <table:table-cell office:value-type="float" office:value="-196014.0">
            <text:p>-196014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5880.0">
            <text:p>5880</text:p>
          </table:table-cell>
          <table:table-cell office:value-type="float" office:value="80207.0">
            <text:p>8020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8.0">
            <text:p>368</text:p>
          </table:table-cell>
          <table:table-cell office:value-type="float" office:value="4553.0">
            <text:p>4553</text:p>
          </table:table-cell>
          <table:table-cell office:value-type="float" office:value="7500.0">
            <text:p>7500</text:p>
          </table:table-cell>
          <table:table-cell office:value-type="float" office:value="55947.0">
            <text:p>55947</text:p>
          </table:table-cell>
          <table:table-cell office:value-type="float" office:value="123.0">
            <text:p>123</text:p>
          </table:table-cell>
          <table:table-cell office:value-type="float" office:value="4908.0">
            <text:p>4908</text:p>
          </table:table-cell>
          <table:table-cell office:value-type="float" office:value="6385.0">
            <text:p>6385</text:p>
          </table:table-cell>
          <table:table-cell office:value-type="float" office:value="263508.0">
            <text:p>263508</text:p>
          </table:table-cell>
          <table:table-cell office:value-type="float" office:value="-84760.0">
            <text:p>-84760</text:p>
          </table:table-cell>
          <table:table-cell office:value-type="float" office:value="-324363.0">
            <text:p>-324363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4360.0">
            <text:p>4360</text:p>
          </table:table-cell>
          <table:table-cell office:value-type="float" office:value="54081.0">
            <text:p>540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975.0">
            <text:p>-975</text:p>
          </table:table-cell>
          <table:table-cell office:value-type="float" office:value="-32299.0">
            <text:p>-32299</text:p>
          </table:table-cell>
          <table:table-cell office:value-type="float" office:value="11860.0">
            <text:p>11860</text:p>
          </table:table-cell>
          <table:table-cell office:value-type="float" office:value="121941.0">
            <text:p>121941</text:p>
          </table:table-cell>
          <table:table-cell office:value-type="float" office:value="123.0">
            <text:p>123</text:p>
          </table:table-cell>
          <table:table-cell office:value-type="float" office:value="4196.0">
            <text:p>4196</text:p>
          </table:table-cell>
          <table:table-cell office:value-type="float" office:value="5410.0">
            <text:p>5410</text:p>
          </table:table-cell>
          <table:table-cell office:value-type="float" office:value="197786.0">
            <text:p>197786</text:p>
          </table:table-cell>
          <table:table-cell office:value-type="float" office:value="-21782.0">
            <text:p>-21782</text:p>
          </table:table-cell>
          <table:table-cell office:value-type="float" office:value="-323923.0">
            <text:p>-323923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12917.0">
            <text:p>-12917</text:p>
          </table:table-cell>
          <table:table-cell office:value-type="float" office:value="28087.0">
            <text:p>28087</text:p>
          </table:table-cell>
          <table:table-cell office:value-type="float" office:value="8.0">
            <text:p>8</text:p>
          </table:table-cell>
          <table:table-cell office:value-type="float" office:value="389.0">
            <text:p>389</text:p>
          </table:table-cell>
          <table:table-cell office:value-type="float" office:value="-2702.0">
            <text:p>-2702</text:p>
          </table:table-cell>
          <table:table-cell office:value-type="float" office:value="-70418.0">
            <text:p>-70418</text:p>
          </table:table-cell>
          <table:table-cell office:value-type="float" office:value="7445.0">
            <text:p>7445</text:p>
          </table:table-cell>
          <table:table-cell office:value-type="float" office:value="162473.0">
            <text:p>162473</text:p>
          </table:table-cell>
          <table:table-cell office:value-type="float" office:value="131.0">
            <text:p>131</text:p>
          </table:table-cell>
          <table:table-cell office:value-type="float" office:value="3104.0">
            <text:p>3104</text:p>
          </table:table-cell>
          <table:table-cell office:value-type="float" office:value="3514.0">
            <text:p>3514</text:p>
          </table:table-cell>
          <table:table-cell office:value-type="float" office:value="57166.0">
            <text:p>57166</text:p>
          </table:table-cell>
          <table:table-cell office:value-type="float" office:value="41942.0">
            <text:p>41942</text:p>
          </table:table-cell>
          <table:table-cell office:value-type="float" office:value="-222743.0">
            <text:p>-222743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3984.0">
            <text:p>3984</text:p>
          </table:table-cell>
          <table:table-cell office:value-type="float" office:value="-36647.0">
            <text:p>-3664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3.0">
            <text:p>183</text:p>
          </table:table-cell>
          <table:table-cell office:value-type="float" office:value="26237.0">
            <text:p>26237</text:p>
          </table:table-cell>
          <table:table-cell office:value-type="float" office:value="11429.0">
            <text:p>11429</text:p>
          </table:table-cell>
          <table:table-cell office:value-type="float" office:value="116284.0">
            <text:p>116284</text:p>
          </table:table-cell>
          <table:table-cell office:value-type="float" office:value="131.0">
            <text:p>131</text:p>
          </table:table-cell>
          <table:table-cell office:value-type="float" office:value="3377.0">
            <text:p>3377</text:p>
          </table:table-cell>
          <table:table-cell office:value-type="float" office:value="3697.0">
            <text:p>3697</text:p>
          </table:table-cell>
          <table:table-cell office:value-type="float" office:value="91426.0">
            <text:p>91426</text:p>
          </table:table-cell>
          <table:table-cell office:value-type="float" office:value="10410.0">
            <text:p>10410</text:p>
          </table:table-cell>
          <table:table-cell office:value-type="float" office:value="-211087.0">
            <text:p>-211087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13925.0">
            <text:p>-13925</text:p>
          </table:table-cell>
          <table:table-cell office:value-type="float" office:value="62033.0">
            <text:p>6203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32.0">
            <text:p>-3632</text:p>
          </table:table-cell>
          <table:table-cell office:value-type="float" office:value="-1555.0">
            <text:p>-1555</text:p>
          </table:table-cell>
          <table:table-cell office:value-type="float" office:value="7187.0">
            <text:p>7187</text:p>
          </table:table-cell>
          <table:table-cell office:value-type="float" office:value="138329.0">
            <text:p>138329</text:p>
          </table:table-cell>
          <table:table-cell office:value-type="float" office:value="131.0">
            <text:p>131</text:p>
          </table:table-cell>
          <table:table-cell office:value-type="float" office:value="3436.0">
            <text:p>3436</text:p>
          </table:table-cell>
          <table:table-cell office:value-type="float" office:value="4329.0">
            <text:p>4329</text:p>
          </table:table-cell>
          <table:table-cell office:value-type="float" office:value="109473.0">
            <text:p>109473</text:p>
          </table:table-cell>
          <table:table-cell office:value-type="float" office:value="-60478.0">
            <text:p>-60478</text:p>
          </table:table-cell>
          <table:table-cell office:value-type="float" office:value="-251238.0">
            <text:p>-251238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3.0">
            <text:p>23</text:p>
          </table:table-cell>
          <table:table-cell office:value-type="float" office:value="-19496.0">
            <text:p>-194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37.0">
            <text:p>1037</text:p>
          </table:table-cell>
          <table:table-cell office:value-type="float" office:value="14413.0">
            <text:p>14413</text:p>
          </table:table-cell>
          <table:table-cell office:value-type="float" office:value="7210.0">
            <text:p>7210</text:p>
          </table:table-cell>
          <table:table-cell office:value-type="float" office:value="108664.0">
            <text:p>108664</text:p>
          </table:table-cell>
          <table:table-cell office:value-type="float" office:value="131.0">
            <text:p>131</text:p>
          </table:table-cell>
          <table:table-cell office:value-type="float" office:value="4121.0">
            <text:p>4121</text:p>
          </table:table-cell>
          <table:table-cell office:value-type="float" office:value="5366.0">
            <text:p>5366</text:p>
          </table:table-cell>
          <table:table-cell office:value-type="float" office:value="152486.0">
            <text:p>152486</text:p>
          </table:table-cell>
          <table:table-cell office:value-type="float" office:value="5083.0">
            <text:p>5083</text:p>
          </table:table-cell>
          <table:table-cell office:value-type="float" office:value="-265271.0">
            <text:p>-265271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249.0">
            <text:p>249</text:p>
          </table:table-cell>
          <table:table-cell office:value-type="float" office:value="36844.0">
            <text:p>368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369.0">
            <text:p>-369</text:p>
          </table:table-cell>
          <table:table-cell office:value-type="float" office:value="-26172.0">
            <text:p>-26172</text:p>
          </table:table-cell>
          <table:table-cell office:value-type="float" office:value="7459.0">
            <text:p>7459</text:p>
          </table:table-cell>
          <table:table-cell office:value-type="float" office:value="129293.0">
            <text:p>129293</text:p>
          </table:table-cell>
          <table:table-cell office:value-type="float" office:value="131.0">
            <text:p>131</text:p>
          </table:table-cell>
          <table:table-cell office:value-type="float" office:value="4963.0">
            <text:p>4963</text:p>
          </table:table-cell>
          <table:table-cell office:value-type="float" office:value="4997.0">
            <text:p>4997</text:p>
          </table:table-cell>
          <table:table-cell office:value-type="float" office:value="171498.0">
            <text:p>171498</text:p>
          </table:table-cell>
          <table:table-cell office:value-type="float" office:value="-10672.0">
            <text:p>-10672</text:p>
          </table:table-cell>
          <table:table-cell office:value-type="float" office:value="-305754.0">
            <text:p>-305754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21616.0">
            <text:p>-21616</text:p>
          </table:table-cell>
          <table:table-cell office:value-type="float" office:value="-72077.0">
            <text:p>-7207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4150.0">
            <text:p>-4150</text:p>
          </table:table-cell>
          <table:table-cell office:value-type="float" office:value="-30175.0">
            <text:p>-30175</text:p>
          </table:table-cell>
          <table:table-cell office:value-type="float" office:value="2946.0">
            <text:p>2946</text:p>
          </table:table-cell>
          <table:table-cell office:value-type="float" office:value="141465.0">
            <text:p>141465</text:p>
          </table:table-cell>
          <table:table-cell office:value-type="float" office:value="131.0">
            <text:p>131</text:p>
          </table:table-cell>
          <table:table-cell office:value-type="float" office:value="2167.0">
            <text:p>2167</text:p>
          </table:table-cell>
          <table:table-cell office:value-type="float" office:value="2923.0">
            <text:p>2923</text:p>
          </table:table-cell>
          <table:table-cell office:value-type="float" office:value="43911.0">
            <text:p>43911</text:p>
          </table:table-cell>
          <table:table-cell office:value-type="float" office:value="102252.0">
            <text:p>102252</text:p>
          </table:table-cell>
          <table:table-cell office:value-type="float" office:value="-187543.0">
            <text:p>-187543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1148.0">
            <text:p>1148</text:p>
          </table:table-cell>
          <table:table-cell office:value-type="float" office:value="-6796.0">
            <text:p>-679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45.0">
            <text:p>645</text:p>
          </table:table-cell>
          <table:table-cell office:value-type="float" office:value="17487.0">
            <text:p>17487</text:p>
          </table:table-cell>
          <table:table-cell office:value-type="float" office:value="4094.0">
            <text:p>4094</text:p>
          </table:table-cell>
          <table:table-cell office:value-type="float" office:value="114022.0">
            <text:p>114022</text:p>
          </table:table-cell>
          <table:table-cell office:value-type="float" office:value="131.0">
            <text:p>131</text:p>
          </table:table-cell>
          <table:table-cell office:value-type="float" office:value="3484.0">
            <text:p>3484</text:p>
          </table:table-cell>
          <table:table-cell office:value-type="float" office:value="3568.0">
            <text:p>3568</text:p>
          </table:table-cell>
          <table:table-cell office:value-type="float" office:value="102588.0">
            <text:p>102588</text:p>
          </table:table-cell>
          <table:table-cell office:value-type="float" office:value="-10691.0">
            <text:p>-10691</text:p>
          </table:table-cell>
          <table:table-cell office:value-type="float" office:value="-220094.0">
            <text:p>-220094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13293.0">
            <text:p>-13293</text:p>
          </table:table-cell>
          <table:table-cell office:value-type="float" office:value="-23130.0">
            <text:p>-231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2060.0">
            <text:p>-2060</text:p>
          </table:table-cell>
          <table:table-cell office:value-type="float" office:value="-19212.0">
            <text:p>-19212</text:p>
          </table:table-cell>
          <table:table-cell office:value-type="float" office:value="-1901.0">
            <text:p>-1901</text:p>
          </table:table-cell>
          <table:table-cell office:value-type="float" office:value="150134.0">
            <text:p>150134</text:p>
          </table:table-cell>
          <table:table-cell office:value-type="float" office:value="131.0">
            <text:p>131</text:p>
          </table:table-cell>
          <table:table-cell office:value-type="float" office:value="1391.0">
            <text:p>1391</text:p>
          </table:table-cell>
          <table:table-cell office:value-type="float" office:value="4274.0">
            <text:p>4274</text:p>
          </table:table-cell>
          <table:table-cell office:value-type="float" office:value="21156.0">
            <text:p>21156</text:p>
          </table:table-cell>
          <table:table-cell office:value-type="float" office:value="42342.0">
            <text:p>42342</text:p>
          </table:table-cell>
          <table:table-cell office:value-type="float" office:value="-172681.0">
            <text:p>-172681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18197.0">
            <text:p>-18197</text:p>
          </table:table-cell>
          <table:table-cell office:value-type="float" office:value="20510.0">
            <text:p>20510</text:p>
          </table:table-cell>
          <table:table-cell office:value-type="float" office:value="90.0">
            <text:p>90</text:p>
          </table:table-cell>
          <table:table-cell office:value-type="float" office:value="878.0">
            <text:p>878</text:p>
          </table:table-cell>
          <table:table-cell office:value-type="float" office:value="-4453.0">
            <text:p>-4453</text:p>
          </table:table-cell>
          <table:table-cell office:value-type="float" office:value="-55171.0">
            <text:p>-55171</text:p>
          </table:table-cell>
          <table:table-cell office:value-type="float" office:value="6437.0">
            <text:p>6437</text:p>
          </table:table-cell>
          <table:table-cell office:value-type="float" office:value="187713.0">
            <text:p>187713</text:p>
          </table:table-cell>
          <table:table-cell office:value-type="float" office:value="221.0">
            <text:p>221</text:p>
          </table:table-cell>
          <table:table-cell office:value-type="float" office:value="1124.0">
            <text:p>1124</text:p>
          </table:table-cell>
          <table:table-cell office:value-type="float" office:value="1818.0">
            <text:p>1818</text:p>
          </table:table-cell>
          <table:table-cell office:value-type="float" office:value="-55053.0">
            <text:p>-55053</text:p>
          </table:table-cell>
          <table:table-cell office:value-type="float" office:value="33783.0">
            <text:p>33783</text:p>
          </table:table-cell>
          <table:table-cell office:value-type="float" office:value="-133784.0">
            <text:p>-133784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1889.0">
            <text:p>1889</text:p>
          </table:table-cell>
          <table:table-cell office:value-type="float" office:value="2942.0">
            <text:p>29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47.0">
            <text:p>347</text:p>
          </table:table-cell>
          <table:table-cell office:value-type="float" office:value="2399.0">
            <text:p>2399</text:p>
          </table:table-cell>
          <table:table-cell office:value-type="float" office:value="8326.0">
            <text:p>8326</text:p>
          </table:table-cell>
          <table:table-cell office:value-type="float" office:value="188653.0">
            <text:p>188653</text:p>
          </table:table-cell>
          <table:table-cell office:value-type="float" office:value="221.0">
            <text:p>221</text:p>
          </table:table-cell>
          <table:table-cell office:value-type="float" office:value="816.0">
            <text:p>816</text:p>
          </table:table-cell>
          <table:table-cell office:value-type="float" office:value="2165.0">
            <text:p>2165</text:p>
          </table:table-cell>
          <table:table-cell office:value-type="float" office:value="-54660.0">
            <text:p>-54660</text:p>
          </table:table-cell>
          <table:table-cell office:value-type="float" office:value="-5341.0">
            <text:p>-5341</text:p>
          </table:table-cell>
          <table:table-cell office:value-type="float" office:value="-134809.0">
            <text:p>-134809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16067.0">
            <text:p>-16067</text:p>
          </table:table-cell>
          <table:table-cell office:value-type="float" office:value="-35910.0">
            <text:p>-35910</text:p>
          </table:table-cell>
          <table:table-cell office:value-type="float" office:value="-40.0">
            <text:p>-40</text:p>
          </table:table-cell>
          <table:table-cell office:value-type="float" office:value="441.0">
            <text:p>441</text:p>
          </table:table-cell>
          <table:table-cell office:value-type="float" office:value="-2156.0">
            <text:p>-2156</text:p>
          </table:table-cell>
          <table:table-cell office:value-type="float" office:value="-21403.0">
            <text:p>-21403</text:p>
          </table:table-cell>
          <table:table-cell office:value-type="float" office:value="4701.0">
            <text:p>4701</text:p>
          </table:table-cell>
          <table:table-cell office:value-type="float" office:value="148945.0">
            <text:p>148945</text:p>
          </table:table-cell>
          <table:table-cell office:value-type="float" office:value="181.0">
            <text:p>181</text:p>
          </table:table-cell>
          <table:table-cell office:value-type="float" office:value="512.0">
            <text:p>512</text:p>
          </table:table-cell>
          <table:table-cell office:value-type="float" office:value="3521.0">
            <text:p>3521</text:p>
          </table:table-cell>
          <table:table-cell office:value-type="float" office:value="-59575.0">
            <text:p>-59575</text:p>
          </table:table-cell>
          <table:table-cell office:value-type="float" office:value="56872.0">
            <text:p>56872</text:p>
          </table:table-cell>
          <table:table-cell office:value-type="float" office:value="-89882.0">
            <text:p>-89882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1094.0">
            <text:p>-1094</text:p>
          </table:table-cell>
          <table:table-cell office:value-type="float" office:value="-8721.0">
            <text:p>-872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62.0">
            <text:p>1962</text:p>
          </table:table-cell>
          <table:table-cell office:value-type="float" office:value="-5247.0">
            <text:p>-5247</text:p>
          </table:table-cell>
          <table:table-cell office:value-type="float" office:value="3607.0">
            <text:p>3607</text:p>
          </table:table-cell>
          <table:table-cell office:value-type="float" office:value="148629.0">
            <text:p>148629</text:p>
          </table:table-cell>
          <table:table-cell office:value-type="float" office:value="181.0">
            <text:p>181</text:p>
          </table:table-cell>
          <table:table-cell office:value-type="float" office:value="239.0">
            <text:p>239</text:p>
          </table:table-cell>
          <table:table-cell office:value-type="float" office:value="5483.0">
            <text:p>5483</text:p>
          </table:table-cell>
          <table:table-cell office:value-type="float" office:value="-74663.0">
            <text:p>-74663</text:p>
          </table:table-cell>
          <table:table-cell office:value-type="float" office:value="13968.0">
            <text:p>13968</text:p>
          </table:table-cell>
          <table:table-cell office:value-type="float" office:value="-74205.0">
            <text:p>-74205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10864.0">
            <text:p>-10864</text:p>
          </table:table-cell>
          <table:table-cell office:value-type="float" office:value="-63482.0">
            <text:p>-634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77.0">
            <text:p>3377</text:p>
          </table:table-cell>
          <table:table-cell office:value-type="float" office:value="23291.0">
            <text:p>23291</text:p>
          </table:table-cell>
          <table:table-cell office:value-type="float" office:value="-7257.0">
            <text:p>-7257</text:p>
          </table:table-cell>
          <table:table-cell office:value-type="float" office:value="94074.0">
            <text:p>94074</text:p>
          </table:table-cell>
          <table:table-cell office:value-type="float" office:value="181.0">
            <text:p>181</text:p>
          </table:table-cell>
          <table:table-cell office:value-type="float" office:value="20.0">
            <text:p>20</text:p>
          </table:table-cell>
          <table:table-cell office:value-type="float" office:value="8860.0">
            <text:p>8860</text:p>
          </table:table-cell>
          <table:table-cell office:value-type="float" office:value="-27046.0">
            <text:p>-27046</text:p>
          </table:table-cell>
          <table:table-cell office:value-type="float" office:value="40191.0">
            <text:p>40191</text:p>
          </table:table-cell>
          <table:table-cell office:value-type="float" office:value="-67048.0">
            <text:p>-6704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13833.0">
            <text:p>-13833</text:p>
          </table:table-cell>
          <table:table-cell office:value-type="float" office:value="-2366.0">
            <text:p>-2366</text:p>
          </table:table-cell>
          <table:table-cell office:value-type="float" office:value="5.0">
            <text:p>5</text:p>
          </table:table-cell>
          <table:table-cell office:value-type="float" office:value="243.0">
            <text:p>243</text:p>
          </table:table-cell>
          <table:table-cell office:value-type="float" office:value="1051.0">
            <text:p>1051</text:p>
          </table:table-cell>
          <table:table-cell office:value-type="float" office:value="4182.0">
            <text:p>4182</text:p>
          </table:table-cell>
          <table:table-cell office:value-type="float" office:value="4637.0">
            <text:p>4637</text:p>
          </table:table-cell>
          <table:table-cell office:value-type="float" office:value="99339.0">
            <text:p>99339</text:p>
          </table:table-cell>
          <table:table-cell office:value-type="float" office:value="5.0">
            <text:p>5</text:p>
          </table:table-cell>
          <table:table-cell office:value-type="float" office:value="255.0">
            <text:p>255</text:p>
          </table:table-cell>
          <table:table-cell office:value-type="float" office:value="-1606.0">
            <text:p>-1606</text:p>
          </table:table-cell>
          <table:table-cell office:value-type="float" office:value="-19933.0">
            <text:p>-19933</text:p>
          </table:table-cell>
          <table:table-cell office:value-type="float" office:value="-2059.0">
            <text:p>-2059</text:p>
          </table:table-cell>
          <table:table-cell office:value-type="float" office:value="-79661.0">
            <text:p>-79661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168.0">
            <text:p>-168</text:p>
          </table:table-cell>
          <table:table-cell office:value-type="float" office:value="-50362.0">
            <text:p>-50362</text:p>
          </table:table-cell>
          <table:table-cell office:value-type="float" office:value="60.0">
            <text:p>60</text:p>
          </table:table-cell>
          <table:table-cell office:value-type="float" office:value="2413.0">
            <text:p>2413</text:p>
          </table:table-cell>
          <table:table-cell office:value-type="float" office:value="-385.0">
            <text:p>-385</text:p>
          </table:table-cell>
          <table:table-cell office:value-type="float" office:value="-3625.0">
            <text:p>-3625</text:p>
          </table:table-cell>
          <table:table-cell office:value-type="float" office:value="4469.0">
            <text:p>4469</text:p>
          </table:table-cell>
          <table:table-cell office:value-type="float" office:value="58615.0">
            <text:p>58615</text:p>
          </table:table-cell>
          <table:table-cell office:value-type="float" office:value="65.0">
            <text:p>65</text:p>
          </table:table-cell>
          <table:table-cell office:value-type="float" office:value="2378.0">
            <text:p>2378</text:p>
          </table:table-cell>
          <table:table-cell office:value-type="float" office:value="-1991.0">
            <text:p>-1991</text:p>
          </table:table-cell>
          <table:table-cell office:value-type="float" office:value="-23961.0">
            <text:p>-23961</text:p>
          </table:table-cell>
          <table:table-cell office:value-type="float" office:value="51574.0">
            <text:p>51574</text:p>
          </table:table-cell>
          <table:table-cell office:value-type="float" office:value="-37032.0">
            <text:p>-37032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049.0">
            <text:p>-5049</text:p>
          </table:table-cell>
          <table:table-cell office:value-type="float" office:value="8253.0">
            <text:p>82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31.0">
            <text:p>631</text:p>
          </table:table-cell>
          <table:table-cell office:value-type="float" office:value="8638.0">
            <text:p>8638</text:p>
          </table:table-cell>
          <table:table-cell office:value-type="float" office:value="2870.0">
            <text:p>2870</text:p>
          </table:table-cell>
          <table:table-cell office:value-type="float" office:value="51063.0">
            <text:p>51063</text:p>
          </table:table-cell>
          <table:table-cell office:value-type="float" office:value="65.0">
            <text:p>65</text:p>
          </table:table-cell>
          <table:table-cell office:value-type="float" office:value="2788.0">
            <text:p>2788</text:p>
          </table:table-cell>
          <table:table-cell office:value-type="float" office:value="-1049.0">
            <text:p>-1049</text:p>
          </table:table-cell>
          <table:table-cell office:value-type="float" office:value="-5757.0">
            <text:p>-5757</text:p>
          </table:table-cell>
          <table:table-cell office:value-type="float" office:value="-16891.0">
            <text:p>-16891</text:p>
          </table:table-cell>
          <table:table-cell office:value-type="float" office:value="-48094.0">
            <text:p>-48094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6609.0">
            <text:p>6609</text:p>
          </table:table-cell>
          <table:table-cell office:value-type="float" office:value="-2006.0">
            <text:p>-200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62.0">
            <text:p>462</text:p>
          </table:table-cell>
          <table:table-cell office:value-type="float" office:value="7445.0">
            <text:p>7445</text:p>
          </table:table-cell>
          <table:table-cell office:value-type="float" office:value="9479.0">
            <text:p>9479</text:p>
          </table:table-cell>
          <table:table-cell office:value-type="float" office:value="78256.0">
            <text:p>78256</text:p>
          </table:table-cell>
          <table:table-cell office:value-type="float" office:value="65.0">
            <text:p>65</text:p>
          </table:table-cell>
          <table:table-cell office:value-type="float" office:value="2626.0">
            <text:p>2626</text:p>
          </table:table-cell>
          <table:table-cell office:value-type="float" office:value="-587.0">
            <text:p>-587</text:p>
          </table:table-cell>
          <table:table-cell office:value-type="float" office:value="6945.0">
            <text:p>6945</text:p>
          </table:table-cell>
          <table:table-cell office:value-type="float" office:value="-5439.0">
            <text:p>-5439</text:p>
          </table:table-cell>
          <table:table-cell office:value-type="float" office:value="-87827.0">
            <text:p>-87827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3370.0">
            <text:p>-3370</text:p>
          </table:table-cell>
          <table:table-cell office:value-type="float" office:value="-48565.0">
            <text:p>-4856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-162.0">
            <text:p>-162</text:p>
          </table:table-cell>
          <table:table-cell office:value-type="float" office:value="-6719.0">
            <text:p>-6719</text:p>
          </table:table-cell>
          <table:table-cell office:value-type="float" office:value="6109.0">
            <text:p>6109</text:p>
          </table:table-cell>
          <table:table-cell office:value-type="float" office:value="40987.0">
            <text:p>40987</text:p>
          </table:table-cell>
          <table:table-cell office:value-type="float" office:value="65.0">
            <text:p>65</text:p>
          </table:table-cell>
          <table:table-cell office:value-type="float" office:value="1871.0">
            <text:p>1871</text:p>
          </table:table-cell>
          <table:table-cell office:value-type="float" office:value="-749.0">
            <text:p>-749</text:p>
          </table:table-cell>
          <table:table-cell office:value-type="float" office:value="4461.0">
            <text:p>4461</text:p>
          </table:table-cell>
          <table:table-cell office:value-type="float" office:value="55284.0">
            <text:p>55284</text:p>
          </table:table-cell>
          <table:table-cell office:value-type="float" office:value="-47319.0">
            <text:p>-47319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9564.0">
            <text:p>-9564</text:p>
          </table:table-cell>
          <table:table-cell office:value-type="float" office:value="-4032.0">
            <text:p>-40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05.0">
            <text:p>305</text:p>
          </table:table-cell>
          <table:table-cell office:value-type="float" office:value="2286.0">
            <text:p>2286</text:p>
          </table:table-cell>
          <table:table-cell office:value-type="float" office:value="6628.0">
            <text:p>6628</text:p>
          </table:table-cell>
          <table:table-cell office:value-type="float" office:value="33877.0">
            <text:p>33877</text:p>
          </table:table-cell>
          <table:table-cell office:value-type="float" office:value="65.0">
            <text:p>65</text:p>
          </table:table-cell>
          <table:table-cell office:value-type="float" office:value="1674.0">
            <text:p>1674</text:p>
          </table:table-cell>
          <table:table-cell office:value-type="float" office:value="1.0">
            <text:p>1</text:p>
          </table:table-cell>
          <table:table-cell office:value-type="float" office:value="16864.0">
            <text:p>16864</text:p>
          </table:table-cell>
          <table:table-cell office:value-type="float" office:value="1746.0">
            <text:p>1746</text:p>
          </table:table-cell>
          <table:table-cell office:value-type="float" office:value="-52415.0">
            <text:p>-52415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自營商期貨對沖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ns42:value-type="string">
            <text:p>日期</text:p>
          </table:table-cell>
          <table:table-cell office:value-type="string" ns42:value-type="string">
            <text:p>未平倉口數_自營商期貨</text:p>
          </table:table-cell>
          <table:table-cell office:value-type="string" ns42:value-type="string">
            <text:p>未平倉金額_自營商期貨</text:p>
          </table:table-cell>
          <table:table-cell/>
        </table:table-row>
        <table:table-row table:style-name="ro2">
          <table:table-cell office:value-type="string" ns42:value-type="string">
            <text:p>2025/12/26</text:p>
          </table:table-cell>
          <table:table-cell office:value-type="float" office:value="-6309" ns42:value-type="float">
            <text:p>-6309</text:p>
          </table:table-cell>
          <table:table-cell office:value-type="float" office:value="-36184125" ns42:value-type="float">
            <text:p>-36184125</text:p>
          </table:table-cell>
          <table:table-cell>
            <draw:frame draw:z-index="0" draw:style-name="gr1" draw:text-style-name="P1" svg:width="15.999cm" svg:height="8.999cm" svg:x="1.905cm" svg:y="-0.001cm">
              <draw:object draw:notify-on-update-of-ranges="自營商期貨對沖.A2:自營商期貨對沖.A50 自營商期貨對沖.B1:自營商期貨對沖.B1 自營商期貨對沖.B2:自營商期貨對沖.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ns42:value-type="string">
            <text:p>2025/12/29</text:p>
          </table:table-cell>
          <table:table-cell office:value-type="float" office:value="-6449" ns42:value-type="float">
            <text:p>-6449</text:p>
          </table:table-cell>
          <table:table-cell office:value-type="float" office:value="-37328616" ns42:value-type="float">
            <text:p>-37328616</text:p>
          </table:table-cell>
          <table:table-cell/>
        </table:table-row>
        <table:table-row table:style-name="ro2">
          <table:table-cell office:value-type="string" ns42:value-type="string">
            <text:p>2025/12/30</text:p>
          </table:table-cell>
          <table:table-cell office:value-type="float" office:value="-3442" ns42:value-type="float">
            <text:p>-3442</text:p>
          </table:table-cell>
          <table:table-cell office:value-type="float" office:value="-19882402" ns42:value-type="float">
            <text:p>-19882402</text:p>
          </table:table-cell>
          <table:table-cell/>
        </table:table-row>
        <table:table-row table:style-name="ro2">
          <table:table-cell office:value-type="string" ns42:value-type="string">
            <text:p>2025/12/31</text:p>
          </table:table-cell>
          <table:table-cell office:value-type="float" office:value="-3018" ns42:value-type="float">
            <text:p>-3018</text:p>
          </table:table-cell>
          <table:table-cell office:value-type="float" office:value="-17518188" ns42:value-type="float">
            <text:p>-17518188</text:p>
          </table:table-cell>
          <table:table-cell/>
        </table:table-row>
        <table:table-row table:style-name="ro2">
          <table:table-cell office:value-type="string" ns42:value-type="string">
            <text:p>2026/01/02</text:p>
          </table:table-cell>
          <table:table-cell office:value-type="float" office:value="-3751" ns42:value-type="float">
            <text:p>-3751</text:p>
          </table:table-cell>
          <table:table-cell office:value-type="float" office:value="-22123102" ns42:value-type="float">
            <text:p>-22123102</text:p>
          </table:table-cell>
          <table:table-cell/>
        </table:table-row>
        <table:table-row table:style-name="ro2">
          <table:table-cell office:value-type="string" ns42:value-type="string">
            <text:p>2026/01/05</text:p>
          </table:table-cell>
          <table:table-cell office:value-type="float" office:value="-4480" ns42:value-type="float">
            <text:p>-4480</text:p>
          </table:table-cell>
          <table:table-cell office:value-type="float" office:value="-27170353" ns42:value-type="float">
            <text:p>-27170353</text:p>
          </table:table-cell>
          <table:table-cell/>
        </table:table-row>
        <table:table-row table:style-name="ro2">
          <table:table-cell office:value-type="string" ns42:value-type="string">
            <text:p>2026/01/06</text:p>
          </table:table-cell>
          <table:table-cell office:value-type="float" office:value="-2431" ns42:value-type="float">
            <text:p>-2431</text:p>
          </table:table-cell>
          <table:table-cell office:value-type="float" office:value="-14913583" ns42:value-type="float">
            <text:p>-14913583</text:p>
          </table:table-cell>
          <table:table-cell/>
        </table:table-row>
        <table:table-row table:style-name="ro2">
          <table:table-cell office:value-type="string" ns42:value-type="string">
            <text:p>2026/01/07</text:p>
          </table:table-cell>
          <table:table-cell office:value-type="float" office:value="-2081" ns42:value-type="float">
            <text:p>-2081</text:p>
          </table:table-cell>
          <table:table-cell office:value-type="float" office:value="-12725687" ns42:value-type="float">
            <text:p>-12725687</text:p>
          </table:table-cell>
          <table:table-cell/>
        </table:table-row>
        <table:table-row table:style-name="ro2">
          <table:table-cell office:value-type="string" ns42:value-type="string">
            <text:p>2026/01/08</text:p>
          </table:table-cell>
          <table:table-cell office:value-type="float" office:value="-3377" ns42:value-type="float">
            <text:p>-3377</text:p>
          </table:table-cell>
          <table:table-cell office:value-type="float" office:value="-20589235" ns42:value-type="float">
            <text:p>-20589235</text:p>
          </table:table-cell>
          <table:table-cell/>
        </table:table-row>
        <table:table-row table:style-name="ro2">
          <table:table-cell office:value-type="string" ns42:value-type="string">
            <text:p>2026/01/09</text:p>
          </table:table-cell>
          <table:table-cell office:value-type="float" office:value="-3190" ns42:value-type="float">
            <text:p>-3190</text:p>
          </table:table-cell>
          <table:table-cell office:value-type="float" office:value="-19446111" ns42:value-type="float">
            <text:p>-19446111</text:p>
          </table:table-cell>
          <table:table-cell/>
        </table:table-row>
        <table:table-row table:style-name="ro2">
          <table:table-cell office:value-type="string" ns42:value-type="string">
            <text:p>2026/01/12</text:p>
          </table:table-cell>
          <table:table-cell office:value-type="float" office:value="-2457" ns42:value-type="float">
            <text:p>-2457</text:p>
          </table:table-cell>
          <table:table-cell office:value-type="float" office:value="-15113975" ns42:value-type="float">
            <text:p>-15113975</text:p>
          </table:table-cell>
          <table:table-cell/>
        </table:table-row>
        <table:table-row table:style-name="ro2">
          <table:table-cell office:value-type="string" ns42:value-type="string">
            <text:p>2026/01/13</text:p>
          </table:table-cell>
          <table:table-cell office:value-type="float" office:value="-1429" ns42:value-type="float">
            <text:p>-1429</text:p>
          </table:table-cell>
          <table:table-cell office:value-type="float" office:value="-8855282" ns42:value-type="float">
            <text:p>-8855282</text:p>
          </table:table-cell>
          <table:table-cell/>
        </table:table-row>
        <table:table-row table:style-name="ro2">
          <table:table-cell office:value-type="string" ns42:value-type="string">
            <text:p>2026/01/14</text:p>
          </table:table-cell>
          <table:table-cell office:value-type="float" office:value="-216" ns42:value-type="float">
            <text:p>-216</text:p>
          </table:table-cell>
          <table:table-cell office:value-type="float" office:value="-1377268" ns42:value-type="float">
            <text:p>-1377268</text:p>
          </table:table-cell>
          <table:table-cell/>
        </table:table-row>
        <table:table-row table:style-name="ro2">
          <table:table-cell office:value-type="string" ns42:value-type="string">
            <text:p>2026/01/15</text:p>
          </table:table-cell>
          <table:table-cell office:value-type="float" office:value="-552" ns42:value-type="float">
            <text:p>-552</text:p>
          </table:table-cell>
          <table:table-cell office:value-type="float" office:value="-3439393" ns42:value-type="float">
            <text:p>-3439393</text:p>
          </table:table-cell>
          <table:table-cell/>
        </table:table-row>
        <table:table-row table:style-name="ro2">
          <table:table-cell office:value-type="string" ns42:value-type="string">
            <text:p>2026/01/16</text:p>
          </table:table-cell>
          <table:table-cell office:value-type="float" office:value="-117" ns42:value-type="float">
            <text:p>-117</text:p>
          </table:table-cell>
          <table:table-cell office:value-type="float" office:value="-779787" ns42:value-type="float">
            <text:p>-779787</text:p>
          </table:table-cell>
          <table:table-cell/>
        </table:table-row>
        <table:table-row table:style-name="ro2">
          <table:table-cell office:value-type="string" ns42:value-type="string">
            <text:p>2026/01/19</text:p>
          </table:table-cell>
          <table:table-cell office:value-type="float" office:value="156" ns42:value-type="float">
            <text:p>156</text:p>
          </table:table-cell>
          <table:table-cell office:value-type="float" office:value="896856" ns42:value-type="float">
            <text:p>896856</text:p>
          </table:table-cell>
          <table:table-cell/>
        </table:table-row>
        <table:table-row table:style-name="ro2">
          <table:table-cell office:value-type="string" ns42:value-type="string">
            <text:p>2026/01/20</text:p>
          </table:table-cell>
          <table:table-cell office:value-type="float" office:value="483" ns42:value-type="float">
            <text:p>483</text:p>
          </table:table-cell>
          <table:table-cell office:value-type="float" office:value="2954383" ns42:value-type="float">
            <text:p>2954383</text:p>
          </table:table-cell>
          <table:table-cell/>
        </table:table-row>
        <table:table-row table:style-name="ro2">
          <table:table-cell office:value-type="string" ns42:value-type="string">
            <text:p>2026/01/21</text:p>
          </table:table-cell>
          <table:table-cell office:value-type="float" office:value="-2925" ns42:value-type="float">
            <text:p>-2925</text:p>
          </table:table-cell>
          <table:table-cell office:value-type="float" office:value="-18411761" ns42:value-type="float">
            <text:p>-18411761</text:p>
          </table:table-cell>
          <table:table-cell/>
        </table:table-row>
        <table:table-row table:style-name="ro2">
          <table:table-cell office:value-type="string" ns42:value-type="string">
            <text:p>2026/01/22</text:p>
          </table:table-cell>
          <table:table-cell office:value-type="float" office:value="-3226" ns42:value-type="float">
            <text:p>-3226</text:p>
          </table:table-cell>
          <table:table-cell office:value-type="float" office:value="-20557773" ns42:value-type="float">
            <text:p>-20557773</text:p>
          </table:table-cell>
          <table:table-cell/>
        </table:table-row>
        <table:table-row table:style-name="ro2">
          <table:table-cell office:value-type="string" ns42:value-type="string">
            <text:p>2026/01/23</text:p>
          </table:table-cell>
          <table:table-cell office:value-type="float" office:value="-4346" ns42:value-type="float">
            <text:p>-4346</text:p>
          </table:table-cell>
          <table:table-cell office:value-type="float" office:value="-27952239" ns42:value-type="float">
            <text:p>-27952239</text:p>
          </table:table-cell>
          <table:table-cell/>
        </table:table-row>
        <table:table-row table:style-name="ro2">
          <table:table-cell office:value-type="string" ns42:value-type="string">
            <text:p>2026/01/26</text:p>
          </table:table-cell>
          <table:table-cell office:value-type="float" office:value="-2555" ns42:value-type="float">
            <text:p>-2555</text:p>
          </table:table-cell>
          <table:table-cell office:value-type="float" office:value="-16428318" ns42:value-type="float">
            <text:p>-16428318</text:p>
          </table:table-cell>
          <table:table-cell/>
        </table:table-row>
        <table:table-row table:style-name="ro2">
          <table:table-cell office:value-type="string" ns42:value-type="string">
            <text:p>2026/01/27</text:p>
          </table:table-cell>
          <table:table-cell office:value-type="float" office:value="-2836" ns42:value-type="float">
            <text:p>-2836</text:p>
          </table:table-cell>
          <table:table-cell office:value-type="float" office:value="-18437299" ns42:value-type="float">
            <text:p>-18437299</text:p>
          </table:table-cell>
          <table:table-cell/>
        </table:table-row>
        <table:table-row table:style-name="ro2">
          <table:table-cell office:value-type="string" ns42:value-type="string">
            <text:p>2026/01/28</text:p>
          </table:table-cell>
          <table:table-cell office:value-type="float" office:value="-2577" ns42:value-type="float">
            <text:p>-2577</text:p>
          </table:table-cell>
          <table:table-cell office:value-type="float" office:value="-16969336" ns42:value-type="float">
            <text:p>-16969336</text:p>
          </table:table-cell>
          <table:table-cell/>
        </table:table-row>
        <table:table-row table:style-name="ro2">
          <table:table-cell office:value-type="string" ns42:value-type="string">
            <text:p>2026/01/29</text:p>
          </table:table-cell>
          <table:table-cell office:value-type="float" office:value="-828" ns42:value-type="float">
            <text:p>-828</text:p>
          </table:table-cell>
          <table:table-cell office:value-type="float" office:value="-5434687" ns42:value-type="float">
            <text:p>-5434687</text:p>
          </table:table-cell>
          <table:table-cell/>
        </table:table-row>
        <table:table-row table:style-name="ro2">
          <table:table-cell office:value-type="string" ns42:value-type="string">
            <text:p>2026/01/30</text:p>
          </table:table-cell>
          <table:table-cell office:value-type="float" office:value="-396" ns42:value-type="float">
            <text:p>-396</text:p>
          </table:table-cell>
          <table:table-cell office:value-type="float" office:value="-2557605" ns42:value-type="float">
            <text:p>-2557605</text:p>
          </table:table-cell>
          <table:table-cell/>
        </table:table-row>
        <table:table-row table:style-name="ro2">
          <table:table-cell office:value-type="string" ns42:value-type="string">
            <text:p>2026/02/02</text:p>
          </table:table-cell>
          <table:table-cell office:value-type="float" office:value="211" ns42:value-type="float">
            <text:p>211</text:p>
          </table:table-cell>
          <table:table-cell office:value-type="float" office:value="1338606" ns42:value-type="float">
            <text:p>1338606</text:p>
          </table:table-cell>
          <table:table-cell/>
        </table:table-row>
        <table:table-row table:style-name="ro2">
          <table:table-cell office:value-type="string" ns42:value-type="string">
            <text:p>2026/02/03</text:p>
          </table:table-cell>
          <table:table-cell office:value-type="float" office:value="-768" ns42:value-type="float">
            <text:p>-768</text:p>
          </table:table-cell>
          <table:table-cell office:value-type="float" office:value="-4952085" ns42:value-type="float">
            <text:p>-4952085</text:p>
          </table:table-cell>
          <table:table-cell/>
        </table:table-row>
        <table:table-row table:style-name="ro2">
          <table:table-cell office:value-type="string" ns42:value-type="string">
            <text:p>2026/02/04</text:p>
          </table:table-cell>
          <table:table-cell office:value-type="float" office:value="-297" ns42:value-type="float">
            <text:p>-297</text:p>
          </table:table-cell>
          <table:table-cell office:value-type="float" office:value="-1921741" ns42:value-type="float">
            <text:p>-1921741</text:p>
          </table:table-cell>
          <table:table-cell/>
        </table:table-row>
        <table:table-row table:style-name="ro2">
          <table:table-cell office:value-type="string" ns42:value-type="string">
            <text:p>2026/02/05</text:p>
          </table:table-cell>
          <table:table-cell office:value-type="float" office:value="2476" ns42:value-type="float">
            <text:p>2476</text:p>
          </table:table-cell>
          <table:table-cell office:value-type="float" office:value="15800786" ns42:value-type="float">
            <text:p>15800786</text:p>
          </table:table-cell>
          <table:table-cell/>
        </table:table-row>
        <table:table-row table:style-name="ro2">
          <table:table-cell office:value-type="string" ns42:value-type="string">
            <text:p>2026/02/06</text:p>
          </table:table-cell>
          <table:table-cell office:value-type="float" office:value="1271" ns42:value-type="float">
            <text:p>1271</text:p>
          </table:table-cell>
          <table:table-cell office:value-type="float" office:value="8087463" ns42:value-type="float">
            <text:p>8087463</text:p>
          </table:table-cell>
          <table:table-cell/>
        </table:table-row>
        <table:table-row table:style-name="ro2">
          <table:table-cell office:value-type="string" ns42:value-type="string">
            <text:p>2026/02/09</text:p>
          </table:table-cell>
          <table:table-cell office:value-type="float" office:value="-657" ns42:value-type="float">
            <text:p>-657</text:p>
          </table:table-cell>
          <table:table-cell office:value-type="float" office:value="-4303596" ns42:value-type="float">
            <text:p>-4303596</text:p>
          </table:table-cell>
          <table:table-cell/>
        </table:table-row>
        <table:table-row table:style-name="ro2">
          <table:table-cell office:value-type="string" ns42:value-type="string">
            <text:p>2026/02/10</text:p>
          </table:table-cell>
          <table:table-cell office:value-type="float" office:value="-2774" ns42:value-type="float">
            <text:p>-2774</text:p>
          </table:table-cell>
          <table:table-cell office:value-type="float" office:value="-18604058" ns42:value-type="float">
            <text:p>-18604058</text:p>
          </table:table-cell>
          <table:table-cell/>
        </table:table-row>
        <table:table-row table:style-name="ro2">
          <table:table-cell office:value-type="string" ns42:value-type="string">
            <text:p>2026/02/11</text:p>
          </table:table-cell>
          <table:table-cell office:value-type="float" office:value="-1871" ns42:value-type="float">
            <text:p>-1871</text:p>
          </table:table-cell>
          <table:table-cell office:value-type="float" office:value="-12753054" ns42:value-type="float">
            <text:p>-12753054</text:p>
          </table:table-cell>
          <table:table-cell/>
        </table:table-row>
        <table:table-row table:style-name="ro2">
          <table:table-cell office:value-type="string" ns42:value-type="string">
            <text:p>2026/02/23</text:p>
          </table:table-cell>
          <table:table-cell office:value-type="float" office:value="-3445" ns42:value-type="float">
            <text:p>-3445</text:p>
          </table:table-cell>
          <table:table-cell office:value-type="float" office:value="-23420274" ns42:value-type="float">
            <text:p>-23420274</text:p>
          </table:table-cell>
          <table:table-cell/>
        </table:table-row>
        <table:table-row table:style-name="ro2">
          <table:table-cell office:value-type="string" ns42:value-type="string">
            <text:p>2026/02/24</text:p>
          </table:table-cell>
          <table:table-cell office:value-type="float" office:value="-4240" ns42:value-type="float">
            <text:p>-4240</text:p>
          </table:table-cell>
          <table:table-cell office:value-type="float" office:value="-29552789" ns42:value-type="float">
            <text:p>-29552789</text:p>
          </table:table-cell>
          <table:table-cell/>
        </table:table-row>
        <table:table-row table:style-name="ro2">
          <table:table-cell office:value-type="string" ns42:value-type="string">
            <text:p>2026/02/25</text:p>
          </table:table-cell>
          <table:table-cell office:value-type="float" office:value="-3390" ns42:value-type="float">
            <text:p>-3390</text:p>
          </table:table-cell>
          <table:table-cell office:value-type="float" office:value="-24074554" ns42:value-type="float">
            <text:p>-24074554</text:p>
          </table:table-cell>
          <table:table-cell/>
        </table:table-row>
        <table:table-row table:style-name="ro2">
          <table:table-cell office:value-type="string" ns42:value-type="string">
            <text:p>2026/02/26</text:p>
          </table:table-cell>
          <table:table-cell office:value-type="float" office:value="-3829" ns42:value-type="float">
            <text:p>-3829</text:p>
          </table:table-cell>
          <table:table-cell office:value-type="float" office:value="-27283193" ns42:value-type="float">
            <text:p>-27283193</text:p>
          </table:table-cell>
          <table:table-cell/>
        </table:table-row>
        <table:table-row table:style-name="ro2">
          <table:table-cell office:value-type="string" ns42:value-type="string">
            <text:p>2026/03/02</text:p>
          </table:table-cell>
          <table:table-cell office:value-type="float" office:value="-1788" ns42:value-type="float">
            <text:p>-1788</text:p>
          </table:table-cell>
          <table:table-cell office:value-type="float" office:value="-12620792" ns42:value-type="float">
            <text:p>-12620792</text:p>
          </table:table-cell>
          <table:table-cell/>
        </table:table-row>
        <table:table-row>
          <table:table-cell office:value-type="string" office:string-value="2026/03/03">
            <text:p>2026/03/03</text:p>
          </table:table-cell>
          <table:table-cell office:value-type="float" office:value="60.0">
            <text:p>60</text:p>
          </table:table-cell>
          <table:table-cell office:value-type="float" office:value="394768.0">
            <text:p>394768</text:p>
          </table:table-cell>
        </table:table-row>
        <table:table-row>
          <table:table-cell office:value-type="string" office:string-value="2026/03/04">
            <text:p>2026/03/04</text:p>
          </table:table-cell>
          <table:table-cell office:value-type="float" office:value="5071.0">
            <text:p>5071</text:p>
          </table:table-cell>
          <table:table-cell office:value-type="float" office:value="33338964.0">
            <text:p>33338964</text:p>
          </table:table-cell>
        </table:table-row>
        <table:table-row>
          <table:table-cell office:value-type="string" office:string-value="2026/03/05">
            <text:p>2026/03/05</text:p>
          </table:table-cell>
          <table:table-cell office:value-type="float" office:value="3400.0">
            <text:p>3400</text:p>
          </table:table-cell>
          <table:table-cell office:value-type="float" office:value="22897939.0">
            <text:p>22897939</text:p>
          </table:table-cell>
        </table:table-row>
        <table:table-row>
          <table:table-cell office:value-type="string" office:string-value="2026/03/06">
            <text:p>2026/03/06</text:p>
          </table:table-cell>
          <table:table-cell office:value-type="float" office:value="2920.0">
            <text:p>2920</text:p>
          </table:table-cell>
          <table:table-cell office:value-type="float" office:value="19687022.0">
            <text:p>19687022</text:p>
          </table:table-cell>
        </table:table-row>
        <table:table-row>
          <table:table-cell office:value-type="string" office:string-value="2026/03/09">
            <text:p>2026/03/09</text:p>
          </table:table-cell>
          <table:table-cell office:value-type="float" office:value="5003.0">
            <text:p>5003</text:p>
          </table:table-cell>
          <table:table-cell office:value-type="float" office:value="31924213.0">
            <text:p>31924213</text:p>
          </table:table-cell>
        </table:table-row>
        <table:table-row>
          <table:table-cell office:value-type="string" office:string-value="2026/03/10">
            <text:p>2026/03/10</text:p>
          </table:table-cell>
          <table:table-cell office:value-type="float" office:value="3096.0">
            <text:p>3096</text:p>
          </table:table-cell>
          <table:table-cell office:value-type="float" office:value="20266667.0">
            <text:p>20266667</text:p>
          </table:table-cell>
        </table:table-row>
        <table:table-row>
          <table:table-cell office:value-type="string" office:string-value="2026/03/11">
            <text:p>2026/03/11</text:p>
          </table:table-cell>
          <table:table-cell office:value-type="float" office:value="2130.0">
            <text:p>2130</text:p>
          </table:table-cell>
          <table:table-cell office:value-type="float" office:value="14495758.0">
            <text:p>14495758</text:p>
          </table:table-cell>
        </table:table-row>
        <table:table-row>
          <table:table-cell office:value-type="string" office:string-value="2026/03/12">
            <text:p>2026/03/12</text:p>
          </table:table-cell>
          <table:table-cell office:value-type="float" office:value="4533.0">
            <text:p>4533</text:p>
          </table:table-cell>
          <table:table-cell office:value-type="float" office:value="30411365.0">
            <text:p>30411365</text:p>
          </table:table-cell>
        </table:table-row>
        <table:table-row>
          <table:table-cell office:value-type="string" office:string-value="2026/03/13">
            <text:p>2026/03/13</text:p>
          </table:table-cell>
          <table:table-cell office:value-type="float" office:value="5409.0">
            <text:p>5409</text:p>
          </table:table-cell>
          <table:table-cell office:value-type="float" office:value="36068545.0">
            <text:p>36068545</text:p>
          </table:table-cell>
        </table:table-row>
        <table:table-row>
          <table:table-cell office:value-type="string" office:string-value="2026/03/16">
            <text:p>2026/03/16</text:p>
          </table:table-cell>
          <table:table-cell office:value-type="float" office:value="5656.0">
            <text:p>5656</text:p>
          </table:table-cell>
          <table:table-cell office:value-type="float" office:value="37634367.0">
            <text:p>37634367</text:p>
          </table:table-cell>
        </table:table-row>
        <table:table-row>
          <table:table-cell office:value-type="string" office:string-value="2026/03/17">
            <text:p>2026/03/17</text:p>
          </table:table-cell>
          <table:table-cell office:value-type="float" office:value="2956.0">
            <text:p>2956</text:p>
          </table:table-cell>
          <table:table-cell office:value-type="float" office:value="19953779.0">
            <text:p>19953779</text:p>
          </table:table-cell>
        </table:table-row>
        <table:table-row>
          <table:table-cell office:value-type="string" office:string-value="2026/03/18">
            <text:p>2026/03/18</text:p>
          </table:table-cell>
          <table:table-cell office:value-type="float" office:value="-3127.0">
            <text:p>-3127</text:p>
          </table:table-cell>
          <table:table-cell office:value-type="float" office:value="-21607022.0">
            <text:p>-21607022</text:p>
          </table:table-cell>
        </table:table-row>
        <table:table-row>
          <table:table-cell office:value-type="string" office:string-value="2026/03/19">
            <text:p>2026/03/19</text:p>
          </table:table-cell>
          <table:table-cell office:value-type="float" office:value="1178.0">
            <text:p>1178</text:p>
          </table:table-cell>
          <table:table-cell office:value-type="float" office:value="7911705.0">
            <text:p>7911705</text:p>
          </table:table-cell>
        </table:table-row>
        <table:table-row>
          <table:table-cell office:value-type="string" office:string-value="2026/03/20">
            <text:p>2026/03/20</text:p>
          </table:table-cell>
          <table:table-cell office:value-type="float" office:value="-586.0">
            <text:p>-586</text:p>
          </table:table-cell>
          <table:table-cell office:value-type="float" office:value="-3930880.0">
            <text:p>-3930880</text:p>
          </table:table-cell>
        </table:table-row>
        <table:table-row>
          <table:table-cell office:value-type="string" office:string-value="2026/03/23">
            <text:p>2026/03/23</text:p>
          </table:table-cell>
          <table:table-cell office:value-type="float" office:value="-54.0">
            <text:p>-54</text:p>
          </table:table-cell>
          <table:table-cell office:value-type="float" office:value="-351537.0">
            <text:p>-351537</text:p>
          </table:table-cell>
        </table:table-row>
        <table:table-row>
          <table:table-cell office:value-type="string" office:string-value="2026/03/24">
            <text:p>2026/03/24</text:p>
          </table:table-cell>
          <table:table-cell office:value-type="float" office:value="-788.0">
            <text:p>-788</text:p>
          </table:table-cell>
          <table:table-cell office:value-type="float" office:value="-5162194.0">
            <text:p>-5162194</text:p>
          </table:table-cell>
        </table:table-row>
        <table:table-row>
          <table:table-cell office:value-type="string" office:string-value="2026/03/25">
            <text:p>2026/03/25</text:p>
          </table:table-cell>
          <table:table-cell office:value-type="float" office:value="-2479.0">
            <text:p>-2479</text:p>
          </table:table-cell>
          <table:table-cell office:value-type="float" office:value="-16663325.0">
            <text:p>-16663325</text:p>
          </table:table-cell>
        </table:table-row>
        <table:table-row>
          <table:table-cell office:value-type="string" office:string-value="2026/03/26">
            <text:p>2026/03/26</text:p>
          </table:table-cell>
          <table:table-cell office:value-type="float" office:value="-1772.0">
            <text:p>-1772</text:p>
          </table:table-cell>
          <table:table-cell office:value-type="float" office:value="-11845872.0">
            <text:p>-11845872</text:p>
          </table:table-cell>
        </table:table-row>
        <table:table-row>
          <table:table-cell office:value-type="string" office:string-value="2026/03/27">
            <text:p>2026/03/27</text:p>
          </table:table-cell>
          <table:table-cell office:value-type="float" office:value="-944.0">
            <text:p>-944</text:p>
          </table:table-cell>
          <table:table-cell office:value-type="float" office:value="-6246734.0">
            <text:p>-6246734</text:p>
          </table:table-cell>
        </table:table-row>
        <table:table-row>
          <table:table-cell office:value-type="string" office:string-value="2026/03/30">
            <text:p>2026/03/30</text:p>
          </table:table-cell>
          <table:table-cell office:value-type="float" office:value="200.0">
            <text:p>200</text:p>
          </table:table-cell>
          <table:table-cell office:value-type="float" office:value="1309862.0">
            <text:p>1309862</text:p>
          </table:table-cell>
        </table:table-row>
        <table:table-row>
          <table:table-cell office:value-type="string" office:string-value="2026/03/31">
            <text:p>2026/03/31</text:p>
          </table:table-cell>
          <table:table-cell office:value-type="float" office:value="620.0">
            <text:p>620</text:p>
          </table:table-cell>
          <table:table-cell office:value-type="float" office:value="3973071.0">
            <text:p>3973071</text:p>
          </table:table-cell>
        </table:table-row>
        <table:table-row>
          <table:table-cell office:value-type="string" office:string-value="2026/04/01">
            <text:p>2026/04/01</text:p>
          </table:table-cell>
          <table:table-cell office:value-type="float" office:value="-3550.0">
            <text:p>-3550</text:p>
          </table:table-cell>
          <table:table-cell office:value-type="float" office:value="-23686051.0">
            <text:p>-23686051</text:p>
          </table:table-cell>
        </table:table-row>
        <table:table-row>
          <table:table-cell office:value-type="string" office:string-value="2026/04/02">
            <text:p>2026/04/02</text:p>
          </table:table-cell>
          <table:table-cell office:value-type="float" office:value="-735.0">
            <text:p>-735</text:p>
          </table:table-cell>
          <table:table-cell office:value-type="float" office:value="-4760723.0">
            <text:p>-4760723</text:p>
          </table:table-cell>
        </table:table-row>
        <table:table-row>
          <table:table-cell office:value-type="string" office:string-value="2026/04/07">
            <text:p>2026/04/07</text:p>
          </table:table-cell>
          <table:table-cell office:value-type="float" office:value="-2301.0">
            <text:p>-2301</text:p>
          </table:table-cell>
          <table:table-cell office:value-type="float" office:value="-15249718.0">
            <text:p>-15249718</text:p>
          </table:table-cell>
        </table:table-row>
        <table:table-row>
          <table:table-cell office:value-type="string" office:string-value="2026/04/08">
            <text:p>2026/04/08</text:p>
          </table:table-cell>
          <table:table-cell office:value-type="float" office:value="-5910.0">
            <text:p>-5910</text:p>
          </table:table-cell>
          <table:table-cell office:value-type="float" office:value="-41369603.0">
            <text:p>-41369603</text:p>
          </table:table-cell>
        </table:table-row>
        <table:table-row>
          <table:table-cell office:value-type="string" office:string-value="2026/04/09">
            <text:p>2026/04/09</text:p>
          </table:table-cell>
          <table:table-cell office:value-type="float" office:value="-4603.0">
            <text:p>-4603</text:p>
          </table:table-cell>
          <table:table-cell office:value-type="float" office:value="-32131978.0">
            <text:p>-32131978</text:p>
          </table:table-cell>
        </table:table-row>
        <table:table-row>
          <table:table-cell office:value-type="string" office:string-value="2026/04/10">
            <text:p>2026/04/10</text:p>
          </table:table-cell>
          <table:table-cell office:value-type="float" office:value="-6295.0">
            <text:p>-6295</text:p>
          </table:table-cell>
          <table:table-cell office:value-type="float" office:value="-44763045.0">
            <text:p>-44763045</text:p>
          </table:table-cell>
        </table:table-row>
        <table:table-row>
          <table:table-cell office:value-type="string" office:string-value="2026/04/13">
            <text:p>2026/04/13</text:p>
          </table:table-cell>
          <table:table-cell office:value-type="float" office:value="-7324.0">
            <text:p>-7324</text:p>
          </table:table-cell>
          <table:table-cell office:value-type="float" office:value="-52124039.0">
            <text:p>-52124039</text:p>
          </table:table-cell>
        </table:table-row>
        <table:table-row>
          <table:table-cell office:value-type="string" office:string-value="2026/04/14">
            <text:p>2026/04/14</text:p>
          </table:table-cell>
          <table:table-cell office:value-type="float" office:value="-9208.0">
            <text:p>-9208</text:p>
          </table:table-cell>
          <table:table-cell office:value-type="float" office:value="-67423738.0">
            <text:p>-67423738</text:p>
          </table:table-cell>
        </table:table-row>
        <table:table-row>
          <table:table-cell office:value-type="string" office:string-value="2026/04/15">
            <text:p>2026/04/15</text:p>
          </table:table-cell>
          <table:table-cell office:value-type="float" office:value="-7403.0">
            <text:p>-7403</text:p>
          </table:table-cell>
          <table:table-cell office:value-type="float" office:value="-54760026.0">
            <text:p>-54760026</text:p>
          </table:table-cell>
        </table:table-row>
        <table:table-row>
          <table:table-cell office:value-type="string" office:string-value="2026/04/16">
            <text:p>2026/04/16</text:p>
          </table:table-cell>
          <table:table-cell office:value-type="float" office:value="-6778.0">
            <text:p>-6778</text:p>
          </table:table-cell>
          <table:table-cell office:value-type="float" office:value="-51039527.0">
            <text:p>-51039527</text:p>
          </table:table-cell>
        </table:table-row>
        <table:table-row>
          <table:table-cell office:value-type="string" office:string-value="2026/04/17">
            <text:p>2026/04/17</text:p>
          </table:table-cell>
          <table:table-cell office:value-type="float" office:value="-5468.0">
            <text:p>-5468</text:p>
          </table:table-cell>
          <table:table-cell office:value-type="float" office:value="-40551717.0">
            <text:p>-40551717</text:p>
          </table:table-cell>
        </table:table-row>
        <table:table-row>
          <table:table-cell office:value-type="string" office:string-value="2026/04/20">
            <text:p>2026/04/20</text:p>
          </table:table-cell>
          <table:table-cell office:value-type="float" office:value="-4264.0">
            <text:p>-4264</text:p>
          </table:table-cell>
          <table:table-cell office:value-type="float" office:value="-31761471.0">
            <text:p>-31761471</text:p>
          </table:table-cell>
        </table:table-row>
        <table:table-row>
          <table:table-cell office:value-type="string" office:string-value="2026/04/21">
            <text:p>2026/04/21</text:p>
          </table:table-cell>
          <table:table-cell office:value-type="float" office:value="-5203.0">
            <text:p>-5203</text:p>
          </table:table-cell>
          <table:table-cell office:value-type="float" office:value="-39597444.0">
            <text:p>-39597444</text:p>
          </table:table-cell>
        </table:table-row>
        <table:table-row>
          <table:table-cell office:value-type="string" office:string-value="2026/04/22">
            <text:p>2026/04/22</text:p>
          </table:table-cell>
          <table:table-cell office:value-type="float" office:value="-4400.0">
            <text:p>-4400</text:p>
          </table:table-cell>
          <table:table-cell office:value-type="float" office:value="-33634085.0">
            <text:p>-33634085</text:p>
          </table:table-cell>
        </table:table-row>
      </table:table>
      <table:table table:name="買權減賣權" table:style-name="ta1">
        <table:shapes>
          <draw:frame draw:z-index="0" draw:style-name="gr1" draw:text-style-name="P1" svg:width="15.999cm" svg:height="8.999cm" svg:x="8.08cm" svg:y="4.819cm">
            <draw:object draw:notify-on-update-of-ranges="買權減賣權.B1:買權減賣權.B1 買權減賣權.B2:買權減賣權.B50 買權減賣權.B2:買權減賣權.B39 買權減賣權.C1:買權減賣權.C1 買權減賣權.C2:買權減賣權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ns42:value-type="string">
            <text:p>日期</text:p>
          </table:table-cell>
          <table:table-cell table:style-name="pd1" office:value-type="string" ns42:value-type="string">
            <text:p>未平倉金額_自營商</text:p>
          </table:table-cell>
          <table:table-cell office:value-type="string" ns42:value-type="string">
            <text:p><text:span text:style-name="T1">未平倉金額_</text:span>外資</text:p>
          </table:table-cell>
        </table:table-row>
        <table:table-row table:style-name="ro2">
          <table:table-cell table:formula="of:=[$買權.A2]" office:value-type="string" office:string-value="2025/12/26" ns42:value-type="string">
            <text:p>2025/12/26</text:p>
          </table:table-cell>
          <table:table-cell table:formula="of:=[$買權.I2]-[$賣權.I2]" office:value-type="float" office:value="28611" ns42:value-type="float">
            <text:p>28611</text:p>
          </table:table-cell>
          <table:table-cell table:formula="of:=[$買權.M2]-[$賣權.M2]" office:value-type="float" office:value="69349" ns42:value-type="float">
            <text:p>69349</text:p>
          </table:table-cell>
        </table:table-row>
        <table:table-row table:style-name="ro2">
          <table:table-cell table:formula="of:=[$買權.A3]" office:value-type="string" office:string-value="2025/12/29" ns42:value-type="string">
            <text:p>2025/12/29</text:p>
          </table:table-cell>
          <table:table-cell table:formula="of:=[$買權.I3]-[$賣權.I3]" office:value-type="float" office:value="37852" ns42:value-type="float">
            <text:p>37852</text:p>
          </table:table-cell>
          <table:table-cell table:formula="of:=[$買權.M3]-[$賣權.M3]" office:value-type="float" office:value="87865" ns42:value-type="float">
            <text:p>87865</text:p>
          </table:table-cell>
        </table:table-row>
        <table:table-row table:style-name="ro2">
          <table:table-cell table:formula="of:=[$買權.A4]" office:value-type="string" office:string-value="2025/12/30" ns42:value-type="string">
            <text:p>2025/12/30</text:p>
          </table:table-cell>
          <table:table-cell table:formula="of:=[$買權.I4]-[$賣權.I4]" office:value-type="float" office:value="-16455" ns42:value-type="float">
            <text:p>-16455</text:p>
          </table:table-cell>
          <table:table-cell table:formula="of:=[$買權.M4]-[$賣權.M4]" office:value-type="float" office:value="75321" ns42:value-type="float">
            <text:p>75321</text:p>
          </table:table-cell>
        </table:table-row>
        <table:table-row table:style-name="ro2">
          <table:table-cell table:formula="of:=[$買權.A5]" office:value-type="string" office:string-value="2025/12/31" ns42:value-type="string">
            <text:p>2025/12/31</text:p>
          </table:table-cell>
          <table:table-cell table:formula="of:=[$買權.I5]-[$賣權.I5]" office:value-type="float" office:value="30913" ns42:value-type="float">
            <text:p>30913</text:p>
          </table:table-cell>
          <table:table-cell table:formula="of:=[$買權.M5]-[$賣權.M5]" office:value-type="float" office:value="96152" ns42:value-type="float">
            <text:p>96152</text:p>
          </table:table-cell>
        </table:table-row>
        <table:table-row table:style-name="ro2">
          <table:table-cell table:formula="of:=[$買權.A6]" office:value-type="string" office:string-value="2026/01/02" ns42:value-type="string">
            <text:p>2026/01/02</text:p>
          </table:table-cell>
          <table:table-cell table:formula="of:=[$買權.I6]-[$賣權.I6]" office:value-type="float" office:value="30539" ns42:value-type="float">
            <text:p>30539</text:p>
          </table:table-cell>
          <table:table-cell table:formula="of:=[$買權.M6]-[$賣權.M6]" office:value-type="float" office:value="166190" ns42:value-type="float">
            <text:p>166190</text:p>
          </table:table-cell>
        </table:table-row>
        <table:table-row table:style-name="ro2">
          <table:table-cell table:formula="of:=[$買權.A7]" office:value-type="string" office:string-value="2026/01/05" ns42:value-type="string">
            <text:p>2026/01/05</text:p>
          </table:table-cell>
          <table:table-cell table:formula="of:=[$買權.I7]-[$賣權.I7]" office:value-type="float" office:value="57197" ns42:value-type="float">
            <text:p>57197</text:p>
          </table:table-cell>
          <table:table-cell table:formula="of:=[$買權.M7]-[$賣權.M7]" office:value-type="float" office:value="306064" ns42:value-type="float">
            <text:p>306064</text:p>
          </table:table-cell>
        </table:table-row>
        <table:table-row table:style-name="ro2">
          <table:table-cell table:formula="of:=[$買權.A8]" office:value-type="string" office:string-value="2026/01/06" ns42:value-type="string">
            <text:p>2026/01/06</text:p>
          </table:table-cell>
          <table:table-cell table:formula="of:=[$買權.I8]-[$賣權.I8]" office:value-type="float" office:value="-15188" ns42:value-type="float">
            <text:p>-15188</text:p>
          </table:table-cell>
          <table:table-cell table:formula="of:=[$買權.M8]-[$賣權.M8]" office:value-type="float" office:value="350326" ns42:value-type="float">
            <text:p>350326</text:p>
          </table:table-cell>
        </table:table-row>
        <table:table-row table:style-name="ro2">
          <table:table-cell table:formula="of:=[$買權.A9]" office:value-type="string" office:string-value="2026/01/07" ns42:value-type="string">
            <text:p>2026/01/07</text:p>
          </table:table-cell>
          <table:table-cell table:formula="of:=[$買權.I9]-[$賣權.I9]" office:value-type="float" office:value="-48880" ns42:value-type="float">
            <text:p>-48880</text:p>
          </table:table-cell>
          <table:table-cell table:formula="of:=[$買權.M9]-[$賣權.M9]" office:value-type="float" office:value="382527" ns42:value-type="float">
            <text:p>382527</text:p>
          </table:table-cell>
        </table:table-row>
        <table:table-row table:style-name="ro2">
          <table:table-cell table:formula="of:=[$買權.A10]" office:value-type="string" office:string-value="2026/01/08" ns42:value-type="string">
            <text:p>2026/01/08</text:p>
          </table:table-cell>
          <table:table-cell table:formula="of:=[$買權.I10]-[$賣權.I10]" office:value-type="float" office:value="-2662" ns42:value-type="float">
            <text:p>-2662</text:p>
          </table:table-cell>
          <table:table-cell table:formula="of:=[$買權.M10]-[$賣權.M10]" office:value-type="float" office:value="359095" ns42:value-type="float">
            <text:p>359095</text:p>
          </table:table-cell>
        </table:table-row>
        <table:table-row table:style-name="ro2">
          <table:table-cell table:formula="of:=[$買權.A11]" office:value-type="string" office:string-value="2026/01/09" ns42:value-type="string">
            <text:p>2026/01/09</text:p>
          </table:table-cell>
          <table:table-cell table:formula="of:=[$買權.I11]-[$賣權.I11]" office:value-type="float" office:value="-44185" ns42:value-type="float">
            <text:p>-44185</text:p>
          </table:table-cell>
          <table:table-cell table:formula="of:=[$買權.M11]-[$賣權.M11]" office:value-type="float" office:value="363125" ns42:value-type="float">
            <text:p>363125</text:p>
          </table:table-cell>
        </table:table-row>
        <table:table-row table:style-name="ro2">
          <table:table-cell table:formula="of:=[$買權.A12]" office:value-type="string" office:string-value="2026/01/12" ns42:value-type="string">
            <text:p>2026/01/12</text:p>
          </table:table-cell>
          <table:table-cell table:formula="of:=[$買權.I12]-[$賣權.I12]" office:value-type="float" office:value="-39187" ns42:value-type="float">
            <text:p>-39187</text:p>
          </table:table-cell>
          <table:table-cell table:formula="of:=[$買權.M12]-[$賣權.M12]" office:value-type="float" office:value="402651" ns42:value-type="float">
            <text:p>402651</text:p>
          </table:table-cell>
        </table:table-row>
        <table:table-row table:style-name="ro2">
          <table:table-cell table:formula="of:=[$買權.A13]" office:value-type="string" office:string-value="2026/01/13" ns42:value-type="string">
            <text:p>2026/01/13</text:p>
          </table:table-cell>
          <table:table-cell table:formula="of:=[$買權.I13]-[$賣權.I13]" office:value-type="float" office:value="-88564" ns42:value-type="float">
            <text:p>-88564</text:p>
          </table:table-cell>
          <table:table-cell table:formula="of:=[$買權.M13]-[$賣權.M13]" office:value-type="float" office:value="443532" ns42:value-type="float">
            <text:p>443532</text:p>
          </table:table-cell>
        </table:table-row>
        <table:table-row table:style-name="ro2">
          <table:table-cell table:formula="of:=[$買權.A14]" office:value-type="string" office:string-value="2026/01/14" ns42:value-type="string">
            <text:p>2026/01/14</text:p>
          </table:table-cell>
          <table:table-cell table:formula="of:=[$買權.I14]-[$賣權.I14]" office:value-type="float" office:value="-105668" ns42:value-type="float">
            <text:p>-105668</text:p>
          </table:table-cell>
          <table:table-cell table:formula="of:=[$買權.M14]-[$賣權.M14]" office:value-type="float" office:value="481086" ns42:value-type="float">
            <text:p>481086</text:p>
          </table:table-cell>
        </table:table-row>
        <table:table-row table:style-name="ro2">
          <table:table-cell table:formula="of:=[$買權.A15]" office:value-type="string" office:string-value="2026/01/15" ns42:value-type="string">
            <text:p>2026/01/15</text:p>
          </table:table-cell>
          <table:table-cell table:formula="of:=[$買權.I15]-[$賣權.I15]" office:value-type="float" office:value="-119709" ns42:value-type="float">
            <text:p>-119709</text:p>
          </table:table-cell>
          <table:table-cell table:formula="of:=[$買權.M15]-[$賣權.M15]" office:value-type="float" office:value="496812" ns42:value-type="float">
            <text:p>496812</text:p>
          </table:table-cell>
        </table:table-row>
        <table:table-row table:style-name="ro2">
          <table:table-cell table:formula="of:=[$買權.A16]" office:value-type="string" office:string-value="2026/01/16" ns42:value-type="string">
            <text:p>2026/01/16</text:p>
          </table:table-cell>
          <table:table-cell table:formula="of:=[$買權.I16]-[$賣權.I16]" office:value-type="float" office:value="-239360" ns42:value-type="float">
            <text:p>-239360</text:p>
          </table:table-cell>
          <table:table-cell table:formula="of:=[$買權.M16]-[$賣權.M16]" office:value-type="float" office:value="650782" ns42:value-type="float">
            <text:p>650782</text:p>
          </table:table-cell>
        </table:table-row>
        <table:table-row table:style-name="ro2">
          <table:table-cell table:formula="of:=[$買權.A17]" office:value-type="string" office:string-value="2026/01/19" ns42:value-type="string">
            <text:p>2026/01/19</text:p>
          </table:table-cell>
          <table:table-cell table:formula="of:=[$買權.I17]-[$賣權.I17]" office:value-type="float" office:value="-259195" ns42:value-type="float">
            <text:p>-259195</text:p>
          </table:table-cell>
          <table:table-cell table:formula="of:=[$買權.M17]-[$賣權.M17]" office:value-type="float" office:value="710654" ns42:value-type="float">
            <text:p>710654</text:p>
          </table:table-cell>
        </table:table-row>
        <table:table-row table:style-name="ro2">
          <table:table-cell table:formula="of:=[$買權.A18]" office:value-type="string" office:string-value="2026/01/20" ns42:value-type="string">
            <text:p>2026/01/20</text:p>
          </table:table-cell>
          <table:table-cell table:formula="of:=[$買權.I18]-[$賣權.I18]" office:value-type="float" office:value="-268024" ns42:value-type="float">
            <text:p>-268024</text:p>
          </table:table-cell>
          <table:table-cell table:formula="of:=[$買權.M18]-[$賣權.M18]" office:value-type="float" office:value="670972" ns42:value-type="float">
            <text:p>670972</text:p>
          </table:table-cell>
        </table:table-row>
        <table:table-row table:style-name="ro2">
          <table:table-cell table:formula="of:=[$買權.A19]" office:value-type="string" office:string-value="2026/01/21" ns42:value-type="string">
            <text:p>2026/01/21</text:p>
          </table:table-cell>
          <table:table-cell table:formula="of:=[$買權.I19]-[$賣權.I19]" office:value-type="float" office:value="111784" ns42:value-type="float">
            <text:p>111784</text:p>
          </table:table-cell>
          <table:table-cell table:formula="of:=[$買權.M19]-[$賣權.M19]" office:value-type="float" office:value="98164" ns42:value-type="float">
            <text:p>98164</text:p>
          </table:table-cell>
        </table:table-row>
        <table:table-row table:style-name="ro2">
          <table:table-cell table:formula="of:=[$買權.A20]" office:value-type="string" office:string-value="2026/01/22" ns42:value-type="string">
            <text:p>2026/01/22</text:p>
          </table:table-cell>
          <table:table-cell table:formula="of:=[$買權.I20]-[$賣權.I20]" office:value-type="float" office:value="108734" ns42:value-type="float">
            <text:p>108734</text:p>
          </table:table-cell>
          <table:table-cell table:formula="of:=[$買權.M20]-[$賣權.M20]" office:value-type="float" office:value="112396" ns42:value-type="float">
            <text:p>112396</text:p>
          </table:table-cell>
        </table:table-row>
        <table:table-row table:style-name="ro2">
          <table:table-cell table:formula="of:=[$買權.A21]" office:value-type="string" office:string-value="2026/01/23" ns42:value-type="string">
            <text:p>2026/01/23</text:p>
          </table:table-cell>
          <table:table-cell table:formula="of:=[$買權.I21]-[$賣權.I21]" office:value-type="float" office:value="110142" ns42:value-type="float">
            <text:p>110142</text:p>
          </table:table-cell>
          <table:table-cell table:formula="of:=[$買權.M21]-[$賣權.M21]" office:value-type="float" office:value="135462" ns42:value-type="float">
            <text:p>135462</text:p>
          </table:table-cell>
        </table:table-row>
        <table:table-row table:style-name="ro2">
          <table:table-cell table:formula="of:=[$買權.A22]" office:value-type="string" office:string-value="2026/01/26" ns42:value-type="string">
            <text:p>2026/01/26</text:p>
          </table:table-cell>
          <table:table-cell table:formula="of:=[$買權.I22]-[$賣權.I22]" office:value-type="float" office:value="107696" ns42:value-type="float">
            <text:p>107696</text:p>
          </table:table-cell>
          <table:table-cell table:formula="of:=[$買權.M22]-[$賣權.M22]" office:value-type="float" office:value="141527" ns42:value-type="float">
            <text:p>141527</text:p>
          </table:table-cell>
        </table:table-row>
        <table:table-row table:style-name="ro2">
          <table:table-cell table:formula="of:=[$買權.A23]" office:value-type="string" office:string-value="2026/01/27" ns42:value-type="string">
            <text:p>2026/01/27</text:p>
          </table:table-cell>
          <table:table-cell table:formula="of:=[$買權.I23]-[$賣權.I23]" office:value-type="float" office:value="65477" ns42:value-type="float">
            <text:p>65477</text:p>
          </table:table-cell>
          <table:table-cell table:formula="of:=[$買權.M23]-[$賣權.M23]" office:value-type="float" office:value="162427" ns42:value-type="float">
            <text:p>162427</text:p>
          </table:table-cell>
        </table:table-row>
        <table:table-row table:style-name="ro2">
          <table:table-cell table:formula="of:=[$買權.A24]" office:value-type="string" office:string-value="2026/01/28" ns42:value-type="string">
            <text:p>2026/01/28</text:p>
          </table:table-cell>
          <table:table-cell table:formula="of:=[$買權.I24]-[$賣權.I24]" office:value-type="float" office:value="129124" ns42:value-type="float">
            <text:p>129124</text:p>
          </table:table-cell>
          <table:table-cell table:formula="of:=[$買權.M24]-[$賣權.M24]" office:value-type="float" office:value="90237" ns42:value-type="float">
            <text:p>90237</text:p>
          </table:table-cell>
        </table:table-row>
        <table:table-row table:style-name="ro2">
          <table:table-cell table:formula="of:=[$買權.A25]" office:value-type="string" office:string-value="2026/01/29" ns42:value-type="string">
            <text:p>2026/01/29</text:p>
          </table:table-cell>
          <table:table-cell table:formula="of:=[$買權.I25]-[$賣權.I25]" office:value-type="float" office:value="68686" ns42:value-type="float">
            <text:p>68686</text:p>
          </table:table-cell>
          <table:table-cell table:formula="of:=[$買權.M25]-[$賣權.M25]" office:value-type="float" office:value="55847" ns42:value-type="float">
            <text:p>55847</text:p>
          </table:table-cell>
        </table:table-row>
        <table:table-row table:style-name="ro2">
          <table:table-cell table:formula="of:=[$買權.A26]" office:value-type="string" office:string-value="2026/01/30" ns42:value-type="string">
            <text:p>2026/01/30</text:p>
          </table:table-cell>
          <table:table-cell table:formula="of:=[$買權.I26]-[$賣權.I26]" office:value-type="float" office:value="114196" ns42:value-type="float">
            <text:p>114196</text:p>
          </table:table-cell>
          <table:table-cell table:formula="of:=[$買權.M26]-[$賣權.M26]" office:value-type="float" office:value="47329" ns42:value-type="float">
            <text:p>47329</text:p>
          </table:table-cell>
        </table:table-row>
        <table:table-row table:style-name="ro2">
          <table:table-cell table:formula="of:=[$買權.A27]" office:value-type="string" office:string-value="2026/02/02" ns42:value-type="string">
            <text:p>2026/02/02</text:p>
          </table:table-cell>
          <table:table-cell table:formula="of:=[$買權.I27]-[$賣權.I27]" office:value-type="float" office:value="72982" ns42:value-type="float">
            <text:p>72982</text:p>
          </table:table-cell>
          <table:table-cell table:formula="of:=[$買權.M27]-[$賣權.M27]" office:value-type="float" office:value="7997" ns42:value-type="float">
            <text:p>7997</text:p>
          </table:table-cell>
        </table:table-row>
        <table:table-row table:style-name="ro2">
          <table:table-cell table:formula="of:=[$買權.A28]" office:value-type="string" office:string-value="2026/02/03" ns42:value-type="string">
            <text:p>2026/02/03</text:p>
          </table:table-cell>
          <table:table-cell table:formula="of:=[$買權.I28]-[$賣權.I28]" office:value-type="float" office:value="87250" ns42:value-type="float">
            <text:p>87250</text:p>
          </table:table-cell>
          <table:table-cell table:formula="of:=[$買權.M28]-[$賣權.M28]" office:value-type="float" office:value="140638" ns42:value-type="float">
            <text:p>140638</text:p>
          </table:table-cell>
        </table:table-row>
        <table:table-row table:style-name="ro2">
          <table:table-cell table:formula="of:=[$買權.A29]" office:value-type="string" office:string-value="2026/02/04" ns42:value-type="string">
            <text:p>2026/02/04</text:p>
          </table:table-cell>
          <table:table-cell table:formula="of:=[$買權.I29]-[$賣權.I29]" office:value-type="float" office:value="66818" ns42:value-type="float">
            <text:p>66818</text:p>
          </table:table-cell>
          <table:table-cell table:formula="of:=[$買權.M29]-[$賣權.M29]" office:value-type="float" office:value="164349" ns42:value-type="float">
            <text:p>164349</text:p>
          </table:table-cell>
        </table:table-row>
        <table:table-row table:style-name="ro2">
          <table:table-cell table:formula="of:=[$買權.A30]" office:value-type="string" office:string-value="2026/02/05" ns42:value-type="string">
            <text:p>2026/02/05</text:p>
          </table:table-cell>
          <table:table-cell table:formula="of:=[$買權.I30]-[$賣權.I30]" office:value-type="float" office:value="-646" ns42:value-type="float">
            <text:p>-646</text:p>
          </table:table-cell>
          <table:table-cell table:formula="of:=[$買權.M30]-[$賣權.M30]" office:value-type="float" office:value="140944" ns42:value-type="float">
            <text:p>140944</text:p>
          </table:table-cell>
        </table:table-row>
        <table:table-row table:style-name="ro2">
          <table:table-cell table:formula="of:=[$買權.A31]" office:value-type="string" office:string-value="2026/02/06" ns42:value-type="string">
            <text:p>2026/02/06</text:p>
          </table:table-cell>
          <table:table-cell table:formula="of:=[$買權.I31]-[$賣權.I31]" office:value-type="float" office:value="38366" ns42:value-type="float">
            <text:p>38366</text:p>
          </table:table-cell>
          <table:table-cell table:formula="of:=[$買權.M31]-[$賣權.M31]" office:value-type="float" office:value="155237" ns42:value-type="float">
            <text:p>155237</text:p>
          </table:table-cell>
        </table:table-row>
        <table:table-row table:style-name="ro2">
          <table:table-cell table:formula="of:=[$買權.A32]" office:value-type="string" office:string-value="2026/02/09" ns42:value-type="string">
            <text:p>2026/02/09</text:p>
          </table:table-cell>
          <table:table-cell table:formula="of:=[$買權.I32]-[$賣權.I32]" office:value-type="float" office:value="91601" ns42:value-type="float">
            <text:p>91601</text:p>
          </table:table-cell>
          <table:table-cell table:formula="of:=[$買權.M32]-[$賣權.M32]" office:value-type="float" office:value="193815" ns42:value-type="float">
            <text:p>193815</text:p>
          </table:table-cell>
        </table:table-row>
        <table:table-row table:style-name="ro2">
          <table:table-cell table:formula="of:=[$買權.A33]" office:value-type="string" office:string-value="2026/02/10" ns42:value-type="string">
            <text:p>2026/02/10</text:p>
          </table:table-cell>
          <table:table-cell table:formula="of:=[$買權.I33]-[$賣權.I33]" office:value-type="float" office:value="222806" ns42:value-type="float">
            <text:p>222806</text:p>
          </table:table-cell>
          <table:table-cell table:formula="of:=[$買權.M33]-[$賣權.M33]" office:value-type="float" office:value="222602" ns42:value-type="float">
            <text:p>222602</text:p>
          </table:table-cell>
        </table:table-row>
        <table:table-row table:style-name="ro2">
          <table:table-cell table:formula="of:=[$買權.A34]" office:value-type="string" office:string-value="2026/02/11" ns42:value-type="string">
            <text:p>2026/02/11</text:p>
          </table:table-cell>
          <table:table-cell table:formula="of:=[$買權.I34]-[$賣權.I34]" office:value-type="float" office:value="248261" ns42:value-type="float">
            <text:p>248261</text:p>
          </table:table-cell>
          <table:table-cell table:formula="of:=[$買權.M34]-[$賣權.M34]" office:value-type="float" office:value="145989" ns42:value-type="float">
            <text:p>145989</text:p>
          </table:table-cell>
        </table:table-row>
        <table:table-row table:style-name="ro2">
          <table:table-cell table:formula="of:=[$買權.A35]" office:value-type="string" office:string-value="2026/02/23" ns42:value-type="string">
            <text:p>2026/02/23</text:p>
          </table:table-cell>
          <table:table-cell table:formula="of:=[$買權.I35]-[$賣權.I35]" office:value-type="float" office:value="102321" ns42:value-type="float">
            <text:p>102321</text:p>
          </table:table-cell>
          <table:table-cell table:formula="of:=[$買權.M35]-[$賣權.M35]" office:value-type="float" office:value="332114" ns42:value-type="float">
            <text:p>332114</text:p>
          </table:table-cell>
        </table:table-row>
        <table:table-row table:style-name="ro2">
          <table:table-cell table:formula="of:=[$買權.A36]" office:value-type="string" office:string-value="2026/02/24" ns42:value-type="string">
            <text:p>2026/02/24</text:p>
          </table:table-cell>
          <table:table-cell table:formula="of:=[$買權.I36]-[$賣權.I36]" office:value-type="float" office:value="-161379" ns42:value-type="float">
            <text:p>-161379</text:p>
          </table:table-cell>
          <table:table-cell table:formula="of:=[$買權.M36]-[$賣權.M36]" office:value-type="float" office:value="390144" ns42:value-type="float">
            <text:p>390144</text:p>
          </table:table-cell>
        </table:table-row>
        <table:table-row table:style-name="ro2">
          <table:table-cell table:formula="of:=[$買權.A37]" office:value-type="string" office:string-value="2026/02/25" ns42:value-type="string">
            <text:p>2026/02/25</text:p>
          </table:table-cell>
          <table:table-cell table:formula="of:=[$買權.I37]-[$賣權.I37]" office:value-type="float" office:value="-207144" ns42:value-type="float">
            <text:p>-207144</text:p>
          </table:table-cell>
          <table:table-cell table:formula="of:=[$買權.M37]-[$賣權.M37]" office:value-type="float" office:value="411112" ns42:value-type="float">
            <text:p>411112</text:p>
          </table:table-cell>
        </table:table-row>
        <table:table-row table:style-name="ro2">
          <table:table-cell table:formula="of:=[$買權.A38]" office:value-type="string" office:string-value="2026/02/26" ns42:value-type="string">
            <text:p>2026/02/26</text:p>
          </table:table-cell>
          <table:table-cell table:formula="of:=[$買權.I38]-[$賣權.I38]" office:value-type="float" office:value="-187866" ns42:value-type="float">
            <text:p>-187866</text:p>
          </table:table-cell>
          <table:table-cell table:formula="of:=[$買權.M38]-[$賣權.M38]" office:value-type="float" office:value="402460" ns42:value-type="float">
            <text:p>402460</text:p>
          </table:table-cell>
        </table:table-row>
        <table:table-row table:style-name="ro2">
          <table:table-cell table:formula="of:=[$買權.A39]" office:value-type="string" office:string-value="2026/03/02" ns42:value-type="string">
            <text:p>2026/03/02</text:p>
          </table:table-cell>
          <table:table-cell table:formula="of:=[$買權.I39]-[$賣權.I39]" office:value-type="float" office:value="-198028" ns42:value-type="float">
            <text:p>-198028</text:p>
          </table:table-cell>
          <table:table-cell table:formula="of:=[$買權.M39]-[$賣權.M39]" office:value-type="float" office:value="358897" ns42:value-type="float">
            <text:p>358897</text:p>
          </table:table-cell>
        </table:table-row>
        <table:table-row table:style-name="ro2">
          <table:table-cell table:formula="of:=[$買權.A40]" office:value-type="float" office:value="0" ns42:value-type="float">
            <text:p>0</text:p>
          </table:table-cell>
          <table:table-cell table:formula="of:=[$買權.I40]-[$賣權.I40]" office:value-type="float" office:value="0" ns42:value-type="float">
            <text:p>0</text:p>
          </table:table-cell>
          <table:table-cell table:formula="of:=[$買權.M40]-[$賣權.M40]" office:value-type="float" office:value="0" ns42:value-type="float">
            <text:p>0</text:p>
          </table:table-cell>
        </table:table-row>
        <table:table-row table:style-name="ro2">
          <table:table-cell table:formula="of:=[$買權.A41]" office:value-type="float" office:value="0" ns42:value-type="float">
            <text:p>0</text:p>
          </table:table-cell>
          <table:table-cell table:formula="of:=[$買權.I41]-[$賣權.I41]" office:value-type="float" office:value="0" ns42:value-type="float">
            <text:p>0</text:p>
          </table:table-cell>
          <table:table-cell table:formula="of:=[$買權.M41]-[$賣權.M41]" office:value-type="float" office:value="0" ns42:value-type="float">
            <text:p>0</text:p>
          </table:table-cell>
        </table:table-row>
        <table:table-row table:style-name="ro2">
          <table:table-cell table:formula="of:=[$買權.A42]" office:value-type="float" office:value="0" ns42:value-type="float">
            <text:p>0</text:p>
          </table:table-cell>
          <table:table-cell table:formula="of:=[$買權.I42]-[$賣權.I42]" office:value-type="float" office:value="0" ns42:value-type="float">
            <text:p>0</text:p>
          </table:table-cell>
          <table:table-cell table:formula="of:=[$買權.M42]-[$賣權.M42]" office:value-type="float" office:value="0" ns42:value-type="float">
            <text:p>0</text:p>
          </table:table-cell>
        </table:table-row>
        <table:table-row table:style-name="ro2">
          <table:table-cell table:formula="of:=[$買權.A43]" office:value-type="float" office:value="0" ns42:value-type="float">
            <text:p>0</text:p>
          </table:table-cell>
          <table:table-cell table:formula="of:=[$買權.I43]-[$賣權.I43]" office:value-type="float" office:value="0" ns42:value-type="float">
            <text:p>0</text:p>
          </table:table-cell>
          <table:table-cell table:formula="of:=[$買權.M43]-[$賣權.M43]" office:value-type="float" office:value="0" ns42:value-type="float">
            <text:p>0</text:p>
          </table:table-cell>
        </table:table-row>
        <table:table-row table:style-name="ro2">
          <table:table-cell table:formula="of:=[$買權.A44]" office:value-type="float" office:value="0" ns42:value-type="float">
            <text:p>0</text:p>
          </table:table-cell>
          <table:table-cell table:formula="of:=[$買權.I44]-[$賣權.I44]" office:value-type="float" office:value="0" ns42:value-type="float">
            <text:p>0</text:p>
          </table:table-cell>
          <table:table-cell table:formula="of:=[$買權.M44]-[$賣權.M44]" office:value-type="float" office:value="0" ns42:value-type="float">
            <text:p>0</text:p>
          </table:table-cell>
        </table:table-row>
        <table:table-row table:style-name="ro2">
          <table:table-cell table:formula="of:=[$買權.A45]" office:value-type="float" office:value="0" ns42:value-type="float">
            <text:p>0</text:p>
          </table:table-cell>
          <table:table-cell table:formula="of:=[$買權.I45]-[$賣權.I45]" office:value-type="float" office:value="0" ns42:value-type="float">
            <text:p>0</text:p>
          </table:table-cell>
          <table:table-cell table:formula="of:=[$買權.M45]-[$賣權.M45]" office:value-type="float" office:value="0" ns42:value-type="float">
            <text:p>0</text:p>
          </table:table-cell>
        </table:table-row>
        <table:table-row table:style-name="ro2">
          <table:table-cell table:formula="of:=[$買權.A46]" office:value-type="float" office:value="0" ns42:value-type="float">
            <text:p>0</text:p>
          </table:table-cell>
          <table:table-cell table:formula="of:=[$買權.I46]-[$賣權.I46]" office:value-type="float" office:value="0" ns42:value-type="float">
            <text:p>0</text:p>
          </table:table-cell>
          <table:table-cell table:formula="of:=[$買權.M46]-[$賣權.M46]" office:value-type="float" office:value="0" ns42:value-type="float">
            <text:p>0</text:p>
          </table:table-cell>
        </table:table-row>
        <table:table-row table:style-name="ro2">
          <table:table-cell table:formula="of:=[$買權.A47]" office:value-type="float" office:value="0" ns42:value-type="float">
            <text:p>0</text:p>
          </table:table-cell>
          <table:table-cell table:formula="of:=[$買權.I47]-[$賣權.I47]" office:value-type="float" office:value="0" ns42:value-type="float">
            <text:p>0</text:p>
          </table:table-cell>
          <table:table-cell table:formula="of:=[$買權.M47]-[$賣權.M47]" office:value-type="float" office:value="0" ns42:value-type="float">
            <text:p>0</text:p>
          </table:table-cell>
        </table:table-row>
        <table:table-row table:style-name="ro2">
          <table:table-cell table:formula="of:=[$買權.A48]" office:value-type="float" office:value="0" ns42:value-type="float">
            <text:p>0</text:p>
          </table:table-cell>
          <table:table-cell table:formula="of:=[$買權.I48]-[$賣權.I48]" office:value-type="float" office:value="0" ns42:value-type="float">
            <text:p>0</text:p>
          </table:table-cell>
          <table:table-cell table:formula="of:=[$買權.M48]-[$賣權.M48]" office:value-type="float" office:value="0" ns42:value-type="float">
            <text:p>0</text:p>
          </table:table-cell>
        </table:table-row>
        <table:table-row table:style-name="ro2">
          <table:table-cell table:formula="of:=[$買權.A49]" office:value-type="float" office:value="0" ns42:value-type="float">
            <text:p>0</text:p>
          </table:table-cell>
          <table:table-cell table:formula="of:=[$買權.I49]-[$賣權.I49]" office:value-type="float" office:value="0" ns42:value-type="float">
            <text:p>0</text:p>
          </table:table-cell>
          <table:table-cell table:formula="of:=[$買權.M49]-[$賣權.M49]" office:value-type="float" office:value="0" ns42:value-type="float">
            <text:p>0</text:p>
          </table:table-cell>
        </table:table-row>
        <table:table-row table:style-name="ro2">
          <table:table-cell table:formula="of:=[$買權.A50]" office:value-type="float" office:value="0" ns42:value-type="float">
            <text:p>0</text:p>
          </table:table-cell>
          <table:table-cell table:formula="of:=[$買權.I50]-[$賣權.I50]" office:value-type="float" office:value="0" ns42:value-type="float">
            <text:p>0</text:p>
          </table:table-cell>
          <table:table-cell table:formula="of:=[$買權.M50]-[$賣權.M50]" office:value-type="float" office:value="0" ns42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MDefault" style:family="table-cell" style:parent-style-name="Default"/>
    <style:style style:name="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Default" style:family="table-cell" style:parent-style-name="Default"/>
    <style:style style:name="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Default" style:family="table-cell" style:parent-style-name="Default"/>
    <style:style style:name="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Default" style:family="table-cell" style:parent-style-name="Default"/>
    <style:style style:name="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Default" style:family="table-cell" style:parent-style-name="Default"/>
    <style:style style:name="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Default" style:family="table-cell" style:parent-style-name="Default"/>
    <style:style style:name="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Default" style:family="table-cell" style:parent-style-name="Default"/>
    <style:style style:name="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Default" style:family="table-cell" style:parent-style-name="Default"/>
    <style:style style:name="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MMMMMMMMMMDefault" style:family="table-cell" style:parent-style-name="Default"/>
    <style:style style:name="MMMMMMMMM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00/00/00</text:date>, <text:time style:data-style-name="N2" text:time-value="17:34:48.53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dc:date>2026-03-02T17:37:27.217000000</dc:date>
    <meta:editing-duration>PT3H58M34S</meta:editing-duration>
    <meta:editing-cycles>29</meta:editing-cycles>
    <meta:document-statistic meta:table-count="4" meta:cell-count="1437" meta:object-count="4"/>
    <meta:generator>ODFPY/1.4.1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買權.A2:買權.A50 買權.I1:買權.I50 買權.M1:買權.M50 買權.O1:買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買權.A2:買權.A50"/>
          </chart:axis>
          <chart:axis chart:dimension="y" chart:name="primary-y" chart:style-name="ch6">
            <chart:title svg:x="0.451cm" svg:y="5.532cm" chart:style-name="ch7">
              <text:p>買權(CALL)</text:p>
            </chart:title>
            <chart:grid chart:style-name="ch8" chart:class="major"/>
          </chart:axis>
          <chart:series chart:style-name="ch9" chart:values-cell-range-address="買權.I2:買權.I50" chart:label-cell-address="買權.I1:買權.I1" chart:class="chart:bar">
            <chart:data-point chart:repeated="49"/>
          </chart:series>
          <chart:series chart:style-name="ch10" chart:values-cell-range-address="買權.M2:買權.M50" chart:label-cell-address="買權.M1:買權.M1" chart:class="chart:bar">
            <chart:data-point chart:repeated="49"/>
          </chart:series>
          <chart:series chart:style-name="ch11" chart:values-cell-range-address="買權.O2:買權.O50" chart:label-cell-address="買權.O1:買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.I1:買權.I1</svg:desc>
                </draw:g>
              </table:table-cell>
              <table:table-cell office:value-type="string">
                <text:p>未平倉金額_外資</text:p>
                <draw:g>
                  <svg:desc>買權.M1:買權.M1</svg:desc>
                </draw:g>
              </table:table-cell>
              <table:table-cell office:value-type="string">
                <text:p>未平倉金額_散戶</text:p>
                <draw:g>
                  <svg:desc>買權.O1:買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買權.A2:買權.A50</svg:desc>
                </draw:g>
              </table:table-cell>
              <table:table-cell office:value-type="float" office:value="224015">
                <text:p>224015</text:p>
                <draw:g>
                  <svg:desc>買權.I2:買權.I50</svg:desc>
                </draw:g>
              </table:table-cell>
              <table:table-cell office:value-type="float" office:value="60007">
                <text:p>60007</text:p>
                <draw:g>
                  <svg:desc>買權.M2:買權.M50</svg:desc>
                </draw:g>
              </table:table-cell>
              <table:table-cell office:value-type="float" office:value="-283234">
                <text:p>-283234</text:p>
                <draw:g>
                  <svg:desc>買權.O2:買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223164">
                <text:p>223164</text:p>
              </table:table-cell>
              <table:table-cell office:value-type="float" office:value="74544">
                <text:p>74544</text:p>
              </table:table-cell>
              <table:table-cell office:value-type="float" office:value="-296638">
                <text:p>-296638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194422">
                <text:p>194422</text:p>
              </table:table-cell>
              <table:table-cell office:value-type="float" office:value="62197">
                <text:p>62197</text:p>
              </table:table-cell>
              <table:table-cell office:value-type="float" office:value="-255621">
                <text:p>-255621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205247">
                <text:p>205247</text:p>
              </table:table-cell>
              <table:table-cell office:value-type="float" office:value="99749">
                <text:p>99749</text:p>
              </table:table-cell>
              <table:table-cell office:value-type="float" office:value="-303836">
                <text:p>-303836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87141">
                <text:p>187141</text:p>
              </table:table-cell>
              <table:table-cell office:value-type="float" office:value="161067">
                <text:p>161067</text:p>
              </table:table-cell>
              <table:table-cell office:value-type="float" office:value="-346388">
                <text:p>-346388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72650">
                <text:p>172650</text:p>
              </table:table-cell>
              <table:table-cell office:value-type="float" office:value="307630">
                <text:p>307630</text:p>
              </table:table-cell>
              <table:table-cell office:value-type="float" office:value="-477000">
                <text:p>-47700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17249">
                <text:p>117249</text:p>
              </table:table-cell>
              <table:table-cell office:value-type="float" office:value="361816">
                <text:p>361816</text:p>
              </table:table-cell>
              <table:table-cell office:value-type="float" office:value="-475265">
                <text:p>-475265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72073">
                <text:p>72073</text:p>
              </table:table-cell>
              <table:table-cell office:value-type="float" office:value="398829">
                <text:p>398829</text:p>
              </table:table-cell>
              <table:table-cell office:value-type="float" office:value="-467302">
                <text:p>-467302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1499">
                <text:p>111499</text:p>
              </table:table-cell>
              <table:table-cell office:value-type="float" office:value="359895">
                <text:p>359895</text:p>
              </table:table-cell>
              <table:table-cell office:value-type="float" office:value="-467914">
                <text:p>-467914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08359">
                <text:p>108359</text:p>
              </table:table-cell>
              <table:table-cell office:value-type="float" office:value="354182">
                <text:p>354182</text:p>
              </table:table-cell>
              <table:table-cell office:value-type="float" office:value="-459101">
                <text:p>-459101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87844">
                <text:p>87844</text:p>
              </table:table-cell>
              <table:table-cell office:value-type="float" office:value="405182">
                <text:p>405182</text:p>
              </table:table-cell>
              <table:table-cell office:value-type="float" office:value="-489166">
                <text:p>-489166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32667">
                <text:p>32667</text:p>
              </table:table-cell>
              <table:table-cell office:value-type="float" office:value="455436">
                <text:p>455436</text:p>
              </table:table-cell>
              <table:table-cell office:value-type="float" office:value="-483923">
                <text:p>-483923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23146">
                <text:p>23146</text:p>
              </table:table-cell>
              <table:table-cell office:value-type="float" office:value="498245">
                <text:p>498245</text:p>
              </table:table-cell>
              <table:table-cell office:value-type="float" office:value="-517011">
                <text:p>-517011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13329">
                <text:p>-13329</text:p>
              </table:table-cell>
              <table:table-cell office:value-type="float" office:value="510322">
                <text:p>510322</text:p>
              </table:table-cell>
              <table:table-cell office:value-type="float" office:value="-492473">
                <text:p>-49247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34170">
                <text:p>-134170</text:p>
              </table:table-cell>
              <table:table-cell office:value-type="float" office:value="660288">
                <text:p>660288</text:p>
              </table:table-cell>
              <table:table-cell office:value-type="float" office:value="-520758">
                <text:p>-520758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-160968">
                <text:p>-160968</text:p>
              </table:table-cell>
              <table:table-cell office:value-type="float" office:value="715790">
                <text:p>715790</text:p>
              </table:table-cell>
              <table:table-cell office:value-type="float" office:value="-549082">
                <text:p>-549082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-194054">
                <text:p>-194054</text:p>
              </table:table-cell>
              <table:table-cell office:value-type="float" office:value="690591">
                <text:p>690591</text:p>
              </table:table-cell>
              <table:table-cell office:value-type="float" office:value="-490797">
                <text:p>-490797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193261">
                <text:p>193261</text:p>
              </table:table-cell>
              <table:table-cell office:value-type="float" office:value="170109">
                <text:p>170109</text:p>
              </table:table-cell>
              <table:table-cell office:value-type="float" office:value="-363370">
                <text:p>-363370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181132">
                <text:p>181132</text:p>
              </table:table-cell>
              <table:table-cell office:value-type="float" office:value="157087">
                <text:p>157087</text:p>
              </table:table-cell>
              <table:table-cell office:value-type="float" office:value="-337375">
                <text:p>-337375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163323">
                <text:p>163323</text:p>
              </table:table-cell>
              <table:table-cell office:value-type="float" office:value="169446">
                <text:p>169446</text:p>
              </table:table-cell>
              <table:table-cell office:value-type="float" office:value="-331750">
                <text:p>-331750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150124">
                <text:p>150124</text:p>
              </table:table-cell>
              <table:table-cell office:value-type="float" office:value="169236">
                <text:p>169236</text:p>
              </table:table-cell>
              <table:table-cell office:value-type="float" office:value="-318404">
                <text:p>-318404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112306">
                <text:p>112306</text:p>
              </table:table-cell>
              <table:table-cell office:value-type="float" office:value="197317">
                <text:p>197317</text:p>
              </table:table-cell>
              <table:table-cell office:value-type="float" office:value="-308385">
                <text:p>-308385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3902">
                <text:p>143902</text:p>
              </table:table-cell>
              <table:table-cell office:value-type="float" office:value="151333">
                <text:p>151333</text:p>
              </table:table-cell>
              <table:table-cell office:value-type="float" office:value="-293572">
                <text:p>-293572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88016">
                <text:p>88016</text:p>
              </table:table-cell>
              <table:table-cell office:value-type="float" office:value="137127">
                <text:p>137127</text:p>
              </table:table-cell>
              <table:table-cell office:value-type="float" office:value="-223514">
                <text:p>-223514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110164">
                <text:p>110164</text:p>
              </table:table-cell>
              <table:table-cell office:value-type="float" office:value="170207">
                <text:p>170207</text:p>
              </table:table-cell>
              <table:table-cell office:value-type="float" office:value="-279240">
                <text:p>-279240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85645">
                <text:p>85645</text:p>
              </table:table-cell>
              <table:table-cell office:value-type="float" office:value="213075">
                <text:p>213075</text:p>
              </table:table-cell>
              <table:table-cell office:value-type="float" office:value="-297995">
                <text:p>-297995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114841">
                <text:p>114841</text:p>
              </table:table-cell>
              <table:table-cell office:value-type="float" office:value="216060">
                <text:p>216060</text:p>
              </table:table-cell>
              <table:table-cell office:value-type="float" office:value="-329485">
                <text:p>-329485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106372">
                <text:p>106372</text:p>
              </table:table-cell>
              <table:table-cell office:value-type="float" office:value="219310">
                <text:p>219310</text:p>
              </table:table-cell>
              <table:table-cell office:value-type="float" office:value="-323987">
                <text:p>-32398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322">
                <text:p>94322</text:p>
              </table:table-cell>
              <table:table-cell office:value-type="float" office:value="195229">
                <text:p>195229</text:p>
              </table:table-cell>
              <table:table-cell office:value-type="float" office:value="-288677">
                <text:p>-288677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38538">
                <text:p>138538</text:p>
              </table:table-cell>
              <table:table-cell office:value-type="float" office:value="198438">
                <text:p>198438</text:p>
              </table:table-cell>
              <table:table-cell office:value-type="float" office:value="-336232">
                <text:p>-33623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06165">
                <text:p>106165</text:p>
              </table:table-cell>
              <table:table-cell office:value-type="float" office:value="218100">
                <text:p>218100</text:p>
              </table:table-cell>
              <table:table-cell office:value-type="float" office:value="-322430">
                <text:p>-322430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187827">
                <text:p>187827</text:p>
              </table:table-cell>
              <table:table-cell office:value-type="float" office:value="257780">
                <text:p>257780</text:p>
              </table:table-cell>
              <table:table-cell office:value-type="float" office:value="-441895">
                <text:p>-44189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202233">
                <text:p>202233</text:p>
              </table:table-cell>
              <table:table-cell office:value-type="float" office:value="179487">
                <text:p>179487</text:p>
              </table:table-cell>
              <table:table-cell office:value-type="float" office:value="-378189">
                <text:p>-378189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36934">
                <text:p>36934</text:p>
              </table:table-cell>
              <table:table-cell office:value-type="float" office:value="367750">
                <text:p>367750</text:p>
              </table:table-cell>
              <table:table-cell office:value-type="float" office:value="-404684">
                <text:p>-404684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184712">
                <text:p>-184712</text:p>
              </table:table-cell>
              <table:table-cell office:value-type="float" office:value="417764">
                <text:p>417764</text:p>
              </table:table-cell>
              <table:table-cell office:value-type="float" office:value="-231311">
                <text:p>-231311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220664">
                <text:p>-220664</text:p>
              </table:table-cell>
              <table:table-cell office:value-type="float" office:value="458978">
                <text:p>458978</text:p>
              </table:table-cell>
              <table:table-cell office:value-type="float" office:value="-234346">
                <text:p>-234346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202890">
                <text:p>-202890</text:p>
              </table:table-cell>
              <table:table-cell office:value-type="float" office:value="432266">
                <text:p>432266</text:p>
              </table:table-cell>
              <table:table-cell office:value-type="float" office:value="-225960">
                <text:p>-225960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201495">
                <text:p>-201495</text:p>
              </table:table-cell>
              <table:table-cell office:value-type="float" office:value="401119">
                <text:p>401119</text:p>
              </table:table-cell>
              <table:table-cell office:value-type="float" office:value="-198405">
                <text:p>-19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2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9cm" svg:y="0.185cm" style:legend-expansion="wide" chart:style-name="ch2"/>
        <chart:plot-area chart:style-name="ch3" table:cell-range-address="賣權.A2:賣權.A50 賣權.I1:賣權.I50 賣權.M1:賣權.M50 賣權.O1:賣權.O50" chart:data-source-has-labels="both" svg:x="1.537cm" svg:y="0.99cm" svg:width="14.143cm" svg:height="6.643cm">
          <chart:coordinate-region svg:x="3.076cm" svg:y="1.185cm" svg:width="12.604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賣權.A2:賣權.A50"/>
          </chart:axis>
          <chart:axis chart:dimension="y" chart:name="primary-y" chart:style-name="ch6">
            <chart:title svg:x="0.451cm" svg:y="5.417cm" chart:style-name="ch7">
              <text:p>賣權(PUT)</text:p>
            </chart:title>
            <chart:grid chart:style-name="ch8" chart:class="major"/>
          </chart:axis>
          <chart:series chart:style-name="ch9" chart:values-cell-range-address="賣權.I2:賣權.I50" chart:label-cell-address="賣權.I1:賣權.I1" chart:class="chart:bar">
            <chart:data-point chart:repeated="49"/>
          </chart:series>
          <chart:series chart:style-name="ch10" chart:values-cell-range-address="賣權.M2:賣權.M50" chart:label-cell-address="賣權.M1:賣權.M1" chart:class="chart:bar">
            <chart:data-point chart:repeated="49"/>
          </chart:series>
          <chart:series chart:style-name="ch11" chart:values-cell-range-address="賣權.O2:賣權.O50" chart:label-cell-address="賣權.O1:賣權.O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賣權.I1:賣權.I1</svg:desc>
                </draw:g>
              </table:table-cell>
              <table:table-cell office:value-type="string">
                <text:p>未平倉金額_外資</text:p>
                <draw:g>
                  <svg:desc>賣權.M1:賣權.M1</svg:desc>
                </draw:g>
              </table:table-cell>
              <table:table-cell office:value-type="string">
                <text:p>未平倉金額_散戶</text:p>
                <draw:g>
                  <svg:desc>賣權.O1:賣權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賣權.A2:賣權.A50</svg:desc>
                </draw:g>
              </table:table-cell>
              <table:table-cell office:value-type="float" office:value="195404">
                <text:p>195404</text:p>
                <draw:g>
                  <svg:desc>賣權.I2:賣權.I50</svg:desc>
                </draw:g>
              </table:table-cell>
              <table:table-cell office:value-type="float" office:value="-9342">
                <text:p>-9342</text:p>
                <draw:g>
                  <svg:desc>賣權.M2:賣權.M50</svg:desc>
                </draw:g>
              </table:table-cell>
              <table:table-cell office:value-type="float" office:value="-186170">
                <text:p>-186170</text:p>
                <draw:g>
                  <svg:desc>賣權.O2:賣權.O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185312">
                <text:p>185312</text:p>
              </table:table-cell>
              <table:table-cell office:value-type="float" office:value="-13321">
                <text:p>-13321</text:p>
              </table:table-cell>
              <table:table-cell office:value-type="float" office:value="-172076">
                <text:p>-172076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210877">
                <text:p>210877</text:p>
              </table:table-cell>
              <table:table-cell office:value-type="float" office:value="-13124">
                <text:p>-13124</text:p>
              </table:table-cell>
              <table:table-cell office:value-type="float" office:value="-198448">
                <text:p>-198448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174334">
                <text:p>174334</text:p>
              </table:table-cell>
              <table:table-cell office:value-type="float" office:value="3597">
                <text:p>3597</text:p>
              </table:table-cell>
              <table:table-cell office:value-type="float" office:value="-178544">
                <text:p>-178544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156602">
                <text:p>156602</text:p>
              </table:table-cell>
              <table:table-cell office:value-type="float" office:value="-5123">
                <text:p>-5123</text:p>
              </table:table-cell>
              <table:table-cell office:value-type="float" office:value="-151853">
                <text:p>-151853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115453">
                <text:p>115453</text:p>
              </table:table-cell>
              <table:table-cell office:value-type="float" office:value="1566">
                <text:p>1566</text:p>
              </table:table-cell>
              <table:table-cell office:value-type="float" office:value="-117319">
                <text:p>-117319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132437">
                <text:p>132437</text:p>
              </table:table-cell>
              <table:table-cell office:value-type="float" office:value="11490">
                <text:p>11490</text:p>
              </table:table-cell>
              <table:table-cell office:value-type="float" office:value="-144336">
                <text:p>-144336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120953">
                <text:p>120953</text:p>
              </table:table-cell>
              <table:table-cell office:value-type="float" office:value="16302">
                <text:p>16302</text:p>
              </table:table-cell>
              <table:table-cell office:value-type="float" office:value="-137681">
                <text:p>-1376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114161">
                <text:p>114161</text:p>
              </table:table-cell>
              <table:table-cell office:value-type="float" office:value="800">
                <text:p>800</text:p>
              </table:table-cell>
              <table:table-cell office:value-type="float" office:value="-115362">
                <text:p>-115362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152544">
                <text:p>152544</text:p>
              </table:table-cell>
              <table:table-cell office:value-type="float" office:value="-8943">
                <text:p>-8943</text:p>
              </table:table-cell>
              <table:table-cell office:value-type="float" office:value="-143926">
                <text:p>-143926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127031">
                <text:p>127031</text:p>
              </table:table-cell>
              <table:table-cell office:value-type="float" office:value="2531">
                <text:p>2531</text:p>
              </table:table-cell>
              <table:table-cell office:value-type="float" office:value="-129743">
                <text:p>-129743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121231">
                <text:p>121231</text:p>
              </table:table-cell>
              <table:table-cell office:value-type="float" office:value="11904">
                <text:p>11904</text:p>
              </table:table-cell>
              <table:table-cell office:value-type="float" office:value="-134171">
                <text:p>-134171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128814">
                <text:p>128814</text:p>
              </table:table-cell>
              <table:table-cell office:value-type="float" office:value="17159">
                <text:p>17159</text:p>
              </table:table-cell>
              <table:table-cell office:value-type="float" office:value="-146733">
                <text:p>-146733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106380">
                <text:p>106380</text:p>
              </table:table-cell>
              <table:table-cell office:value-type="float" office:value="13510">
                <text:p>13510</text:p>
              </table:table-cell>
              <table:table-cell office:value-type="float" office:value="-120483">
                <text:p>-120483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105190">
                <text:p>105190</text:p>
              </table:table-cell>
              <table:table-cell office:value-type="float" office:value="9506">
                <text:p>9506</text:p>
              </table:table-cell>
              <table:table-cell office:value-type="float" office:value="-114809">
                <text:p>-114809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98227">
                <text:p>98227</text:p>
              </table:table-cell>
              <table:table-cell office:value-type="float" office:value="5136">
                <text:p>5136</text:p>
              </table:table-cell>
              <table:table-cell office:value-type="float" office:value="-103395">
                <text:p>-103395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73970">
                <text:p>73970</text:p>
              </table:table-cell>
              <table:table-cell office:value-type="float" office:value="19619">
                <text:p>19619</text:p>
              </table:table-cell>
              <table:table-cell office:value-type="float" office:value="-93604">
                <text:p>-93604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81477">
                <text:p>81477</text:p>
              </table:table-cell>
              <table:table-cell office:value-type="float" office:value="71945">
                <text:p>71945</text:p>
              </table:table-cell>
              <table:table-cell office:value-type="float" office:value="-153422">
                <text:p>-153422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72398">
                <text:p>72398</text:p>
              </table:table-cell>
              <table:table-cell office:value-type="float" office:value="44691">
                <text:p>44691</text:p>
              </table:table-cell>
              <table:table-cell office:value-type="float" office:value="-118804">
                <text:p>-118804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53181">
                <text:p>53181</text:p>
              </table:table-cell>
              <table:table-cell office:value-type="float" office:value="33984">
                <text:p>33984</text:p>
              </table:table-cell>
              <table:table-cell office:value-type="float" office:value="-88403">
                <text:p>-88403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42428">
                <text:p>42428</text:p>
              </table:table-cell>
              <table:table-cell office:value-type="float" office:value="27709">
                <text:p>27709</text:p>
              </table:table-cell>
              <table:table-cell office:value-type="float" office:value="-71212">
                <text:p>-71212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46829">
                <text:p>46829</text:p>
              </table:table-cell>
              <table:table-cell office:value-type="float" office:value="34890">
                <text:p>34890</text:p>
              </table:table-cell>
              <table:table-cell office:value-type="float" office:value="-82543">
                <text:p>-82543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14778">
                <text:p>14778</text:p>
              </table:table-cell>
              <table:table-cell office:value-type="float" office:value="61096">
                <text:p>61096</text:p>
              </table:table-cell>
              <table:table-cell office:value-type="float" office:value="-76649">
                <text:p>-76649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19330">
                <text:p>19330</text:p>
              </table:table-cell>
              <table:table-cell office:value-type="float" office:value="81280">
                <text:p>81280</text:p>
              </table:table-cell>
              <table:table-cell office:value-type="float" office:value="-101411">
                <text:p>-101411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4032">
                <text:p>-4032</text:p>
              </table:table-cell>
              <table:table-cell office:value-type="float" office:value="122878">
                <text:p>122878</text:p>
              </table:table-cell>
              <table:table-cell office:value-type="float" office:value="-120154">
                <text:p>-120154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12663">
                <text:p>12663</text:p>
              </table:table-cell>
              <table:table-cell office:value-type="float" office:value="205078">
                <text:p>205078</text:p>
              </table:table-cell>
              <table:table-cell office:value-type="float" office:value="-221126">
                <text:p>-221126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27591">
                <text:p>27591</text:p>
              </table:table-cell>
              <table:table-cell office:value-type="float" office:value="75422">
                <text:p>75422</text:p>
              </table:table-cell>
              <table:table-cell office:value-type="float" office:value="-104704">
                <text:p>-104704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39554">
                <text:p>39554</text:p>
              </table:table-cell>
              <table:table-cell office:value-type="float" office:value="54961">
                <text:p>54961</text:p>
              </table:table-cell>
              <table:table-cell office:value-type="float" office:value="-96262">
                <text:p>-96262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94968">
                <text:p>94968</text:p>
              </table:table-cell>
              <table:table-cell office:value-type="float" office:value="54285">
                <text:p>54285</text:p>
              </table:table-cell>
              <table:table-cell office:value-type="float" office:value="-151806">
                <text:p>-15180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00172">
                <text:p>100172</text:p>
              </table:table-cell>
              <table:table-cell office:value-type="float" office:value="43201">
                <text:p>43201</text:p>
              </table:table-cell>
              <table:table-cell office:value-type="float" office:value="-146082">
                <text:p>-146082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14564">
                <text:p>14564</text:p>
              </table:table-cell>
              <table:table-cell office:value-type="float" office:value="24285">
                <text:p>24285</text:p>
              </table:table-cell>
              <table:table-cell office:value-type="float" office:value="-39652">
                <text:p>-39652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34979">
                <text:p>-34979</text:p>
              </table:table-cell>
              <table:table-cell office:value-type="float" office:value="35178">
                <text:p>35178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46028">
                <text:p>-46028</text:p>
              </table:table-cell>
              <table:table-cell office:value-type="float" office:value="33498">
                <text:p>33498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65387">
                <text:p>-65387</text:p>
              </table:table-cell>
              <table:table-cell office:value-type="float" office:value="35636">
                <text:p>35636</text:p>
              </table:table-cell>
              <table:table-cell office:value-type="float" office:value="29751">
                <text:p>29751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23333">
                <text:p>-23333</text:p>
              </table:table-cell>
              <table:table-cell office:value-type="float" office:value="27620">
                <text:p>27620</text:p>
              </table:table-cell>
              <table:table-cell office:value-type="float" office:value="-4663">
                <text:p>-4663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13520">
                <text:p>-13520</text:p>
              </table:table-cell>
              <table:table-cell office:value-type="float" office:value="47866">
                <text:p>47866</text:p>
              </table:table-cell>
              <table:table-cell office:value-type="float" office:value="-34642">
                <text:p>-34642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15024">
                <text:p>-15024</text:p>
              </table:table-cell>
              <table:table-cell office:value-type="float" office:value="29806">
                <text:p>29806</text:p>
              </table:table-cell>
              <table:table-cell office:value-type="float" office:value="-14934">
                <text:p>-14934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3467">
                <text:p>-3467</text:p>
              </table:table-cell>
              <table:table-cell office:value-type="float" office:value="42222">
                <text:p>42222</text:p>
              </table:table-cell>
              <table:table-cell office:value-type="float" office:value="-39111">
                <text:p>-3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3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9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86cm" svg:y="0.185cm" style:legend-expansion="wide" chart:style-name="ch2"/>
        <chart:plot-area chart:style-name="ch3" table:cell-range-address="自營商期貨對沖.A1:自營商期貨對沖.B50" chart:data-source-has-labels="both" svg:x="1.537cm" svg:y="0.99cm" svg:width="14.143cm" svg:height="6.643cm">
          <chart:coordinate-region svg:x="2.688cm" svg:y="1.185cm" svg:width="12.992cm" svg:height="6.253cm"/>
          <chart:axis chart:dimension="x" chart:name="primary-x" chart:style-name="ch4" chartooo:axis-type="auto">
            <chartooo:date-scale/>
            <chart:title svg:x="8.108cm" svg:y="7.813cm" chart:style-name="ch5">
              <text:p>日期</text:p>
            </chart:title>
            <chart:categories table:cell-range-address="自營商期貨對沖.A2:自營商期貨對沖.A50"/>
          </chart:axis>
          <chart:axis chart:dimension="y" chart:name="primary-y" chart:style-name="ch6">
            <chart:title svg:x="0.451cm" svg:y="6.142cm" chart:style-name="ch7">
              <text:p>自營商期貨(對沖)</text:p>
            </chart:title>
            <chart:grid chart:style-name="ch8" chart:class="major"/>
          </chart:axis>
          <chart:series chart:style-name="ch9" chart:values-cell-range-address="自營商期貨對沖.B2:自營商期貨對沖.B50" chart:label-cell-address="自營商期貨對沖.B1:自營商期貨對沖.B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口數_自營商期貨</text:p>
                <draw:g>
                  <svg:desc>自營商期貨對沖.B1:自營商期貨對沖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/12/26</text:p>
                <draw:g>
                  <svg:desc>自營商期貨對沖.A2:自營商期貨對沖.A50</svg:desc>
                </draw:g>
              </table:table-cell>
              <table:table-cell office:value-type="float" office:value="-6309">
                <text:p>-6309</text:p>
                <draw:g>
                  <svg:desc>自營商期貨對沖.B2:自營商期貨對沖.B50</svg:desc>
                </draw:g>
              </table:table-cell>
            </table:table-row>
            <table:table-row>
              <table:table-cell office:value-type="string">
                <text:p>2025/12/29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2025/12/30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2025/12/31</text:p>
              </table:table-cell>
              <table:table-cell office:value-type="float" office:value="-3018">
                <text:p>-3018</text:p>
              </table:table-cell>
            </table:table-row>
            <table:table-row>
              <table:table-cell office:value-type="string">
                <text:p>2026/01/02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string">
                <text:p>2026/01/0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2026/01/06</text:p>
              </table:table-cell>
              <table:table-cell office:value-type="float" office:value="-2431">
                <text:p>-2431</text:p>
              </table:table-cell>
            </table:table-row>
            <table:table-row>
              <table:table-cell office:value-type="string">
                <text:p>2026/01/07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2026/01/0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2026/01/09</text:p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string">
                <text:p>2026/01/12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>2026/01/13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026/01/1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026/01/15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026/01/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26/01/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6/01/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26/01/21</text:p>
              </table:table-cell>
              <table:table-cell office:value-type="float" office:value="-2925">
                <text:p>-2925</text:p>
              </table:table-cell>
            </table:table-row>
            <table:table-row>
              <table:table-cell office:value-type="string">
                <text:p>2026/01/22</text:p>
              </table:table-cell>
              <table:table-cell office:value-type="float" office:value="-3226">
                <text:p>-3226</text:p>
              </table:table-cell>
            </table:table-row>
            <table:table-row>
              <table:table-cell office:value-type="string">
                <text:p>2026/01/23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2026/01/26</text:p>
              </table:table-cell>
              <table:table-cell office:value-type="float" office:value="-2555">
                <text:p>-2555</text:p>
              </table:table-cell>
            </table:table-row>
            <table:table-row>
              <table:table-cell office:value-type="string">
                <text:p>2026/01/27</text:p>
              </table:table-cell>
              <table:table-cell office:value-type="float" office:value="-2836">
                <text:p>-2836</text:p>
              </table:table-cell>
            </table:table-row>
            <table:table-row>
              <table:table-cell office:value-type="string">
                <text:p>2026/01/2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2026/01/29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2026/01/30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026/02/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6/02/03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026/02/04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26/02/0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026/02/0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26/02/09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026/02/1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2026/02/1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2026/02/23</text:p>
              </table:table-cell>
              <table:table-cell office:value-type="float" office:value="-3445">
                <text:p>-3445</text:p>
              </table:table-cell>
            </table:table-row>
            <table:table-row>
              <table:table-cell office:value-type="string">
                <text:p>2026/02/24</text:p>
              </table:table-cell>
              <table:table-cell office:value-type="float" office:value="-4240">
                <text:p>-4240</text:p>
              </table:table-cell>
            </table:table-row>
            <table:table-row>
              <table:table-cell office:value-type="string">
                <text:p>2026/02/25</text:p>
              </table:table-cell>
              <table:table-cell office:value-type="float" office:value="-3390">
                <text:p>-3390</text:p>
              </table:table-cell>
            </table:table-row>
            <table:table-row>
              <table:table-cell office:value-type="string">
                <text:p>2026/02/26</text:p>
              </table:table-cell>
              <table:table-cell office:value-type="float" office:value="-3829">
                <text:p>-3829</text:p>
              </table:table-cell>
            </table:table-row>
            <table:table-row>
              <table:table-cell office:value-type="string">
                <text:p>2026/03/0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

<file path=Object 4/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top" svg:x="4.454cm" svg:y="0.185cm" style:legend-expansion="wide" chart:style-name="ch2"/>
        <chart:plot-area chart:style-name="ch3" table:cell-range-address="買權減賣權.B1:買權減賣權.C50" chart:data-source-has-labels="row" svg:x="1.537cm" svg:y="0.99cm" svg:width="14.143cm" svg:height="6.643cm">
          <chart:coordinate-region svg:x="3.076cm" svg:y="1.185cm" svg:width="12.594cm" svg:height="6.253cm"/>
          <chart:axis chart:dimension="x" chart:name="primary-x" chart:style-name="ch4">
            <chart:title svg:x="8.108cm" svg:y="7.813cm" chart:style-name="ch5">
              <text:p>日期</text:p>
            </chart:title>
          </chart:axis>
          <chart:axis chart:dimension="y" chart:name="primary-y" chart:style-name="ch6">
            <chart:title svg:x="0.451cm" svg:y="5.446cm" chart:style-name="ch7">
              <text:p>買權減賣權</text:p>
            </chart:title>
            <chart:grid chart:style-name="ch8" chart:class="major"/>
          </chart:axis>
          <chart:series chart:style-name="ch9" chart:values-cell-range-address="買權減賣權.B2:買權減賣權.B50" chart:label-cell-address="買權減賣權.B1:買權減賣權.B1" chart:class="chart:bar">
            <chart:data-point chart:repeated="49"/>
            <loext:propertry-mapping loext:property="BorderColor" loext:cell-range-address="買權減賣權.B2:買權減賣權.B39"/>
          </chart:series>
          <chart:series chart:style-name="ch10" chart:values-cell-range-address="買權減賣權.C2:買權減賣權.C50" chart:label-cell-address="買權減賣權.C1:買權減賣權.C1" chart:class="chart:ba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未平倉金額_自營商</text:p>
                <draw:g>
                  <svg:desc>買權減賣權.B1:買權減賣權.B1</svg:desc>
                </draw:g>
              </table:table-cell>
              <table:table-cell office:value-type="string">
                <text:p>欄 B</text:p>
              </table:table-cell>
              <table:table-cell office:value-type="string">
                <text:p>未平倉金額_外資</text:p>
                <draw:g>
                  <svg:desc>買權減賣權.C1:買權減賣權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11">
                <text:p>28611</text:p>
                <draw:g>
                  <svg:desc>買權減賣權.B2:買權減賣權.B50</svg:desc>
                </draw:g>
              </table:table-cell>
              <table:table-cell office:value-type="float" office:value="28611">
                <text:p>28611</text:p>
                <draw:g>
                  <svg:desc>買權減賣權.B2:買權減賣權.B39</svg:desc>
                </draw:g>
              </table:table-cell>
              <table:table-cell office:value-type="float" office:value="69349">
                <text:p>69349</text:p>
                <draw:g>
                  <svg:desc>買權減賣權.C2:買權減賣權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52">
                <text:p>37852</text:p>
              </table:table-cell>
              <table:table-cell office:value-type="float" office:value="37852">
                <text:p>37852</text:p>
              </table:table-cell>
              <table:table-cell office:value-type="float" office:value="87865">
                <text:p>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455">
                <text:p>-16455</text:p>
              </table:table-cell>
              <table:table-cell office:value-type="float" office:value="-16455">
                <text:p>-16455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13">
                <text:p>30913</text:p>
              </table:table-cell>
              <table:table-cell office:value-type="float" office:value="30913">
                <text:p>30913</text:p>
              </table:table-cell>
              <table:table-cell office:value-type="float" office:value="96152">
                <text:p>96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9">
                <text:p>30539</text:p>
              </table:table-cell>
              <table:table-cell office:value-type="float" office:value="30539">
                <text:p>30539</text:p>
              </table:table-cell>
              <table:table-cell office:value-type="float" office:value="166190">
                <text:p>16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97">
                <text:p>57197</text:p>
              </table:table-cell>
              <table:table-cell office:value-type="float" office:value="57197">
                <text:p>57197</text:p>
              </table:table-cell>
              <table:table-cell office:value-type="float" office:value="306064">
                <text:p>306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188">
                <text:p>-15188</text:p>
              </table:table-cell>
              <table:table-cell office:value-type="float" office:value="-15188">
                <text:p>-15188</text:p>
              </table:table-cell>
              <table:table-cell office:value-type="float" office:value="350326">
                <text:p>35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880">
                <text:p>-48880</text:p>
              </table:table-cell>
              <table:table-cell office:value-type="float" office:value="-48880">
                <text:p>-48880</text:p>
              </table:table-cell>
              <table:table-cell office:value-type="float" office:value="382527">
                <text:p>382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359095">
                <text:p>35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85">
                <text:p>-44185</text:p>
              </table:table-cell>
              <table:table-cell office:value-type="float" office:value="-44185">
                <text:p>-44185</text:p>
              </table:table-cell>
              <table:table-cell office:value-type="float" office:value="363125">
                <text:p>36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187">
                <text:p>-39187</text:p>
              </table:table-cell>
              <table:table-cell office:value-type="float" office:value="-39187">
                <text:p>-39187</text:p>
              </table:table-cell>
              <table:table-cell office:value-type="float" office:value="402651">
                <text:p>40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564">
                <text:p>-88564</text:p>
              </table:table-cell>
              <table:table-cell office:value-type="float" office:value="-88564">
                <text:p>-88564</text:p>
              </table:table-cell>
              <table:table-cell office:value-type="float" office:value="443532">
                <text:p>4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5668">
                <text:p>-105668</text:p>
              </table:table-cell>
              <table:table-cell office:value-type="float" office:value="-105668">
                <text:p>-105668</text:p>
              </table:table-cell>
              <table:table-cell office:value-type="float" office:value="481086">
                <text:p>48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9709">
                <text:p>-119709</text:p>
              </table:table-cell>
              <table:table-cell office:value-type="float" office:value="-119709">
                <text:p>-119709</text:p>
              </table:table-cell>
              <table:table-cell office:value-type="float" office:value="496812">
                <text:p>49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9360">
                <text:p>-239360</text:p>
              </table:table-cell>
              <table:table-cell office:value-type="float" office:value="-239360">
                <text:p>-239360</text:p>
              </table:table-cell>
              <table:table-cell office:value-type="float" office:value="650782">
                <text:p>650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9195">
                <text:p>-259195</text:p>
              </table:table-cell>
              <table:table-cell office:value-type="float" office:value="-259195">
                <text:p>-259195</text:p>
              </table:table-cell>
              <table:table-cell office:value-type="float" office:value="710654">
                <text:p>710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8024">
                <text:p>-268024</text:p>
              </table:table-cell>
              <table:table-cell office:value-type="float" office:value="-268024">
                <text:p>-268024</text:p>
              </table:table-cell>
              <table:table-cell office:value-type="float" office:value="670972">
                <text:p>6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4">
                <text:p>111784</text:p>
              </table:table-cell>
              <table:table-cell office:value-type="float" office:value="111784">
                <text:p>111784</text:p>
              </table:table-cell>
              <table:table-cell office:value-type="float" office:value="98164">
                <text:p>9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34">
                <text:p>108734</text:p>
              </table:table-cell>
              <table:table-cell office:value-type="float" office:value="108734">
                <text:p>108734</text:p>
              </table:table-cell>
              <table:table-cell office:value-type="float" office:value="112396">
                <text:p>11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142">
                <text:p>110142</text:p>
              </table:table-cell>
              <table:table-cell office:value-type="float" office:value="110142">
                <text:p>110142</text:p>
              </table:table-cell>
              <table:table-cell office:value-type="float" office:value="135462">
                <text:p>135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96">
                <text:p>107696</text:p>
              </table:table-cell>
              <table:table-cell office:value-type="float" office:value="107696">
                <text:p>107696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77">
                <text:p>65477</text:p>
              </table:table-cell>
              <table:table-cell office:value-type="float" office:value="65477">
                <text:p>65477</text:p>
              </table:table-cell>
              <table:table-cell office:value-type="float" office:value="162427">
                <text:p>16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24">
                <text:p>129124</text:p>
              </table:table-cell>
              <table:table-cell office:value-type="float" office:value="129124">
                <text:p>129124</text:p>
              </table:table-cell>
              <table:table-cell office:value-type="float" office:value="90237">
                <text:p>9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86">
                <text:p>68686</text:p>
              </table:table-cell>
              <table:table-cell office:value-type="float" office:value="68686">
                <text:p>68686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196">
                <text:p>114196</text:p>
              </table:table-cell>
              <table:table-cell office:value-type="float" office:value="114196">
                <text:p>114196</text:p>
              </table:table-cell>
              <table:table-cell office:value-type="float" office:value="47329">
                <text:p>47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82">
                <text:p>72982</text:p>
              </table:table-cell>
              <table:table-cell office:value-type="float" office:value="72982">
                <text:p>72982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50">
                <text:p>87250</text:p>
              </table:table-cell>
              <table:table-cell office:value-type="float" office:value="87250">
                <text:p>87250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18">
                <text:p>66818</text:p>
              </table:table-cell>
              <table:table-cell office:value-type="float" office:value="66818">
                <text:p>66818</text:p>
              </table:table-cell>
              <table:table-cell office:value-type="float" office:value="164349">
                <text:p>16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46">
                <text:p>-646</text:p>
              </table:table-cell>
              <table:table-cell office:value-type="float" office:value="-646">
                <text:p>-646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66">
                <text:p>38366</text:p>
              </table:table-cell>
              <table:table-cell office:value-type="float" office:value="38366">
                <text:p>38366</text:p>
              </table:table-cell>
              <table:table-cell office:value-type="float" office:value="155237">
                <text:p>155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01">
                <text:p>91601</text:p>
              </table:table-cell>
              <table:table-cell office:value-type="float" office:value="91601">
                <text:p>91601</text:p>
              </table:table-cell>
              <table:table-cell office:value-type="float" office:value="193815">
                <text:p>19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806">
                <text:p>222806</text:p>
              </table:table-cell>
              <table:table-cell office:value-type="float" office:value="222806">
                <text:p>222806</text:p>
              </table:table-cell>
              <table:table-cell office:value-type="float" office:value="222602">
                <text:p>22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261">
                <text:p>248261</text:p>
              </table:table-cell>
              <table:table-cell office:value-type="float" office:value="248261">
                <text:p>248261</text:p>
              </table:table-cell>
              <table:table-cell office:value-type="float" office:value="145989">
                <text:p>145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21">
                <text:p>102321</text:p>
              </table:table-cell>
              <table:table-cell office:value-type="float" office:value="102321">
                <text:p>102321</text:p>
              </table:table-cell>
              <table:table-cell office:value-type="float" office:value="332114">
                <text:p>332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1379">
                <text:p>-161379</text:p>
              </table:table-cell>
              <table:table-cell office:value-type="float" office:value="-161379">
                <text:p>-161379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144">
                <text:p>-207144</text:p>
              </table:table-cell>
              <table:table-cell office:value-type="float" office:value="-207144">
                <text:p>-207144</text:p>
              </table:table-cell>
              <table:table-cell office:value-type="float" office:value="411112">
                <text:p>41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866">
                <text:p>-187866</text:p>
              </table:table-cell>
              <table:table-cell office:value-type="float" office:value="-187866">
                <text:p>-187866</text:p>
              </table:table-cell>
              <table:table-cell office:value-type="float" office:value="402460">
                <text:p>402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8028">
                <text:p>-198028</text:p>
              </table:table-cell>
              <table:table-cell office:value-type="float" office:value="-198028">
                <text:p>-198028</text:p>
              </table:table-cell>
              <table:table-cell office:value-type="float" office:value="358897">
                <text:p>35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of="urn:oasis:names:tc:opendocument:xmlns:of:1.2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styles/>
  <office:automatic-styles/>
</office:document-styles>
</file>